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52in"/>
    </style:style>
    <style:style style:name="co20" style:family="table-column">
      <style:table-column-properties fo:break-before="auto" style:column-width="2.261in"/>
    </style:style>
    <style:style style:name="co21" style:family="table-column">
      <style:table-column-properties fo:break-before="auto" style:column-width="2.3484in"/>
    </style:style>
    <style:style style:name="co22" style:family="table-column">
      <style:table-column-properties fo:break-before="auto" style:column-width="2.3598in"/>
    </style:style>
    <style:style style:name="co23" style:family="table-column">
      <style:table-column-properties fo:break-before="auto" style:column-width="2.2835in"/>
    </style:style>
    <style:style style:name="co24" style:family="table-column">
      <style:table-column-properties fo:break-before="auto" style:column-width="2.25in"/>
    </style:style>
    <style:style style:name="co25" style:family="table-column">
      <style:table-column-properties fo:break-before="auto" style:column-width="2.2283in"/>
    </style:style>
    <style:style style:name="co26" style:family="table-column">
      <style:table-column-properties fo:break-before="auto" style:column-width="2.1083in"/>
    </style:style>
    <style:style style:name="co27" style:family="table-column">
      <style:table-column-properties fo:break-before="auto" style:column-width="2.3047in"/>
    </style:style>
    <style:style style:name="co28" style:family="table-column">
      <style:table-column-properties fo:break-before="auto" style:column-width="2.0319in"/>
    </style:style>
    <style:style style:name="co29" style:family="table-column">
      <style:table-column-properties fo:break-before="auto" style:column-width="1.9555in"/>
    </style:style>
    <style:style style:name="co30" style:family="table-column">
      <style:table-column-properties fo:break-before="auto" style:column-width="3.2118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3866in"/>
    </style:style>
    <style:style style:name="co17" style:family="table-column">
      <style:table-column-properties fo:break-before="auto" style:column-width="1.6602in"/>
    </style:style>
    <style:style style:name="co18" style:family="table-column">
      <style:table-column-properties fo:break-before="auto" style:column-width="1.7146in"/>
    </style:style>
    <style:style style:name="co31" style:family="table-column">
      <style:table-column-properties fo:break-before="auto" style:column-width="1.0701in"/>
    </style:style>
    <style:style style:name="co32" style:family="table-column">
      <style:table-column-properties fo:break-before="auto" style:column-width="1.278in"/>
    </style:style>
    <style:style style:name="co33" style:family="table-column">
      <style:table-column-properties fo:break-before="auto" style:column-width="0.961in"/>
    </style:style>
    <style:style style:name="co34" style:family="table-column">
      <style:table-column-properties fo:break-before="auto" style:column-width="0.742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289in"/>
    </style:style>
    <style:style style:name="co37" style:family="table-column">
      <style:table-column-properties fo:break-before="auto" style:column-width="0.9283in"/>
    </style:style>
    <style:style style:name="co38" style:family="table-column">
      <style:table-column-properties fo:break-before="auto" style:column-width="1.0374in"/>
    </style:style>
    <style:style style:name="co39" style:family="table-column">
      <style:table-column-properties fo:break-before="auto" style:column-width="0.852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2016in"/>
    </style:style>
    <style:style style:name="co4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99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ccff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>
      <style:table-cell-properties fo:background-color="#000000" fo:border="0.0008in solid #000000"/>
    </style:style>
    <style:style style:name="ce26" style:family="table-cell" style:parent-style-name="Default">
      <style:table-cell-properties fo:background-color="#ffffcc" fo:border="0.0008in solid #000000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4" table:default-cell-style-name="ce3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" table:number-columns-repeated="2" table:default-cell-style-name="ce20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>
            <text:p>Total Users</text:p>
          </table:table-cell>
          <table:table-cell table:style-name="ce5" office:value-type="float" office:value="62552">
            <text:p>62552</text:p>
          </table:table-cell>
          <table:table-cell table:number-columns-repeated="5"/>
          <table:table-cell table:style-name="Default">
            <draw:frame table:end-cell-address="Sheet1.T37" table:end-x="0.4878in" table:end-y="0.0217in" draw:z-index="0" draw:style-name="gr1" draw:text-style-name="P1" svg:width="9.9547in" svg:height="6.0374in" svg:x="0.3126in" svg:y="0.0295in">
              <draw:object draw:notify-on-update-of-ranges="Sheet1.B7:Sheet1.B21 Sheet1.E6:Sheet1.E6 Sheet1.E7:Sheet1.E21 Sheet1.F6:Sheet1.F6 Sheet1.F7:Sheet1.F21 Sheet1.G6:Sheet1.G6 Sheet1.G7:Sheet1.G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9"/>
          <table:table-cell>
            <draw:frame table:end-cell-address="Sheet1.AA38" table:end-x="0.7583in" table:end-y="0.0417in" draw:z-index="1" draw:style-name="gr1" draw:text-style-name="P1" svg:width="6.2988in" svg:height="6.15in" svg:x="0.6827in" svg:y="0.115in">
              <draw:object draw:notify-on-update-of-ranges="Sheet1.B25:Sheet1.B29 Sheet1.E6:Sheet1.E6 Sheet1.E25:Sheet1.E29 Sheet1.F6:Sheet1.F6 Sheet1.F25:Sheet1.F29 Sheet1.G6:Sheet1.G6 Sheet1.G25:Sheet1.G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>
            <text:p>Total Based</text:p>
          </table:table-cell>
          <table:table-cell table:style-name="ce5" office:value-type="float" office:value="457560">
            <text:p>457560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Quadrant</text:p>
          </table:table-cell>
          <table:table-cell table:style-name="ce2" office:value-type="string">
            <text:p>Number of Users</text:p>
          </table:table-cell>
          <table:table-cell table:style-name="ce2" office:value-type="string">
            <text:p>Total Based</text:p>
          </table:table-cell>
          <table:table-cell table:style-name="ce2" office:value-type="string">
            <text:p>Average Per User</text:p>
          </table:table-cell>
          <table:table-cell table:style-name="ce2" office:value-type="string">
            <text:p>Percent of Total Users</text:p>
          </table:table-cell>
          <table:table-cell table:style-name="ce2" office:value-type="string">
            <text:p>Percent of Total Based</text:p>
          </table:table-cell>
          <table:table-cell table:style-name="ce2" office:value-type="string">
            <text:p>Based Factor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entrist</text:p>
          </table:table-cell>
          <table:table-cell table:style-name="ce6" office:value-type="float" office:value="6982">
            <text:p>6982</text:p>
          </table:table-cell>
          <table:table-cell table:style-name="ce6" office:value-type="float" office:value="51539">
            <text:p>51539</text:p>
          </table:table-cell>
          <table:table-cell table:style-name="ce6" table:formula="of:=[.D7]/[.C7]" office:value-type="float" office:value="7.38169578917216">
            <text:p>7.38</text:p>
          </table:table-cell>
          <table:table-cell table:style-name="ce6" table:formula="of:=[.C7]/[.C3]*100" office:value-type="float" office:value="11.1619132881443">
            <text:p>11.16</text:p>
          </table:table-cell>
          <table:table-cell table:style-name="ce6" table:formula="of:=[.D7]/[.C4]*100" office:value-type="float" office:value="11.2638779613603">
            <text:p>11.26</text:p>
          </table:table-cell>
          <table:table-cell table:style-name="ce16" table:formula="of:=[.G7]/[.F7]" office:value-type="float" office:value="1.00913505333573">
            <text:p>1.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reyCentrist</text:p>
          </table:table-cell>
          <table:table-cell table:style-name="ce3" office:value-type="float" office:value="1331">
            <text:p>1331</text:p>
          </table:table-cell>
          <table:table-cell table:style-name="ce3" office:value-type="float" office:value="12257">
            <text:p>12257</text:p>
          </table:table-cell>
          <table:table-cell table:style-name="ce3" table:formula="of:=[.D8]/[.C8]" office:value-type="float" office:value="9.20886551465064">
            <text:p>9.21</text:p>
          </table:table-cell>
          <table:table-cell table:style-name="ce3" table:formula="of:=[.C8]/[.C3]*100" office:value-type="float" office:value="2.12782964573475">
            <text:p>2.13</text:p>
          </table:table-cell>
          <table:table-cell table:style-name="ce3" table:formula="of:=[.D8]/[.C4]*100" office:value-type="float" office:value="2.67877436838885">
            <text:p>2.68</text:p>
          </table:table-cell>
          <table:table-cell table:style-name="ce3" table:formula="of:=[.G8]/[.F8]" office:value-type="float" office:value="1.2589233230012">
            <text:p>1.2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tal Centrist</text:p>
          </table:table-cell>
          <table:table-cell table:style-name="ce7" table:formula="of:=[.C8]+[.C7]" office:value-type="float" office:value="8313">
            <text:p>8313</text:p>
          </table:table-cell>
          <table:table-cell table:style-name="ce7" table:formula="of:=[.D8]+[.D7]" office:value-type="float" office:value="63796">
            <text:p>63796</text:p>
          </table:table-cell>
          <table:table-cell table:style-name="ce7" table:formula="of:=[.D9]/[.C9]" office:value-type="float" office:value="7.67424515818597">
            <text:p>7.67</text:p>
          </table:table-cell>
          <table:table-cell table:style-name="ce7" table:formula="of:=[.C9]/[.C3]*100" office:value-type="float" office:value="13.289742933879">
            <text:p>13.29</text:p>
          </table:table-cell>
          <table:table-cell table:style-name="ce7" table:formula="of:=[.D9]/[.C4]*100" office:value-type="float" office:value="13.9426523297491">
            <text:p>13.94</text:p>
          </table:table-cell>
          <table:table-cell table:style-name="ce18" table:formula="of:=[.G9]/[.F9]" office:value-type="float" office:value="1.04912882055872">
            <text:p>1.0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uthCenter</text:p>
          </table:table-cell>
          <table:table-cell table:style-name="ce8" office:value-type="float" office:value="4701">
            <text:p>4701</text:p>
          </table:table-cell>
          <table:table-cell table:style-name="ce8" office:value-type="float" office:value="43662">
            <text:p>43662</text:p>
          </table:table-cell>
          <table:table-cell table:style-name="ce8" table:formula="of:=[.D10]/[.C10]" office:value-type="float" office:value="9.28781110402042">
            <text:p>9.29</text:p>
          </table:table-cell>
          <table:table-cell table:style-name="ce8" table:formula="of:=[.C10]/[.C3]*100" office:value-type="float" office:value="7.51534723110372">
            <text:p>7.52</text:p>
          </table:table-cell>
          <table:table-cell table:style-name="ce8" table:formula="of:=[.D10]/[.C4]*100" office:value-type="float" office:value="9.54235510097037">
            <text:p>9.54</text:p>
          </table:table-cell>
          <table:table-cell table:style-name="ce8" table:formula="of:=[.G10]/[.F10]" office:value-type="float" office:value="1.26971579722591">
            <text:p>1.2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uthLeft</text:p>
          </table:table-cell>
          <table:table-cell table:style-name="ce9" office:value-type="float" office:value="3145">
            <text:p>3145</text:p>
          </table:table-cell>
          <table:table-cell table:style-name="ce9" office:value-type="float" office:value="28375">
            <text:p>28375</text:p>
          </table:table-cell>
          <table:table-cell table:style-name="ce9" table:formula="of:=[.D11]/[.C11]" office:value-type="float" office:value="9.02225755166932">
            <text:p>9.02</text:p>
          </table:table-cell>
          <table:table-cell table:style-name="ce9" table:formula="of:=[.C11]/[.C3]*100" office:value-type="float" office:value="5.0278168563755">
            <text:p>5.03</text:p>
          </table:table-cell>
          <table:table-cell table:style-name="ce9" table:formula="of:=[.D11]/[.C4]*100" office:value-type="float" office:value="6.20137249759594">
            <text:p>6.2</text:p>
          </table:table-cell>
          <table:table-cell table:style-name="ce9" table:formula="of:=[.G11]/[.F11]" office:value-type="float" office:value="1.23341256747097">
            <text:p>1.2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uthRight</text:p>
          </table:table-cell>
          <table:table-cell table:style-name="ce10" office:value-type="float" office:value="5382">
            <text:p>5382</text:p>
          </table:table-cell>
          <table:table-cell table:style-name="ce10" office:value-type="float" office:value="47660">
            <text:p>47660</text:p>
          </table:table-cell>
          <table:table-cell table:style-name="ce10" table:formula="of:=[.D12]/[.C12]" office:value-type="float" office:value="8.85544407283538">
            <text:p>8.86</text:p>
          </table:table-cell>
          <table:table-cell table:style-name="ce10" table:formula="of:=[.C12]/[.C3]*100" office:value-type="float" office:value="8.60404143752398">
            <text:p>8.6</text:p>
          </table:table-cell>
          <table:table-cell table:style-name="ce10" table:formula="of:=[.D12]/[.C4]*100" office:value-type="float" office:value="10.4161202902352">
            <text:p>10.42</text:p>
          </table:table-cell>
          <table:table-cell table:style-name="ce10" table:formula="of:=[.G12]/[.F12]" office:value-type="float" office:value="1.21060787141358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bCenter</text:p>
          </table:table-cell>
          <table:table-cell table:style-name="ce11" office:value-type="float" office:value="7893">
            <text:p>7893</text:p>
          </table:table-cell>
          <table:table-cell table:style-name="ce11" office:value-type="float" office:value="52491">
            <text:p>52491</text:p>
          </table:table-cell>
          <table:table-cell table:style-name="ce11" table:formula="of:=[.D13]/[.C13]" office:value-type="float" office:value="6.65032307107564">
            <text:p>6.65</text:p>
          </table:table-cell>
          <table:table-cell table:style-name="ce11" table:formula="of:=[.C13]/[.C3]*100" office:value-type="float" office:value="12.6183015730912">
            <text:p>12.62</text:p>
          </table:table-cell>
          <table:table-cell table:style-name="ce11" table:formula="of:=[.D13]/[.C4]*100" office:value-type="float" office:value="11.4719381064778">
            <text:p>11.47</text:p>
          </table:table-cell>
          <table:table-cell table:style-name="ce11" table:formula="of:=[.G13]/[.F13]" office:value-type="float" office:value="0.90915073158039">
            <text:p>0.9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bLeft</text:p>
          </table:table-cell>
          <table:table-cell table:style-name="ce12" office:value-type="float" office:value="9600">
            <text:p>9600</text:p>
          </table:table-cell>
          <table:table-cell table:style-name="ce12" office:value-type="float" office:value="63241">
            <text:p>63241</text:p>
          </table:table-cell>
          <table:table-cell table:style-name="ce12" table:formula="of:=[.D14]/[.C14]" office:value-type="float" office:value="6.58760416666667">
            <text:p>6.59</text:p>
          </table:table-cell>
          <table:table-cell table:style-name="ce12" table:formula="of:=[.C14]/[.C3]*100" office:value-type="float" office:value="15.3472311037217">
            <text:p>15.35</text:p>
          </table:table-cell>
          <table:table-cell table:style-name="ce12" table:formula="of:=[.D14]/[.C4]*100" office:value-type="float" office:value="13.8213567619547">
            <text:p>13.82</text:p>
          </table:table-cell>
          <table:table-cell table:style-name="ce12" table:formula="of:=[.G14]/[.F14]" office:value-type="float" office:value="0.900576571014366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ibRight</text:p>
          </table:table-cell>
          <table:table-cell table:style-name="ce5" office:value-type="float" office:value="9801">
            <text:p>9801</text:p>
          </table:table-cell>
          <table:table-cell table:style-name="ce5" office:value-type="float" office:value="74879">
            <text:p>74879</text:p>
          </table:table-cell>
          <table:table-cell table:style-name="ce5" table:formula="of:=[.D15]/[.C15]" office:value-type="float" office:value="7.63993470054076">
            <text:p>7.64</text:p>
          </table:table-cell>
          <table:table-cell table:style-name="ce5" table:formula="of:=[.C15]/[.C3]*100" office:value-type="float" office:value="15.6685637549559">
            <text:p>15.67</text:p>
          </table:table-cell>
          <table:table-cell table:style-name="ce5" table:formula="of:=[.D15]/[.C4]*100" office:value-type="float" office:value="16.3648483259026">
            <text:p>16.36</text:p>
          </table:table-cell>
          <table:table-cell table:style-name="ce5" table:formula="of:=[.G15]/[.F15]" office:value-type="float" office:value="1.04443831494935">
            <text:p>1.0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urpleLibRight</text:p>
          </table:table-cell>
          <table:table-cell table:style-name="ce13" office:value-type="float" office:value="1560">
            <text:p>1560</text:p>
          </table:table-cell>
          <table:table-cell table:style-name="ce13" office:value-type="float" office:value="13796">
            <text:p>13796</text:p>
          </table:table-cell>
          <table:table-cell table:style-name="ce13" table:formula="of:=[.D16]/[.C16]" office:value-type="float" office:value="8.84358974358974">
            <text:p>8.84</text:p>
          </table:table-cell>
          <table:table-cell table:style-name="ce13" table:formula="of:=[.C16]/[.C3]*100" office:value-type="float" office:value="2.49392505435478">
            <text:p>2.49</text:p>
          </table:table-cell>
          <table:table-cell table:style-name="ce13" table:formula="of:=[.D16]/[.C4]*100" office:value-type="float" office:value="3.01512369962409">
            <text:p>3.02</text:p>
          </table:table-cell>
          <table:table-cell table:style-name="ce13" table:formula="of:=[.G16]/[.F16]" office:value-type="float" office:value="1.20898729268517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tal LibRight</text:p>
          </table:table-cell>
          <table:table-cell table:style-name="ce14" table:formula="of:=[.C16]+[.C15]" office:value-type="float" office:value="11361">
            <text:p>11361</text:p>
          </table:table-cell>
          <table:table-cell table:style-name="ce14" table:formula="of:=[.D16]+[.D15]" office:value-type="float" office:value="88675">
            <text:p>88675</text:p>
          </table:table-cell>
          <table:table-cell table:style-name="ce14" table:formula="of:=[.D17]/[.C17]" office:value-type="float" office:value="7.80521080890767">
            <text:p>7.81</text:p>
          </table:table-cell>
          <table:table-cell table:style-name="ce14" table:formula="of:=[.C17]/[.C3]*100" office:value-type="float" office:value="18.1624888093107">
            <text:p>18.16</text:p>
          </table:table-cell>
          <table:table-cell table:style-name="ce14" table:formula="of:=[.D17]/[.C4]*100" office:value-type="float" office:value="19.3799720255267">
            <text:p>19.38</text:p>
          </table:table-cell>
          <table:table-cell table:style-name="ce14" table:formula="of:=[.G17]/[.F17]" office:value-type="float" office:value="1.06703284054286">
            <text:p>1.0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eft</text:p>
          </table:table-cell>
          <table:table-cell table:style-name="ce1" office:value-type="float" office:value="4479">
            <text:p>4479</text:p>
          </table:table-cell>
          <table:table-cell table:style-name="ce1" office:value-type="float" office:value="25165">
            <text:p>25165</text:p>
          </table:table-cell>
          <table:table-cell table:style-name="ce1" table:formula="of:=[.D18]/[.C18]" office:value-type="float" office:value="5.61844161643224">
            <text:p>5.62</text:p>
          </table:table-cell>
          <table:table-cell table:style-name="ce1" table:formula="of:=[.C18]/[.C3]*100" office:value-type="float" office:value="7.16044251183016">
            <text:p>7.16</text:p>
          </table:table-cell>
          <table:table-cell table:style-name="ce1" table:formula="of:=[.D18]/[.C4]*100" office:value-type="float" office:value="5.49982515954192">
            <text:p>5.5</text:p>
          </table:table-cell>
          <table:table-cell table:style-name="ce1" table:formula="of:=[.G18]/[.F18]" office:value-type="float" office:value="0.768084535341965">
            <text:p>0.7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ight</text:p>
          </table:table-cell>
          <table:table-cell table:style-name="ce15" office:value-type="float" office:value="5134">
            <text:p>5134</text:p>
          </table:table-cell>
          <table:table-cell table:style-name="ce15" office:value-type="float" office:value="37907">
            <text:p>37907</text:p>
          </table:table-cell>
          <table:table-cell table:style-name="ce15" table:formula="of:=[.D19]/[.C19]" office:value-type="float" office:value="7.38352162056876">
            <text:p>7.38</text:p>
          </table:table-cell>
          <table:table-cell table:style-name="ce15" table:formula="of:=[.C19]/[.C3]*100" office:value-type="float" office:value="8.20757130067784">
            <text:p>8.21</text:p>
          </table:table-cell>
          <table:table-cell table:style-name="ce15" table:formula="of:=[.D19]/[.C4]*100" office:value-type="float" office:value="8.28459655564298">
            <text:p>8.28</text:p>
          </table:table-cell>
          <table:table-cell table:style-name="ce15" table:formula="of:=[.G19]/[.F19]" office:value-type="float" office:value="1.00938465864546">
            <text:p>1.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nflaired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4234">
            <text:p>4234</text:p>
          </table:table-cell>
          <table:table-cell table:style-name="ce2" table:formula="of:=[.D20]/[.C20]" office:value-type="float" office:value="2.1096163428002">
            <text:p>2.11</text:p>
          </table:table-cell>
          <table:table-cell table:style-name="ce2" table:formula="of:=[.C20]/[.C3]*100" office:value-type="float" office:value="3.20853050262182">
            <text:p>3.21</text:p>
          </table:table-cell>
          <table:table-cell table:style-name="ce2" table:formula="of:=[.D20]/[.C4]*100" office:value-type="float" office:value="0.925343124398986">
            <text:p>0.93</text:p>
          </table:table-cell>
          <table:table-cell table:style-name="ce2" table:formula="of:=[.G20]/[.F20]" office:value-type="float" office:value="0.288400912393649">
            <text:p>0.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ot Recorded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2354">
            <text:p>2354</text:p>
          </table:table-cell>
          <table:table-cell table:style-name="ce6" table:formula="of:=[.D21]/[.C21]" office:value-type="float" office:value="4.38361266294227">
            <text:p>4.38</text:p>
          </table:table-cell>
          <table:table-cell table:style-name="ce6" table:formula="of:=[.C21]/[.C3]*100" office:value-type="float" office:value="0.858485739864433">
            <text:p>0.86</text:p>
          </table:table-cell>
          <table:table-cell table:style-name="ce6" table:formula="of:=[.D21]/[.C4]*100" office:value-type="float" office:value="0.514468047906286">
            <text:p>0.51</text:p>
          </table:table-cell>
          <table:table-cell table:style-name="ce16" table:formula="of:=[.G21]/[.F21]" office:value-type="float" office:value="0.599273842320931">
            <text:p>0.6</text:p>
          </table:table-cell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9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Quadrant</text:p>
          </table:table-cell>
          <table:table-cell table:style-name="ce2" office:value-type="string">
            <text:p>Number of Users</text:p>
          </table:table-cell>
          <table:table-cell table:style-name="ce2" office:value-type="string">
            <text:p>Total Based</text:p>
          </table:table-cell>
          <table:table-cell table:style-name="ce2" office:value-type="string">
            <text:p>Average Per User</text:p>
          </table:table-cell>
          <table:table-cell table:style-name="ce2" office:value-type="string">
            <text:p>Percent of Total Users</text:p>
          </table:table-cell>
          <table:table-cell table:style-name="ce2" office:value-type="string">
            <text:p>Percent of Total Based</text:p>
          </table:table-cell>
          <table:table-cell table:style-name="ce2" office:value-type="string">
            <text:p>Based Factor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Total Auth</text:p>
          </table:table-cell>
          <table:table-cell table:style-name="ce8" table:formula="of:=[.C10]+[.C11]+[.C12]" office:value-type="float" office:value="13228">
            <text:p>13228</text:p>
          </table:table-cell>
          <table:table-cell table:style-name="ce8" table:formula="of:=[.D10]+[.D11]+[.D12]" office:value-type="float" office:value="119697">
            <text:p>119697</text:p>
          </table:table-cell>
          <table:table-cell table:style-name="ce8" table:formula="of:=[.D25]/[.C25]" office:value-type="float" office:value="9.04876020562443">
            <text:p>9.05</text:p>
          </table:table-cell>
          <table:table-cell table:style-name="ce8" table:formula="of:=[.C25]/[.C3]*100" office:value-type="float" office:value="21.1472055250032">
            <text:p>21.15</text:p>
          </table:table-cell>
          <table:table-cell table:style-name="ce8" table:formula="of:=[.D25]/[.C4]*100" office:value-type="float" office:value="26.1598478888015">
            <text:p>26.16</text:p>
          </table:table-cell>
          <table:table-cell table:style-name="ce8" table:formula="of:=[.G25]/[.F25]" office:value-type="float" office:value="1.23703568577284">
            <text:p>1.2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Total Lib</text:p>
          </table:table-cell>
          <table:table-cell table:style-name="ce11" table:formula="of:=[.C13]+[.C14]+[.C17]" office:value-type="float" office:value="28854">
            <text:p>28854</text:p>
          </table:table-cell>
          <table:table-cell table:style-name="ce11" table:formula="of:=[.D13]+[.D14]+[.D17]" office:value-type="float" office:value="204407">
            <text:p>204407</text:p>
          </table:table-cell>
          <table:table-cell table:style-name="ce11" table:formula="of:=[.D26]/[.C26]" office:value-type="float" office:value="7.08418243571082">
            <text:p>7.08</text:p>
          </table:table-cell>
          <table:table-cell table:style-name="ce11" table:formula="of:=[.C26]/[.C3]*100" office:value-type="float" office:value="46.1280214861236">
            <text:p>46.13</text:p>
          </table:table-cell>
          <table:table-cell table:style-name="ce11" table:formula="of:=[.D26]/[.C4]*100" office:value-type="float" office:value="44.6732668939593">
            <text:p>44.67</text:p>
          </table:table-cell>
          <table:table-cell table:style-name="ce11" table:formula="of:=[.G26]/[.F26]" office:value-type="float" office:value="0.968462670947162">
            <text:p>0.97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Total Left</text:p>
          </table:table-cell>
          <table:table-cell table:style-name="ce1" table:formula="of:=[.C11]+[.C14]+[.C18]" office:value-type="float" office:value="17224">
            <text:p>17224</text:p>
          </table:table-cell>
          <table:table-cell table:style-name="ce1" table:formula="of:=[.D11]+[.D14]+[.D18]" office:value-type="float" office:value="116781">
            <text:p>116781</text:p>
          </table:table-cell>
          <table:table-cell table:style-name="ce1" table:formula="of:=[.D27]/[.C27]" office:value-type="float" office:value="6.78013237343242">
            <text:p>6.78</text:p>
          </table:table-cell>
          <table:table-cell table:style-name="ce1" table:formula="of:=[.C27]/[.C3]*100" office:value-type="float" office:value="27.5354904719274">
            <text:p>27.54</text:p>
          </table:table-cell>
          <table:table-cell table:style-name="ce1" table:formula="of:=[.D27]/[.C4]*100" office:value-type="float" office:value="25.5225544190926">
            <text:p>25.52</text:p>
          </table:table-cell>
          <table:table-cell table:style-name="ce1" table:formula="of:=[.G27]/[.F27]" office:value-type="float" office:value="0.926896669776521">
            <text:p>0.9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Total Right</text:p>
          </table:table-cell>
          <table:table-cell table:style-name="ce15" table:formula="of:=[.C12]+[.C17]+[.C19]" office:value-type="float" office:value="21877">
            <text:p>21877</text:p>
          </table:table-cell>
          <table:table-cell table:style-name="ce15" table:formula="of:=[.D12]+[.D17]+[.D19]" office:value-type="float" office:value="174242">
            <text:p>174242</text:p>
          </table:table-cell>
          <table:table-cell table:style-name="ce15" table:formula="of:=[.D28]/[.C28]" office:value-type="float" office:value="7.96462037756548">
            <text:p>7.96</text:p>
          </table:table-cell>
          <table:table-cell table:style-name="ce15" table:formula="of:=[.C28]/[.C3]*100" office:value-type="float" office:value="34.9741015475125">
            <text:p>34.97</text:p>
          </table:table-cell>
          <table:table-cell table:style-name="ce15" table:formula="of:=[.D28]/[.C4]*100" office:value-type="float" office:value="38.0806888714048">
            <text:p>38.08</text:p>
          </table:table-cell>
          <table:table-cell table:style-name="ce15" table:formula="of:=[.G28]/[.F28]" office:value-type="float" office:value="1.08882536466797">
            <text:p>1.0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Total Centrist</text:p>
          </table:table-cell>
          <table:table-cell table:style-name="ce16" table:formula="of:=[.C9]" office:value-type="float" office:value="8313">
            <text:p>8313</text:p>
          </table:table-cell>
          <table:table-cell table:style-name="ce16" table:formula="of:=[.D9]" office:value-type="float" office:value="63796">
            <text:p>63796</text:p>
          </table:table-cell>
          <table:table-cell table:style-name="ce16" table:formula="of:=[.E9]" office:value-type="float" office:value="7.67424515818597">
            <text:p>7.67</text:p>
          </table:table-cell>
          <table:table-cell table:style-name="ce16" table:formula="of:=[.F9]" office:value-type="float" office:value="13.289742933879">
            <text:p>13.29</text:p>
          </table:table-cell>
          <table:table-cell table:style-name="ce16" table:formula="of:=[.G9]" office:value-type="float" office:value="13.9426523297491">
            <text:p>13.94</text:p>
          </table:table-cell>
          <table:table-cell table:style-name="ce16" table:formula="of:=[.H9]" office:value-type="float" office:value="1.04912882055872">
            <text:p>1.05</text:p>
          </table:table-cell>
          <table:table-cell table:style-name="Default" table:number-columns-repeated="2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column table:style-name="co32" table:default-cell-style-name="ce3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14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1" table:number-columns-repeated="3" table:default-cell-style-name="ce24"/>
        <table:table-row table:style-name="ro1" table:number-rows-repeated="5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750">
            <text:p>75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</table:table-row>
        <table:table-row table:style-name="ro2">
          <table:table-cell/>
          <table:table-cell table:style-name="ce21" office:value-type="string">
            <text:p>Quadrant</text:p>
          </table:table-cell>
          <table:table-cell table:style-name="ce23" office:value-type="string">
            <text:p>House of Cards</text:p>
          </table:table-cell>
          <table:table-cell table:style-name="ce23" office:value-type="string">
            <text:p>Sapling</text:p>
          </table:table-cell>
          <table:table-cell table:style-name="ce23" office:value-type="string">
            <text:p>Office Chair</text:p>
          </table:table-cell>
          <table:table-cell table:style-name="ce23" office:value-type="string">
            <text:p>Basket Ball Hoop (filled with sand)</text:p>
          </table:table-cell>
          <table:table-cell table:style-name="ce23" office:value-type="string">
            <text:p>Sumo Wrestler</text:p>
          </table:table-cell>
          <table:table-cell table:style-name="ce23" office:value-type="string">
            <text:p>Concrete Foundation</text:p>
          </table:table-cell>
          <table:table-cell table:style-name="ce23" office:value-type="string">
            <text:p>Giant Sequoia</text:p>
          </table:table-cell>
          <table:table-cell table:style-name="ce23" office:value-type="string">
            <text:p>Empire State Building</text:p>
          </table:table-cell>
          <table:table-cell table:style-name="ce23" office:value-type="string">
            <text:p>Great Pyramid of Giza</text:p>
          </table:table-cell>
          <table:table-cell table:style-name="ce23" office:value-type="string">
            <text:p>NASA Vehicle Assembly Building</text:p>
          </table:table-cell>
          <table:table-cell table:style-name="ce23" office:value-type="string">
            <text:p>Boeing Everett Factory</text:p>
          </table:table-cell>
          <table:table-cell table:style-name="ce23" office:value-type="string">
            <text:p>Mount Fuji</text:p>
          </table:table-cell>
          <table:table-cell table:style-name="ce23" office:value-type="string">
            <text:p>Denali</text:p>
          </table:table-cell>
          <table:table-cell table:style-name="ce23" office:value-type="string">
            <text:p>Annapurna</text:p>
          </table:table-cell>
        </table:table-row>
        <table:table-row table:style-name="ro1">
          <table:table-cell/>
          <table:table-cell office:value-type="string">
            <text:p>Centrist</text:p>
          </table:table-cell>
          <table:table-cell office:value-type="float" office:value="4753">
            <text:p>4753</text:p>
          </table:table-cell>
          <table:table-cell office:value-type="float" office:value="1059">
            <text:p>1059</text:p>
          </table:table-cell>
          <table:table-cell office:value-type="float" office:value="660">
            <text:p>660</text:p>
          </table:table-cell>
          <table:table-cell office:value-type="float" office:value="274">
            <text:p>274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yCentrist</text:p>
          </table:table-cell>
          <table:table-cell office:value-type="float" office:value="869">
            <text:p>869</text:p>
          </table:table-cell>
          <table:table-cell office:value-type="float" office:value="212">
            <text:p>212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Centrist</text:p>
          </table:table-cell>
          <table:table-cell table:formula="of:=SUM([.C8:.C9])" office:value-type="float" office:value="5622">
            <text:p>5622</text:p>
          </table:table-cell>
          <table:table-cell table:formula="of:=SUM([.D8:.D9])" office:value-type="float" office:value="1271">
            <text:p>1271</text:p>
          </table:table-cell>
          <table:table-cell table:formula="of:=SUM([.E8:.E9])" office:value-type="float" office:value="795">
            <text:p>795</text:p>
          </table:table-cell>
          <table:table-cell table:formula="of:=SUM([.F8:.F9])" office:value-type="float" office:value="334">
            <text:p>334</text:p>
          </table:table-cell>
          <table:table-cell table:formula="of:=SUM([.G8:.G9])" office:value-type="float" office:value="107">
            <text:p>107</text:p>
          </table:table-cell>
          <table:table-cell table:formula="of:=SUM([.H8:.H9])" office:value-type="float" office:value="74">
            <text:p>74</text:p>
          </table:table-cell>
          <table:table-cell table:formula="of:=SUM([.I8:.I9])" office:value-type="float" office:value="45">
            <text:p>45</text:p>
          </table:table-cell>
          <table:table-cell table:formula="of:=SUM([.J8:.J9])" office:value-type="float" office:value="45">
            <text:p>45</text:p>
          </table:table-cell>
          <table:table-cell table:formula="of:=SUM([.K8:.K9])" office:value-type="float" office:value="13">
            <text:p>13</text:p>
          </table:table-cell>
          <table:table-cell table:formula="of:=SUM([.L8:.L9])" office:value-type="float" office:value="5">
            <text:p>5</text:p>
          </table:table-cell>
          <table:table-cell table:formula="of:=SUM([.M8:.M9])" office:value-type="float" office:value="0">
            <text:p>0</text:p>
          </table:table-cell>
          <table:table-cell table:formula="of:=SUM([.N8:.N9])" office:value-type="float" office:value="2">
            <text:p>2</text:p>
          </table:table-cell>
          <table:table-cell table:formula="of:=SUM([.O8:.O9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Center</text:p>
          </table:table-cell>
          <table:table-cell office:value-type="float" office:value="2842">
            <text:p>2842</text:p>
          </table:table-cell>
          <table:table-cell office:value-type="float" office:value="822">
            <text:p>822</text:p>
          </table:table-cell>
          <table:table-cell office:value-type="float" office:value="515">
            <text:p>515</text:p>
          </table:table-cell>
          <table:table-cell office:value-type="float" office:value="273">
            <text:p>273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Left</text:p>
          </table:table-cell>
          <table:table-cell office:value-type="float" office:value="2048">
            <text:p>2048</text:p>
          </table:table-cell>
          <table:table-cell office:value-type="float" office:value="485">
            <text:p>485</text:p>
          </table:table-cell>
          <table:table-cell office:value-type="float" office:value="292">
            <text:p>292</text:p>
          </table:table-cell>
          <table:table-cell office:value-type="float" office:value="151">
            <text:p>151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Right</text:p>
          </table:table-cell>
          <table:table-cell office:value-type="float" office:value="3394">
            <text:p>3394</text:p>
          </table:table-cell>
          <table:table-cell office:value-type="float" office:value="892">
            <text:p>892</text:p>
          </table:table-cell>
          <table:table-cell office:value-type="float" office:value="554">
            <text:p>554</text:p>
          </table:table-cell>
          <table:table-cell office:value-type="float" office:value="277">
            <text:p>277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bCenter</text:p>
          </table:table-cell>
          <table:table-cell office:value-type="float" office:value="5581">
            <text:p>5581</text:p>
          </table:table-cell>
          <table:table-cell office:value-type="float" office:value="1117">
            <text:p>1117</text:p>
          </table:table-cell>
          <table:table-cell office:value-type="float" office:value="657">
            <text:p>657</text:p>
          </table:table-cell>
          <table:table-cell office:value-type="float" office:value="277">
            <text:p>277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bLeft</text:p>
          </table:table-cell>
          <table:table-cell office:value-type="float" office:value="6949">
            <text:p>6949</text:p>
          </table:table-cell>
          <table:table-cell office:value-type="float" office:value="1354">
            <text:p>1354</text:p>
          </table:table-cell>
          <table:table-cell office:value-type="float" office:value="713">
            <text:p>713</text:p>
          </table:table-cell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ibRight</text:p>
          </table:table-cell>
          <table:table-cell office:value-type="float" office:value="6525">
            <text:p>6525</text:p>
          </table:table-cell>
          <table:table-cell office:value-type="float" office:value="1576">
            <text:p>1576</text:p>
          </table:table-cell>
          <table:table-cell office:value-type="float" office:value="966">
            <text:p>966</text:p>
          </table:table-cell>
          <table:table-cell office:value-type="float" office:value="375">
            <text:p>375</text:p>
          </table:table-cell>
          <table:table-cell office:value-type="float" office:value="139">
            <text:p>139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urpleLibRight</text:p>
          </table:table-cell>
          <table:table-cell office:value-type="float" office:value="994">
            <text:p>994</text:p>
          </table:table-cell>
          <table:table-cell office:value-type="float" office:value="268">
            <text:p>268</text:p>
          </table:table-cell>
          <table:table-cell office:value-type="float" office:value="155">
            <text:p>155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LibRight</text:p>
          </table:table-cell>
          <table:table-cell table:formula="of:=SUM([.C16:.C17])" office:value-type="float" office:value="7519">
            <text:p>7519</text:p>
          </table:table-cell>
          <table:table-cell table:formula="of:=SUM([.D16:.D17])" office:value-type="float" office:value="1844">
            <text:p>1844</text:p>
          </table:table-cell>
          <table:table-cell table:formula="of:=SUM([.E16:.E17])" office:value-type="float" office:value="1121">
            <text:p>1121</text:p>
          </table:table-cell>
          <table:table-cell table:formula="of:=SUM([.F16:.F17])" office:value-type="float" office:value="445">
            <text:p>445</text:p>
          </table:table-cell>
          <table:table-cell table:formula="of:=SUM([.G16:.G17])" office:value-type="float" office:value="168">
            <text:p>168</text:p>
          </table:table-cell>
          <table:table-cell table:formula="of:=SUM([.H16:.H17])" office:value-type="float" office:value="129">
            <text:p>129</text:p>
          </table:table-cell>
          <table:table-cell table:formula="of:=SUM([.I16:.I17])" office:value-type="float" office:value="51">
            <text:p>51</text:p>
          </table:table-cell>
          <table:table-cell table:formula="of:=SUM([.J16:.J17])" office:value-type="float" office:value="58">
            <text:p>58</text:p>
          </table:table-cell>
          <table:table-cell table:formula="of:=SUM([.K16:.K17])" office:value-type="float" office:value="13">
            <text:p>13</text:p>
          </table:table-cell>
          <table:table-cell table:formula="of:=SUM([.L16:.L17])" office:value-type="float" office:value="11">
            <text:p>11</text:p>
          </table:table-cell>
          <table:table-cell table:formula="of:=SUM([.M16:.M17])" office:value-type="float" office:value="1">
            <text:p>1</text:p>
          </table:table-cell>
          <table:table-cell table:formula="of:=SUM([.N16:.N17])" office:value-type="float" office:value="1">
            <text:p>1</text:p>
          </table:table-cell>
          <table:table-cell table:formula="of:=SUM([.O16:.O17]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ft</text:p>
          </table:table-cell>
          <table:table-cell office:value-type="float" office:value="3281">
            <text:p>3281</text:p>
          </table:table-cell>
          <table:table-cell office:value-type="float" office:value="647">
            <text:p>647</text:p>
          </table:table-cell>
          <table:table-cell office:value-type="float" office:value="310">
            <text:p>310</text:p>
          </table:table-cell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ight</text:p>
          </table:table-cell>
          <table:table-cell office:value-type="float" office:value="3475">
            <text:p>3475</text:p>
          </table:table-cell>
          <table:table-cell office:value-type="float" office:value="773">
            <text:p>773</text:p>
          </table:table-cell>
          <table:table-cell office:value-type="float" office:value="472">
            <text:p>472</text:p>
          </table:table-cell>
          <table:table-cell office:value-type="float" office:value="222">
            <text:p>222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Unflaired</text:p>
          </table:table-cell>
          <table:table-cell office:value-type="float" office:value="1947">
            <text:p>194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ot Recorded</text:p>
          </table:table-cell>
          <table:table-cell office:value-type="float" office:value="409">
            <text:p>409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/>
          <table:table-cell table:style-name="ce4"/>
          <table:table-cell table:style-name="ce25" table:number-columns-repeated="14"/>
        </table:table-row>
        <table:table-row table:style-name="ro1">
          <table:table-cell/>
          <table:table-cell office:value-type="string">
            <text:p>Total Auth</text:p>
          </table:table-cell>
          <table:table-cell table:formula="of:=[.C11]+[.C12]+[.C13]" office:value-type="float" office:value="8284">
            <text:p>8284</text:p>
          </table:table-cell>
          <table:table-cell table:formula="of:=[.D11]+[.D12]+[.D13]" office:value-type="float" office:value="2199">
            <text:p>2199</text:p>
          </table:table-cell>
          <table:table-cell table:formula="of:=[.E11]+[.E12]+[.E13]" office:value-type="float" office:value="1361">
            <text:p>1361</text:p>
          </table:table-cell>
          <table:table-cell table:formula="of:=[.F11]+[.F12]+[.F13]" office:value-type="float" office:value="701">
            <text:p>701</text:p>
          </table:table-cell>
          <table:table-cell table:formula="of:=[.G11]+[.G12]+[.G13]" office:value-type="float" office:value="280">
            <text:p>280</text:p>
          </table:table-cell>
          <table:table-cell table:formula="of:=[.H11]+[.H12]+[.H13]" office:value-type="float" office:value="200">
            <text:p>200</text:p>
          </table:table-cell>
          <table:table-cell table:formula="of:=[.I11]+[.I12]+[.I13]" office:value-type="float" office:value="71">
            <text:p>71</text:p>
          </table:table-cell>
          <table:table-cell table:formula="of:=[.J11]+[.J12]+[.J13]" office:value-type="float" office:value="106">
            <text:p>106</text:p>
          </table:table-cell>
          <table:table-cell table:formula="of:=[.K11]+[.K12]+[.K13]" office:value-type="float" office:value="18">
            <text:p>18</text:p>
          </table:table-cell>
          <table:table-cell table:formula="of:=[.L11]+[.L12]+[.L13]" office:value-type="float" office:value="3">
            <text:p>3</text:p>
          </table:table-cell>
          <table:table-cell table:formula="of:=[.M11]+[.M12]+[.M13]" office:value-type="float" office:value="3">
            <text:p>3</text:p>
          </table:table-cell>
          <table:table-cell table:formula="of:=[.N11]+[.N12]+[.N13]" office:value-type="float" office:value="2">
            <text:p>2</text:p>
          </table:table-cell>
          <table:table-cell table:formula="of:=[.O11]+[.O12]+[.O13]" office:value-type="float" office:value="0">
            <text:p>0</text:p>
          </table:table-cell>
          <table:table-cell table:formula="of:=[.P11]+[.P12]+[.P13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Lib</text:p>
          </table:table-cell>
          <table:table-cell table:formula="of:=[.C14]+[.C15]+[.C16]+[.C17]" office:value-type="float" office:value="20049">
            <text:p>20049</text:p>
          </table:table-cell>
          <table:table-cell table:formula="of:=[.D14]+[.D15]+[.D16]+[.D17]" office:value-type="float" office:value="4315">
            <text:p>4315</text:p>
          </table:table-cell>
          <table:table-cell table:formula="of:=[.E14]+[.E15]+[.E16]+[.E17]" office:value-type="float" office:value="2491">
            <text:p>2491</text:p>
          </table:table-cell>
          <table:table-cell table:formula="of:=[.F14]+[.F15]+[.F16]+[.F17]" office:value-type="float" office:value="1022">
            <text:p>1022</text:p>
          </table:table-cell>
          <table:table-cell table:formula="of:=[.G14]+[.G15]+[.G16]+[.G17]" office:value-type="float" office:value="406">
            <text:p>406</text:p>
          </table:table-cell>
          <table:table-cell table:formula="of:=[.H14]+[.H15]+[.H16]+[.H17]" office:value-type="float" office:value="281">
            <text:p>281</text:p>
          </table:table-cell>
          <table:table-cell table:formula="of:=[.I14]+[.I15]+[.I16]+[.I17]" office:value-type="float" office:value="112">
            <text:p>112</text:p>
          </table:table-cell>
          <table:table-cell table:formula="of:=[.J14]+[.J15]+[.J16]+[.J17]" office:value-type="float" office:value="126">
            <text:p>126</text:p>
          </table:table-cell>
          <table:table-cell table:formula="of:=[.K14]+[.K15]+[.K16]+[.K17]" office:value-type="float" office:value="28">
            <text:p>28</text:p>
          </table:table-cell>
          <table:table-cell table:formula="of:=[.L14]+[.L15]+[.L16]+[.L17]" office:value-type="float" office:value="17">
            <text:p>17</text:p>
          </table:table-cell>
          <table:table-cell table:formula="of:=[.M14]+[.M15]+[.M16]+[.M17]" office:value-type="float" office:value="4">
            <text:p>4</text:p>
          </table:table-cell>
          <table:table-cell table:formula="of:=[.N14]+[.N15]+[.N16]+[.N17]" office:value-type="float" office:value="2">
            <text:p>2</text:p>
          </table:table-cell>
          <table:table-cell table:formula="of:=[.O14]+[.O15]+[.O16]+[.O17]" office:value-type="float" office:value="0">
            <text:p>0</text:p>
          </table:table-cell>
          <table:table-cell table:formula="of:=[.P14]+[.P15]+[.P16]+[.P1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tal Left</text:p>
          </table:table-cell>
          <table:table-cell table:formula="of:=[.C12]+[.C15]+[.C19]" office:value-type="float" office:value="12278">
            <text:p>12278</text:p>
          </table:table-cell>
          <table:table-cell table:formula="of:=[.D12]+[.D15]+[.D19]" office:value-type="float" office:value="2486">
            <text:p>2486</text:p>
          </table:table-cell>
          <table:table-cell table:formula="of:=[.E12]+[.E15]+[.E19]" office:value-type="float" office:value="1315">
            <text:p>1315</text:p>
          </table:table-cell>
          <table:table-cell table:formula="of:=[.F12]+[.F15]+[.F19]" office:value-type="float" office:value="580">
            <text:p>580</text:p>
          </table:table-cell>
          <table:table-cell table:formula="of:=[.G12]+[.G15]+[.G19]" office:value-type="float" office:value="231">
            <text:p>231</text:p>
          </table:table-cell>
          <table:table-cell table:formula="of:=[.H12]+[.H15]+[.H19]" office:value-type="float" office:value="166">
            <text:p>166</text:p>
          </table:table-cell>
          <table:table-cell table:formula="of:=[.I12]+[.I15]+[.I19]" office:value-type="float" office:value="62">
            <text:p>62</text:p>
          </table:table-cell>
          <table:table-cell table:formula="of:=[.J12]+[.J15]+[.J19]" office:value-type="float" office:value="78">
            <text:p>78</text:p>
          </table:table-cell>
          <table:table-cell table:formula="of:=[.K12]+[.K15]+[.K19]" office:value-type="float" office:value="17">
            <text:p>17</text:p>
          </table:table-cell>
          <table:table-cell table:formula="of:=[.L12]+[.L15]+[.L19]" office:value-type="float" office:value="7">
            <text:p>7</text:p>
          </table:table-cell>
          <table:table-cell table:formula="of:=[.M12]+[.M15]+[.M19]" office:value-type="float" office:value="3">
            <text:p>3</text:p>
          </table:table-cell>
          <table:table-cell table:formula="of:=[.N12]+[.N15]+[.N19]" office:value-type="float" office:value="0">
            <text:p>0</text:p>
          </table:table-cell>
          <table:table-cell table:formula="of:=[.O12]+[.O15]+[.O19]" office:value-type="float" office:value="0">
            <text:p>0</text:p>
          </table:table-cell>
          <table:table-cell table:formula="of:=[.P12]+[.P15]+[.P19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tal Right</text:p>
          </table:table-cell>
          <table:table-cell table:formula="of:=[.C13]+[.C16]+[.C20]" office:value-type="float" office:value="13394">
            <text:p>13394</text:p>
          </table:table-cell>
          <table:table-cell table:formula="of:=[.D13]+[.D16]+[.D20]" office:value-type="float" office:value="3241">
            <text:p>3241</text:p>
          </table:table-cell>
          <table:table-cell table:formula="of:=[.E13]+[.E16]+[.E20]" office:value-type="float" office:value="1992">
            <text:p>1992</text:p>
          </table:table-cell>
          <table:table-cell table:formula="of:=[.F13]+[.F16]+[.F20]" office:value-type="float" office:value="874">
            <text:p>874</text:p>
          </table:table-cell>
          <table:table-cell table:formula="of:=[.G13]+[.G16]+[.G20]" office:value-type="float" office:value="358">
            <text:p>358</text:p>
          </table:table-cell>
          <table:table-cell table:formula="of:=[.H13]+[.H16]+[.H20]" office:value-type="float" office:value="223">
            <text:p>223</text:p>
          </table:table-cell>
          <table:table-cell table:formula="of:=[.I13]+[.I16]+[.I20]" office:value-type="float" office:value="87">
            <text:p>87</text:p>
          </table:table-cell>
          <table:table-cell table:formula="of:=[.J13]+[.J16]+[.J20]" office:value-type="float" office:value="108">
            <text:p>108</text:p>
          </table:table-cell>
          <table:table-cell table:formula="of:=[.K13]+[.K16]+[.K20]" office:value-type="float" office:value="22">
            <text:p>22</text:p>
          </table:table-cell>
          <table:table-cell table:formula="of:=[.L13]+[.L16]+[.L20]" office:value-type="float" office:value="12">
            <text:p>12</text:p>
          </table:table-cell>
          <table:table-cell table:formula="of:=[.M13]+[.M16]+[.M20]" office:value-type="float" office:value="3">
            <text:p>3</text:p>
          </table:table-cell>
          <table:table-cell table:formula="of:=[.N13]+[.N16]+[.N20]" office:value-type="float" office:value="3">
            <text:p>3</text:p>
          </table:table-cell>
          <table:table-cell table:formula="of:=[.O13]+[.O16]+[.O20]" office:value-type="float" office:value="0">
            <text:p>0</text:p>
          </table:table-cell>
          <table:table-cell table:formula="of:=[.P13]+[.P16]+[.P20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Centrist</text:p>
          </table:table-cell>
          <table:table-cell table:formula="of:=[.C10]" office:value-type="float" office:value="5622">
            <text:p>5622</text:p>
          </table:table-cell>
          <table:table-cell table:formula="of:=[.D10]" office:value-type="float" office:value="1271">
            <text:p>1271</text:p>
          </table:table-cell>
          <table:table-cell table:formula="of:=[.E10]" office:value-type="float" office:value="795">
            <text:p>795</text:p>
          </table:table-cell>
          <table:table-cell table:formula="of:=[.F10]" office:value-type="float" office:value="334">
            <text:p>334</text:p>
          </table:table-cell>
          <table:table-cell table:formula="of:=[.G10]" office:value-type="float" office:value="107">
            <text:p>107</text:p>
          </table:table-cell>
          <table:table-cell table:formula="of:=[.H10]" office:value-type="float" office:value="74">
            <text:p>74</text:p>
          </table:table-cell>
          <table:table-cell table:formula="of:=[.I10]" office:value-type="float" office:value="45">
            <text:p>45</text:p>
          </table:table-cell>
          <table:table-cell table:formula="of:=[.J10]" office:value-type="float" office:value="45">
            <text:p>45</text:p>
          </table:table-cell>
          <table:table-cell table:formula="of:=[.K10]" office:value-type="float" office:value="13">
            <text:p>13</text:p>
          </table:table-cell>
          <table:table-cell table:formula="of:=[.L10]" office:value-type="float" office:value="5">
            <text:p>5</text:p>
          </table:table-cell>
          <table:table-cell table:formula="of:=[.M10]" office:value-type="float" office:value="0">
            <text:p>0</text:p>
          </table:table-cell>
          <table:table-cell table:formula="of:=[.N10]" office:value-type="float" office:value="2">
            <text:p>2</text:p>
          </table:table-cell>
          <table:table-cell table:formula="of:=[.O10]" office:value-type="float" office:value="0">
            <text:p>0</text:p>
          </table:table-cell>
          <table:table-cell table:formula="of:=[.P10]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string">
            <text:p>Total</text:p>
          </table:table-cell>
          <table:table-cell table:style-name="ce26" table:formula="of:=[.C8]+[.C9]+[.C11]+[.C12]+[.C13]+[.C14]+[.C15]+[.C16]+[.C17]+[.C19]+[.C20]+[.C21]+[.C22]" office:value-type="float" office:value="43067">
            <text:p>43067</text:p>
          </table:table-cell>
          <table:table-cell table:style-name="ce26" table:formula="of:=[.D8]+[.D9]+[.D11]+[.D12]+[.D13]+[.D14]+[.D15]+[.D16]+[.D17]+[.D19]+[.D20]+[.D21]+[.D22]" office:value-type="float" office:value="9308">
            <text:p>9308</text:p>
          </table:table-cell>
          <table:table-cell table:style-name="ce26" table:formula="of:=[.E8]+[.E9]+[.E11]+[.E12]+[.E13]+[.E14]+[.E15]+[.E16]+[.E17]+[.E19]+[.E20]+[.E21]+[.E22]" office:value-type="float" office:value="5481">
            <text:p>5481</text:p>
          </table:table-cell>
          <table:table-cell table:style-name="ce26" table:formula="of:=[.F8]+[.F9]+[.F11]+[.F12]+[.F13]+[.F14]+[.F15]+[.F16]+[.F17]+[.F19]+[.F20]+[.F21]+[.F22]" office:value-type="float" office:value="2426">
            <text:p>2426</text:p>
          </table:table-cell>
          <table:table-cell table:style-name="ce26" table:formula="of:=[.G8]+[.G9]+[.G11]+[.G12]+[.G13]+[.G14]+[.G15]+[.G16]+[.G17]+[.G19]+[.G20]+[.G21]+[.G22]" office:value-type="float" office:value="945">
            <text:p>945</text:p>
          </table:table-cell>
          <table:table-cell table:style-name="ce26" table:formula="of:=[.H8]+[.H9]+[.H11]+[.H12]+[.H13]+[.H14]+[.H15]+[.H16]+[.H17]+[.H19]+[.H20]+[.H21]+[.H22]" office:value-type="float" office:value="639">
            <text:p>639</text:p>
          </table:table-cell>
          <table:table-cell table:style-name="ce26" table:formula="of:=[.I8]+[.I9]+[.I11]+[.I12]+[.I13]+[.I14]+[.I15]+[.I16]+[.I17]+[.I19]+[.I20]+[.I21]+[.I22]" office:value-type="float" office:value="261">
            <text:p>261</text:p>
          </table:table-cell>
          <table:table-cell table:style-name="ce26" table:formula="of:=[.J8]+[.J9]+[.J11]+[.J12]+[.J13]+[.J14]+[.J15]+[.J16]+[.J17]+[.J19]+[.J20]+[.J21]+[.J22]" office:value-type="float" office:value="312">
            <text:p>312</text:p>
          </table:table-cell>
          <table:table-cell table:style-name="ce26" table:formula="of:=[.K8]+[.K9]+[.K11]+[.K12]+[.K13]+[.K14]+[.K15]+[.K16]+[.K17]+[.K19]+[.K20]+[.K21]+[.K22]" office:value-type="float" office:value="70">
            <text:p>70</text:p>
          </table:table-cell>
          <table:table-cell table:style-name="ce26" table:formula="of:=[.L8]+[.L9]+[.L11]+[.L12]+[.L13]+[.L14]+[.L15]+[.L16]+[.L17]+[.L19]+[.L20]+[.L21]+[.L22]" office:value-type="float" office:value="28">
            <text:p>28</text:p>
          </table:table-cell>
          <table:table-cell table:style-name="ce26" table:formula="of:=[.M8]+[.M9]+[.M11]+[.M12]+[.M13]+[.M14]+[.M15]+[.M16]+[.M17]+[.M19]+[.M20]+[.M21]+[.M22]" office:value-type="float" office:value="7">
            <text:p>7</text:p>
          </table:table-cell>
          <table:table-cell table:style-name="ce26" table:formula="of:=[.N8]+[.N9]+[.N11]+[.N12]+[.N13]+[.N14]+[.N15]+[.N16]+[.N17]+[.N19]+[.N20]+[.N21]+[.N22]" office:value-type="float" office:value="7">
            <text:p>7</text:p>
          </table:table-cell>
          <table:table-cell table:style-name="ce26" table:formula="of:=[.O8]+[.O9]+[.O11]+[.O12]+[.O13]+[.O14]+[.O15]+[.O16]+[.O17]+[.O19]+[.O20]+[.O21]+[.O22]" office:value-type="float" office:value="0">
            <text:p>0</text:p>
          </table:table-cell>
          <table:table-cell table:style-name="ce26" table:formula="of:=[.P8]+[.P9]+[.P11]+[.P12]+[.P13]+[.P14]+[.P15]+[.P16]+[.P17]+[.P19]+[.P20]+[.P21]+[.P22]"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Total Users</text:p>
          </table:table-cell>
          <table:table-cell table:style-name="ce5" office:value-type="float" office:value="62552">
            <text:p>62552</text:p>
          </table:table-cell>
          <table:table-cell table:style-name="Default"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3">
          <table:table-cell/>
          <table:table-cell table:style-name="ce2" office:value-type="string">
            <text:p>Quadrant</text:p>
          </table:table-cell>
          <table:table-cell table:style-name="ce23" office:value-type="string">
            <text:p>House of Cards</text:p>
          </table:table-cell>
          <table:table-cell table:style-name="ce23" office:value-type="string">
            <text:p>Sapling</text:p>
          </table:table-cell>
          <table:table-cell table:style-name="ce23" office:value-type="string">
            <text:p>Office Chair</text:p>
          </table:table-cell>
          <table:table-cell table:style-name="ce23" office:value-type="string">
            <text:p>Basket Ball Hoop (filled with sand)</text:p>
          </table:table-cell>
          <table:table-cell table:style-name="ce23" office:value-type="string">
            <text:p>Sumo Wrestler</text:p>
          </table:table-cell>
          <table:table-cell table:style-name="ce23" office:value-type="string">
            <text:p>Concrete Foundation</text:p>
          </table:table-cell>
          <table:table-cell table:style-name="ce23" office:value-type="string">
            <text:p>Giant Sequoia</text:p>
          </table:table-cell>
          <table:table-cell table:style-name="ce23" office:value-type="string">
            <text:p>Empire State Building</text:p>
          </table:table-cell>
          <table:table-cell table:style-name="ce23" office:value-type="string">
            <text:p>Great Pyramid of Giza</text:p>
          </table:table-cell>
          <table:table-cell table:style-name="ce23" office:value-type="string">
            <text:p>NASA Vehicle Assembly Building</text:p>
          </table:table-cell>
          <table:table-cell table:style-name="ce23" office:value-type="string">
            <text:p>Boeing Everett Factory</text:p>
          </table:table-cell>
          <table:table-cell table:style-name="ce23" office:value-type="string">
            <text:p>Mount Fuji</text:p>
          </table:table-cell>
          <table:table-cell table:style-name="ce23" office:value-type="string">
            <text:p>Denali</text:p>
          </table:table-cell>
          <table:table-cell table:style-name="ce23" office:value-type="string">
            <text:p>Annapurna</text:p>
          </table:table-cell>
        </table:table-row>
        <table:table-row table:style-name="ro1">
          <table:table-cell/>
          <table:table-cell office:value-type="string">
            <text:p>Centrist</text:p>
          </table:table-cell>
          <table:table-cell table:style-name="ce27" table:formula="of:=[.C8]/6982*100" office:value-type="float" office:value="68.0750501289029">
            <text:p>68.08</text:p>
          </table:table-cell>
          <table:table-cell table:style-name="ce27" table:formula="of:=[.D8]/6982*100" office:value-type="float" office:value="15.1675737611">
            <text:p>15.17</text:p>
          </table:table-cell>
          <table:table-cell table:style-name="ce27" table:formula="of:=[.E8]/6982*100" office:value-type="float" office:value="9.45287883128044">
            <text:p>9.45</text:p>
          </table:table-cell>
          <table:table-cell table:style-name="ce27" table:formula="of:=[.F8]/6982*100" office:value-type="float" office:value="3.92437696934976">
            <text:p>3.92</text:p>
          </table:table-cell>
          <table:table-cell table:style-name="ce27" table:formula="of:=[.G8]/6982*100" office:value-type="float" office:value="1.34631910627327">
            <text:p>1.35</text:p>
          </table:table-cell>
          <table:table-cell table:style-name="ce27" table:formula="of:=[.H8]/6982*100" office:value-type="float" office:value="0.816384989974219">
            <text:p>0.82</text:p>
          </table:table-cell>
          <table:table-cell table:style-name="ce27" table:formula="of:=[.I8]/6982*100" office:value-type="float" office:value="0.501289028931538">
            <text:p>0.5</text:p>
          </table:table-cell>
          <table:table-cell table:style-name="ce27" table:formula="of:=[.J8]/6982*100" office:value-type="float" office:value="0.515611572615297">
            <text:p>0.52</text:p>
          </table:table-cell>
          <table:table-cell table:style-name="ce27" table:formula="of:=[.K8]/6982*100" office:value-type="float" office:value="0.128902893153824">
            <text:p>0.13</text:p>
          </table:table-cell>
          <table:table-cell table:style-name="ce27" table:formula="of:=[.L8]/6982*100" office:value-type="float" office:value="0.0572901747350329">
            <text:p>0.06</text:p>
          </table:table-cell>
          <table:table-cell table:style-name="ce27" table:formula="of:=[.M8]/6982*100" office:value-type="float" office:value="0">
            <text:p>0</text:p>
          </table:table-cell>
          <table:table-cell table:style-name="ce27" table:formula="of:=[.N8]/6982*100" office:value-type="float" office:value="0.0143225436837582">
            <text:p>0.01</text:p>
          </table:table-cell>
          <table:table-cell table:style-name="ce27" table:formula="of:=[.O8]/6982*100" office:value-type="float" office:value="0">
            <text:p>0</text:p>
          </table:table-cell>
          <table:table-cell table:style-name="ce27" table:formula="of:=[.P8]/6982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yCentrist</text:p>
          </table:table-cell>
          <table:table-cell table:style-name="ce27" table:formula="of:=[.C9]/1331*100" office:value-type="float" office:value="65.2892561983471">
            <text:p>65.29</text:p>
          </table:table-cell>
          <table:table-cell table:style-name="ce27" table:formula="of:=[.D9]/1331*100" office:value-type="float" office:value="15.9278737791134">
            <text:p>15.93</text:p>
          </table:table-cell>
          <table:table-cell table:style-name="ce27" table:formula="of:=[.E9]/1331*100" office:value-type="float" office:value="10.1427498121713">
            <text:p>10.14</text:p>
          </table:table-cell>
          <table:table-cell table:style-name="ce27" table:formula="of:=[.F9]/1331*100" office:value-type="float" office:value="4.50788880540947">
            <text:p>4.51</text:p>
          </table:table-cell>
          <table:table-cell table:style-name="ce27" table:formula="of:=[.G9]/1331*100" office:value-type="float" office:value="0.976709241172051">
            <text:p>0.98</text:p>
          </table:table-cell>
          <table:table-cell table:style-name="ce27" table:formula="of:=[.H9]/1331*100" office:value-type="float" office:value="1.27723516153268">
            <text:p>1.28</text:p>
          </table:table-cell>
          <table:table-cell table:style-name="ce27" table:formula="of:=[.I9]/1331*100" office:value-type="float" office:value="0.751314800901578">
            <text:p>0.75</text:p>
          </table:table-cell>
          <table:table-cell table:style-name="ce27" table:formula="of:=[.J9]/1331*100" office:value-type="float" office:value="0.67618332081142">
            <text:p>0.68</text:p>
          </table:table-cell>
          <table:table-cell table:style-name="ce27" table:formula="of:=[.K9]/1331*100" office:value-type="float" office:value="0.300525920360631">
            <text:p>0.3</text:p>
          </table:table-cell>
          <table:table-cell table:style-name="ce27" table:formula="of:=[.L9]/1331*100" office:value-type="float" office:value="0.0751314800901578">
            <text:p>0.08</text:p>
          </table:table-cell>
          <table:table-cell table:style-name="ce27" table:formula="of:=[.M9]/1331*100" office:value-type="float" office:value="0">
            <text:p>0</text:p>
          </table:table-cell>
          <table:table-cell table:style-name="ce27" table:formula="of:=[.N9]/1331*100" office:value-type="float" office:value="0.0751314800901578">
            <text:p>0.08</text:p>
          </table:table-cell>
          <table:table-cell table:style-name="ce27" table:formula="of:=[.O9]/1331*100" office:value-type="float" office:value="0">
            <text:p>0</text:p>
          </table:table-cell>
          <table:table-cell table:style-name="ce27" table:formula="of:=[.P9]/1331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Centrist</text:p>
          </table:table-cell>
          <table:table-cell table:style-name="ce27" table:formula="of:=[.C10]/8313*100" office:value-type="float" office:value="67.6290147961025">
            <text:p>67.63</text:p>
          </table:table-cell>
          <table:table-cell table:style-name="ce27" table:formula="of:=[.D10]/8313*100" office:value-type="float" office:value="15.2893059064116">
            <text:p>15.29</text:p>
          </table:table-cell>
          <table:table-cell table:style-name="ce27" table:formula="of:=[.E10]/8313*100" office:value-type="float" office:value="9.56333453626849">
            <text:p>9.56</text:p>
          </table:table-cell>
          <table:table-cell table:style-name="ce27" table:formula="of:=[.F10]/8313*100" office:value-type="float" office:value="4.01780344039456">
            <text:p>4.02</text:p>
          </table:table-cell>
          <table:table-cell table:style-name="ce27" table:formula="of:=[.G10]/8313*100" office:value-type="float" office:value="1.28714062312041">
            <text:p>1.29</text:p>
          </table:table-cell>
          <table:table-cell table:style-name="ce27" table:formula="of:=[.H10]/8313*100" office:value-type="float" office:value="0.890172019728137">
            <text:p>0.89</text:p>
          </table:table-cell>
          <table:table-cell table:style-name="ce27" table:formula="of:=[.I10]/8313*100" office:value-type="float" office:value="0.541320822807651">
            <text:p>0.54</text:p>
          </table:table-cell>
          <table:table-cell table:style-name="ce27" table:formula="of:=[.J10]/8313*100" office:value-type="float" office:value="0.541320822807651">
            <text:p>0.54</text:p>
          </table:table-cell>
          <table:table-cell table:style-name="ce27" table:formula="of:=[.K10]/8313*100" office:value-type="float" office:value="0.156381571033321">
            <text:p>0.16</text:p>
          </table:table-cell>
          <table:table-cell table:style-name="ce27" table:formula="of:=[.L10]/8313*100" office:value-type="float" office:value="0.060146758089739">
            <text:p>0.06</text:p>
          </table:table-cell>
          <table:table-cell table:style-name="ce27" table:formula="of:=[.M10]/8313*100" office:value-type="float" office:value="0">
            <text:p>0</text:p>
          </table:table-cell>
          <table:table-cell table:style-name="ce27" table:formula="of:=[.N10]/8313*100" office:value-type="float" office:value="0.0240587032358956">
            <text:p>0.02</text:p>
          </table:table-cell>
          <table:table-cell table:style-name="ce27" table:formula="of:=[.O10]/8313*100" office:value-type="float" office:value="0">
            <text:p>0</text:p>
          </table:table-cell>
          <table:table-cell table:style-name="ce27" table:formula="of:=[.P10]/8313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Center</text:p>
          </table:table-cell>
          <table:table-cell table:style-name="ce27" table:formula="of:=[.C11]/4701*100" office:value-type="float" office:value="60.4552222931291">
            <text:p>60.46</text:p>
          </table:table-cell>
          <table:table-cell table:style-name="ce27" table:formula="of:=[.D11]/4701*100" office:value-type="float" office:value="17.4856413529036">
            <text:p>17.49</text:p>
          </table:table-cell>
          <table:table-cell table:style-name="ce27" table:formula="of:=[.E11]/4701*100" office:value-type="float" office:value="10.9551159327803">
            <text:p>10.96</text:p>
          </table:table-cell>
          <table:table-cell table:style-name="ce27" table:formula="of:=[.F11]/4701*100" office:value-type="float" office:value="5.80727504786216">
            <text:p>5.81</text:p>
          </table:table-cell>
          <table:table-cell table:style-name="ce27" table:formula="of:=[.G11]/4701*100" office:value-type="float" office:value="1.89321420974261">
            <text:p>1.89</text:p>
          </table:table-cell>
          <table:table-cell table:style-name="ce27" table:formula="of:=[.H11]/4701*100" office:value-type="float" office:value="1.85067007019783">
            <text:p>1.85</text:p>
          </table:table-cell>
          <table:table-cell table:style-name="ce27" table:formula="of:=[.I11]/4701*100" office:value-type="float" office:value="0.616890023399277">
            <text:p>0.62</text:p>
          </table:table-cell>
          <table:table-cell table:style-name="ce27" table:formula="of:=[.J11]/4701*100" office:value-type="float" office:value="0.765794511805999">
            <text:p>0.77</text:p>
          </table:table-cell>
          <table:table-cell table:style-name="ce27" table:formula="of:=[.K11]/4701*100" office:value-type="float" office:value="0.127632418634333">
            <text:p>0.13</text:p>
          </table:table-cell>
          <table:table-cell table:style-name="ce27" table:formula="of:=[.L11]/4701*100" office:value-type="float" office:value="0">
            <text:p>0</text:p>
          </table:table-cell>
          <table:table-cell table:style-name="ce27" table:formula="of:=[.M11]/4701*100" office:value-type="float" office:value="0.0212720697723888">
            <text:p>0.02</text:p>
          </table:table-cell>
          <table:table-cell table:style-name="ce27" table:formula="of:=[.N11]/4701*100" office:value-type="float" office:value="0.0212720697723888">
            <text:p>0.02</text:p>
          </table:table-cell>
          <table:table-cell table:style-name="ce27" table:formula="of:=[.O11]/4701*100" office:value-type="float" office:value="0">
            <text:p>0</text:p>
          </table:table-cell>
          <table:table-cell table:style-name="ce27" table:formula="of:=[.P11]/4701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Left</text:p>
          </table:table-cell>
          <table:table-cell table:style-name="ce27" table:formula="of:=[.C12]/3145*100" office:value-type="float" office:value="65.1192368839428">
            <text:p>65.12</text:p>
          </table:table-cell>
          <table:table-cell table:style-name="ce27" table:formula="of:=[.D12]/3145*100" office:value-type="float" office:value="15.4213036565978">
            <text:p>15.42</text:p>
          </table:table-cell>
          <table:table-cell table:style-name="ce27" table:formula="of:=[.E12]/3145*100" office:value-type="float" office:value="9.2845786963434">
            <text:p>9.28</text:p>
          </table:table-cell>
          <table:table-cell table:style-name="ce27" table:formula="of:=[.F12]/3145*100" office:value-type="float" office:value="4.80127186009539">
            <text:p>4.8</text:p>
          </table:table-cell>
          <table:table-cell table:style-name="ce27" table:formula="of:=[.G12]/3145*100" office:value-type="float" office:value="2.22575516693164">
            <text:p>2.23</text:p>
          </table:table-cell>
          <table:table-cell table:style-name="ce27" table:formula="of:=[.H12]/3145*100" office:value-type="float" office:value="1.4308426073132">
            <text:p>1.43</text:p>
          </table:table-cell>
          <table:table-cell table:style-name="ce27" table:formula="of:=[.I12]/3145*100" office:value-type="float" office:value="0.508744038155803">
            <text:p>0.51</text:p>
          </table:table-cell>
          <table:table-cell table:style-name="ce27" table:formula="of:=[.J12]/3145*100" office:value-type="float" office:value="0.95389507154213">
            <text:p>0.95</text:p>
          </table:table-cell>
          <table:table-cell table:style-name="ce27" table:formula="of:=[.K12]/3145*100" office:value-type="float" office:value="0.190779014308426">
            <text:p>0.19</text:p>
          </table:table-cell>
          <table:table-cell table:style-name="ce27" table:formula="of:=[.L12]/3145*100" office:value-type="float" office:value="0.0635930047694754">
            <text:p>0.06</text:p>
          </table:table-cell>
          <table:table-cell table:style-name="ce27" table:formula="of:=[.M12]/3145*100" office:value-type="float" office:value="0">
            <text:p>0</text:p>
          </table:table-cell>
          <table:table-cell table:style-name="ce27" table:formula="of:=[.N12]/3145*100" office:value-type="float" office:value="0">
            <text:p>0</text:p>
          </table:table-cell>
          <table:table-cell table:style-name="ce27" table:formula="of:=[.O12]/3145*100" office:value-type="float" office:value="0">
            <text:p>0</text:p>
          </table:table-cell>
          <table:table-cell table:style-name="ce27" table:formula="of:=[.P12]/3145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uthRight</text:p>
          </table:table-cell>
          <table:table-cell table:style-name="ce27" table:formula="of:=[.C13]/5382*100" office:value-type="float" office:value="63.0620587142326">
            <text:p>63.06</text:p>
          </table:table-cell>
          <table:table-cell table:style-name="ce27" table:formula="of:=[.D13]/5382*100" office:value-type="float" office:value="16.5737643998514">
            <text:p>16.57</text:p>
          </table:table-cell>
          <table:table-cell table:style-name="ce27" table:formula="of:=[.E13]/5382*100" office:value-type="float" office:value="10.2935711631364">
            <text:p>10.29</text:p>
          </table:table-cell>
          <table:table-cell table:style-name="ce27" table:formula="of:=[.F13]/5382*100" office:value-type="float" office:value="5.14678558156819">
            <text:p>5.15</text:p>
          </table:table-cell>
          <table:table-cell table:style-name="ce27" table:formula="of:=[.G13]/5382*100" office:value-type="float" office:value="2.24823485693051">
            <text:p>2.25</text:p>
          </table:table-cell>
          <table:table-cell table:style-name="ce27" table:formula="of:=[.H13]/5382*100" office:value-type="float" office:value="1.26347082868822">
            <text:p>1.26</text:p>
          </table:table-cell>
          <table:table-cell table:style-name="ce27" table:formula="of:=[.I13]/5382*100" office:value-type="float" office:value="0.483091787439613">
            <text:p>0.48</text:p>
          </table:table-cell>
          <table:table-cell table:style-name="ce27" table:formula="of:=[.J13]/5382*100" office:value-type="float" office:value="0.743218134522482">
            <text:p>0.74</text:p>
          </table:table-cell>
          <table:table-cell table:style-name="ce27" table:formula="of:=[.K13]/5382*100" office:value-type="float" office:value="0.111482720178372">
            <text:p>0.11</text:p>
          </table:table-cell>
          <table:table-cell table:style-name="ce27" table:formula="of:=[.L13]/5382*100" office:value-type="float" office:value="0.0185804533630621">
            <text:p>0.02</text:p>
          </table:table-cell>
          <table:table-cell table:style-name="ce27" table:formula="of:=[.M13]/5382*100" office:value-type="float" office:value="0.0371609067261241">
            <text:p>0.04</text:p>
          </table:table-cell>
          <table:table-cell table:style-name="ce27" table:formula="of:=[.N13]/5382*100" office:value-type="float" office:value="0.0185804533630621">
            <text:p>0.02</text:p>
          </table:table-cell>
          <table:table-cell table:style-name="ce27" table:formula="of:=[.O13]/5382*100" office:value-type="float" office:value="0">
            <text:p>0</text:p>
          </table:table-cell>
          <table:table-cell table:style-name="ce27" table:formula="of:=[.P13]/5382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bCenter</text:p>
          </table:table-cell>
          <table:table-cell table:style-name="ce27" table:formula="of:=[.C14]/7893*100" office:value-type="float" office:value="70.7082224756113">
            <text:p>70.71</text:p>
          </table:table-cell>
          <table:table-cell table:style-name="ce27" table:formula="of:=[.D14]/7893*100" office:value-type="float" office:value="14.1517800582795">
            <text:p>14.15</text:p>
          </table:table-cell>
          <table:table-cell table:style-name="ce27" table:formula="of:=[.E14]/7893*100" office:value-type="float" office:value="8.32383124287343">
            <text:p>8.32</text:p>
          </table:table-cell>
          <table:table-cell table:style-name="ce27" table:formula="of:=[.F14]/7893*100" office:value-type="float" office:value="3.50943874319017">
            <text:p>3.51</text:p>
          </table:table-cell>
          <table:table-cell table:style-name="ce27" table:formula="of:=[.G14]/7893*100" office:value-type="float" office:value="1.55834283542379">
            <text:p>1.56</text:p>
          </table:table-cell>
          <table:table-cell table:style-name="ce27" table:formula="of:=[.H14]/7893*100" office:value-type="float" office:value="0.861522868364373">
            <text:p>0.86</text:p>
          </table:table-cell>
          <table:table-cell table:style-name="ce27" table:formula="of:=[.I14]/7893*100" office:value-type="float" office:value="0.367414164449512">
            <text:p>0.37</text:p>
          </table:table-cell>
          <table:table-cell table:style-name="ce27" table:formula="of:=[.J14]/7893*100" office:value-type="float" office:value="0.405422526289117">
            <text:p>0.41</text:p>
          </table:table-cell>
          <table:table-cell table:style-name="ce27" table:formula="of:=[.K14]/7893*100" office:value-type="float" office:value="0.0886861776257443">
            <text:p>0.09</text:p>
          </table:table-cell>
          <table:table-cell table:style-name="ce27" table:formula="of:=[.L14]/7893*100" office:value-type="float" office:value="0.0126694539465349">
            <text:p>0.01</text:p>
          </table:table-cell>
          <table:table-cell table:style-name="ce27" table:formula="of:=[.M14]/7893*100" office:value-type="float" office:value="0">
            <text:p>0</text:p>
          </table:table-cell>
          <table:table-cell table:style-name="ce27" table:formula="of:=[.N14]/7893*100" office:value-type="float" office:value="0.0126694539465349">
            <text:p>0.01</text:p>
          </table:table-cell>
          <table:table-cell table:style-name="ce27" table:formula="of:=[.O14]/7893*100" office:value-type="float" office:value="0">
            <text:p>0</text:p>
          </table:table-cell>
          <table:table-cell table:style-name="ce27" table:formula="of:=[.P14]/7893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bLeft</text:p>
          </table:table-cell>
          <table:table-cell table:style-name="ce27" table:formula="of:=[.C15]/9600*100" office:value-type="float" office:value="72.3854166666667">
            <text:p>72.39</text:p>
          </table:table-cell>
          <table:table-cell table:style-name="ce27" table:formula="of:=[.D15]/9600*100" office:value-type="float" office:value="14.1041666666667">
            <text:p>14.1</text:p>
          </table:table-cell>
          <table:table-cell table:style-name="ce27" table:formula="of:=[.E15]/9600*100" office:value-type="float" office:value="7.42708333333333">
            <text:p>7.43</text:p>
          </table:table-cell>
          <table:table-cell table:style-name="ce27" table:formula="of:=[.F15]/9600*100" office:value-type="float" office:value="3.125">
            <text:p>3.13</text:p>
          </table:table-cell>
          <table:table-cell table:style-name="ce27" table:formula="of:=[.G15]/9600*100" office:value-type="float" office:value="1.19791666666667">
            <text:p>1.2</text:p>
          </table:table-cell>
          <table:table-cell table:style-name="ce27" table:formula="of:=[.H15]/9600*100" office:value-type="float" office:value="0.875">
            <text:p>0.88</text:p>
          </table:table-cell>
          <table:table-cell table:style-name="ce27" table:formula="of:=[.I15]/9600*100" office:value-type="float" office:value="0.333333333333333">
            <text:p>0.33</text:p>
          </table:table-cell>
          <table:table-cell table:style-name="ce27" table:formula="of:=[.J15]/9600*100" office:value-type="float" office:value="0.375">
            <text:p>0.38</text:p>
          </table:table-cell>
          <table:table-cell table:style-name="ce27" table:formula="of:=[.K15]/9600*100" office:value-type="float" office:value="0.0833333333333333">
            <text:p>0.08</text:p>
          </table:table-cell>
          <table:table-cell table:style-name="ce27" table:formula="of:=[.L15]/9600*100" office:value-type="float" office:value="0.0520833333333333">
            <text:p>0.05</text:p>
          </table:table-cell>
          <table:table-cell table:style-name="ce27" table:formula="of:=[.M15]/9600*100" office:value-type="float" office:value="0.03125">
            <text:p>0.03</text:p>
          </table:table-cell>
          <table:table-cell table:style-name="ce27" table:formula="of:=[.N15]/9600*100" office:value-type="float" office:value="0">
            <text:p>0</text:p>
          </table:table-cell>
          <table:table-cell table:style-name="ce27" table:formula="of:=[.O15]/9600*100" office:value-type="float" office:value="0">
            <text:p>0</text:p>
          </table:table-cell>
          <table:table-cell table:style-name="ce27" table:formula="of:=[.P15]/9600*100" office:value-type="float" office:value="0.0104166666666667">
            <text:p>0.01</text:p>
          </table:table-cell>
        </table:table-row>
        <table:table-row table:style-name="ro1">
          <table:table-cell/>
          <table:table-cell office:value-type="string">
            <text:p>LibRight</text:p>
          </table:table-cell>
          <table:table-cell table:style-name="ce27" table:formula="of:=[.C16]/9801*100" office:value-type="float" office:value="66.574839302112">
            <text:p>66.57</text:p>
          </table:table-cell>
          <table:table-cell table:style-name="ce27" table:formula="of:=[.D16]/9801*100" office:value-type="float" office:value="16.0799918375676">
            <text:p>16.08</text:p>
          </table:table-cell>
          <table:table-cell table:style-name="ce27" table:formula="of:=[.E16]/9801*100" office:value-type="float" office:value="9.8561371288644">
            <text:p>9.86</text:p>
          </table:table-cell>
          <table:table-cell table:style-name="ce27" table:formula="of:=[.F16]/9801*100" office:value-type="float" office:value="3.82614018977655">
            <text:p>3.83</text:p>
          </table:table-cell>
          <table:table-cell table:style-name="ce27" table:formula="of:=[.G16]/9801*100" office:value-type="float" office:value="1.41822263034384">
            <text:p>1.42</text:p>
          </table:table-cell>
          <table:table-cell table:style-name="ce27" table:formula="of:=[.H16]/9801*100" office:value-type="float" office:value="1.12233445566779">
            <text:p>1.12</text:p>
          </table:table-cell>
          <table:table-cell table:style-name="ce27" table:formula="of:=[.I16]/9801*100" office:value-type="float" office:value="0.438730741761045">
            <text:p>0.44</text:p>
          </table:table-cell>
          <table:table-cell table:style-name="ce27" table:formula="of:=[.J16]/9801*100" office:value-type="float" office:value="0.459136822773186">
            <text:p>0.46</text:p>
          </table:table-cell>
          <table:table-cell table:style-name="ce27" table:formula="of:=[.K16]/9801*100" office:value-type="float" office:value="0.112233445566779">
            <text:p>0.11</text:p>
          </table:table-cell>
          <table:table-cell table:style-name="ce27" table:formula="of:=[.L16]/9801*100" office:value-type="float" office:value="0.0918273645546373">
            <text:p>0.09</text:p>
          </table:table-cell>
          <table:table-cell table:style-name="ce27" table:formula="of:=[.M16]/9801*100" office:value-type="float" office:value="0.0102030405060708">
            <text:p>0.01</text:p>
          </table:table-cell>
          <table:table-cell table:style-name="ce27" table:formula="of:=[.N16]/9801*100" office:value-type="float" office:value="0.0102030405060708">
            <text:p>0.01</text:p>
          </table:table-cell>
          <table:table-cell table:style-name="ce27" table:formula="of:=[.O16]/9801*100" office:value-type="float" office:value="0">
            <text:p>0</text:p>
          </table:table-cell>
          <table:table-cell table:style-name="ce27" table:formula="of:=[.P16]/9801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urpleLibRight</text:p>
          </table:table-cell>
          <table:table-cell table:style-name="ce27" table:formula="of:=[.C17]/1560*100" office:value-type="float" office:value="63.7179487179487">
            <text:p>63.72</text:p>
          </table:table-cell>
          <table:table-cell table:style-name="ce27" table:formula="of:=[.D17]/1560*100" office:value-type="float" office:value="17.1794871794872">
            <text:p>17.18</text:p>
          </table:table-cell>
          <table:table-cell table:style-name="ce27" table:formula="of:=[.E17]/1560*100" office:value-type="float" office:value="9.93589743589744">
            <text:p>9.94</text:p>
          </table:table-cell>
          <table:table-cell table:style-name="ce27" table:formula="of:=[.F17]/1560*100" office:value-type="float" office:value="4.48717948717949">
            <text:p>4.49</text:p>
          </table:table-cell>
          <table:table-cell table:style-name="ce27" table:formula="of:=[.G17]/1560*100" office:value-type="float" office:value="1.85897435897436">
            <text:p>1.86</text:p>
          </table:table-cell>
          <table:table-cell table:style-name="ce27" table:formula="of:=[.H17]/1560*100" office:value-type="float" office:value="1.21794871794872">
            <text:p>1.22</text:p>
          </table:table-cell>
          <table:table-cell table:style-name="ce27" table:formula="of:=[.I17]/1560*100" office:value-type="float" office:value="0.512820512820513">
            <text:p>0.51</text:p>
          </table:table-cell>
          <table:table-cell table:style-name="ce27" table:formula="of:=[.J17]/1560*100" office:value-type="float" office:value="0.833333333333333">
            <text:p>0.83</text:p>
          </table:table-cell>
          <table:table-cell table:style-name="ce27" table:formula="of:=[.K17]/1560*100" office:value-type="float" office:value="0.128205128205128">
            <text:p>0.13</text:p>
          </table:table-cell>
          <table:table-cell table:style-name="ce27" table:formula="of:=[.L17]/1560*100" office:value-type="float" office:value="0.128205128205128">
            <text:p>0.13</text:p>
          </table:table-cell>
          <table:table-cell table:style-name="ce27" table:formula="of:=[.M17]/1560*100" office:value-type="float" office:value="0">
            <text:p>0</text:p>
          </table:table-cell>
          <table:table-cell table:style-name="ce27" table:formula="of:=[.N17]/1560*100" office:value-type="float" office:value="0">
            <text:p>0</text:p>
          </table:table-cell>
          <table:table-cell table:style-name="ce27" table:formula="of:=[.O17]/1560*100" office:value-type="float" office:value="0">
            <text:p>0</text:p>
          </table:table-cell>
          <table:table-cell table:style-name="ce27" table:formula="of:=[.P17]/1560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LibRight</text:p>
          </table:table-cell>
          <table:table-cell table:style-name="ce27" table:formula="of:=[.C18]/11361*100" office:value-type="float" office:value="66.1825543526098">
            <text:p>66.18</text:p>
          </table:table-cell>
          <table:table-cell table:style-name="ce27" table:formula="of:=[.D18]/11361*100" office:value-type="float" office:value="16.2309655840155">
            <text:p>16.23</text:p>
          </table:table-cell>
          <table:table-cell table:style-name="ce27" table:formula="of:=[.E18]/11361*100" office:value-type="float" office:value="9.86708916468621">
            <text:p>9.87</text:p>
          </table:table-cell>
          <table:table-cell table:style-name="ce27" table:formula="of:=[.F18]/11361*100" office:value-type="float" office:value="3.91690872282369">
            <text:p>3.92</text:p>
          </table:table-cell>
          <table:table-cell table:style-name="ce27" table:formula="of:=[.G18]/11361*100" office:value-type="float" office:value="1.47874306839187">
            <text:p>1.48</text:p>
          </table:table-cell>
          <table:table-cell table:style-name="ce27" table:formula="of:=[.H18]/11361*100" office:value-type="float" office:value="1.13546342751518">
            <text:p>1.14</text:p>
          </table:table-cell>
          <table:table-cell table:style-name="ce27" table:formula="of:=[.I18]/11361*100" office:value-type="float" office:value="0.448904145761817">
            <text:p>0.45</text:p>
          </table:table-cell>
          <table:table-cell table:style-name="ce27" table:formula="of:=[.J18]/11361*100" office:value-type="float" office:value="0.510518440278145">
            <text:p>0.51</text:p>
          </table:table-cell>
          <table:table-cell table:style-name="ce27" table:formula="of:=[.K18]/11361*100" office:value-type="float" office:value="0.114426546958894">
            <text:p>0.11</text:p>
          </table:table-cell>
          <table:table-cell table:style-name="ce27" table:formula="of:=[.L18]/11361*100" office:value-type="float" office:value="0.0968224628113722">
            <text:p>0.1</text:p>
          </table:table-cell>
          <table:table-cell table:style-name="ce27" table:formula="of:=[.M18]/11361*100" office:value-type="float" office:value="0.00880204207376111">
            <text:p>0.01</text:p>
          </table:table-cell>
          <table:table-cell table:style-name="ce27" table:formula="of:=[.N18]/11361*100" office:value-type="float" office:value="0.00880204207376111">
            <text:p>0.01</text:p>
          </table:table-cell>
          <table:table-cell table:style-name="ce27" table:formula="of:=[.O18]/11361*100" office:value-type="float" office:value="0">
            <text:p>0</text:p>
          </table:table-cell>
          <table:table-cell table:style-name="ce27" table:formula="of:=[.P18]/11361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ft</text:p>
          </table:table-cell>
          <table:table-cell table:style-name="ce27" table:formula="of:=[.C19]/4479*100" office:value-type="float" office:value="73.2529582496093">
            <text:p>73.25</text:p>
          </table:table-cell>
          <table:table-cell table:style-name="ce27" table:formula="of:=[.D19]/4479*100" office:value-type="float" office:value="14.4451886581826">
            <text:p>14.45</text:p>
          </table:table-cell>
          <table:table-cell table:style-name="ce27" table:formula="of:=[.E19]/4479*100" office:value-type="float" office:value="6.92118776512614">
            <text:p>6.92</text:p>
          </table:table-cell>
          <table:table-cell table:style-name="ce27" table:formula="of:=[.F19]/4479*100" office:value-type="float" office:value="2.8801071667783">
            <text:p>2.88</text:p>
          </table:table-cell>
          <table:table-cell table:style-name="ce27" table:formula="of:=[.G19]/4479*100" office:value-type="float" office:value="1.02701495869614">
            <text:p>1.03</text:p>
          </table:table-cell>
          <table:table-cell table:style-name="ce27" table:formula="of:=[.H19]/4479*100" office:value-type="float" office:value="0.826077249386024">
            <text:p>0.83</text:p>
          </table:table-cell>
          <table:table-cell table:style-name="ce27" table:formula="of:=[.I19]/4479*100" office:value-type="float" office:value="0.312569770037955">
            <text:p>0.31</text:p>
          </table:table-cell>
          <table:table-cell table:style-name="ce27" table:formula="of:=[.J19]/4479*100" office:value-type="float" office:value="0.267916945746818">
            <text:p>0.27</text:p>
          </table:table-cell>
          <table:table-cell table:style-name="ce27" table:formula="of:=[.K19]/4479*100" office:value-type="float" office:value="0.0669792364367046">
            <text:p>0.07</text:p>
          </table:table-cell>
          <table:table-cell table:style-name="ce27" table:formula="of:=[.L19]/4479*100" office:value-type="float" office:value="0">
            <text:p>0</text:p>
          </table:table-cell>
          <table:table-cell table:style-name="ce27" table:formula="of:=[.M19]/4479*100" office:value-type="float" office:value="0">
            <text:p>0</text:p>
          </table:table-cell>
          <table:table-cell table:style-name="ce27" table:formula="of:=[.N19]/4479*100" office:value-type="float" office:value="0">
            <text:p>0</text:p>
          </table:table-cell>
          <table:table-cell table:style-name="ce27" table:formula="of:=[.O19]/4479*100" office:value-type="float" office:value="0">
            <text:p>0</text:p>
          </table:table-cell>
          <table:table-cell table:style-name="ce27" table:formula="of:=[.P19]/4479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ight</text:p>
          </table:table-cell>
          <table:table-cell table:style-name="ce27" table:formula="of:=[.C20]/5134*100" office:value-type="float" office:value="67.6860148032723">
            <text:p>67.69</text:p>
          </table:table-cell>
          <table:table-cell table:style-name="ce27" table:formula="of:=[.D20]/5134*100" office:value-type="float" office:value="15.0564861706272">
            <text:p>15.06</text:p>
          </table:table-cell>
          <table:table-cell table:style-name="ce27" table:formula="of:=[.E20]/5134*100" office:value-type="float" office:value="9.19361121932217">
            <text:p>9.19</text:p>
          </table:table-cell>
          <table:table-cell table:style-name="ce27" table:formula="of:=[.F20]/5134*100" office:value-type="float" office:value="4.32411375146085">
            <text:p>4.32</text:p>
          </table:table-cell>
          <table:table-cell table:style-name="ce27" table:formula="of:=[.G20]/5134*100" office:value-type="float" office:value="1.90884300740164">
            <text:p>1.91</text:p>
          </table:table-cell>
          <table:table-cell table:style-name="ce27" table:formula="of:=[.H20]/5134*100" office:value-type="float" office:value="0.876509544215037">
            <text:p>0.88</text:p>
          </table:table-cell>
          <table:table-cell table:style-name="ce27" table:formula="of:=[.I20]/5134*100" office:value-type="float" office:value="0.350603817686015">
            <text:p>0.35</text:p>
          </table:table-cell>
          <table:table-cell table:style-name="ce27" table:formula="of:=[.J20]/5134*100" office:value-type="float" office:value="0.447993767043241">
            <text:p>0.45</text:p>
          </table:table-cell>
          <table:table-cell table:style-name="ce27" table:formula="of:=[.K20]/5134*100" office:value-type="float" office:value="0.0973899493572263">
            <text:p>0.1</text:p>
          </table:table-cell>
          <table:table-cell table:style-name="ce27" table:formula="of:=[.L20]/5134*100" office:value-type="float" office:value="0.0389559797428905">
            <text:p>0.04</text:p>
          </table:table-cell>
          <table:table-cell table:style-name="ce27" table:formula="of:=[.M20]/5134*100" office:value-type="float" office:value="0">
            <text:p>0</text:p>
          </table:table-cell>
          <table:table-cell table:style-name="ce27" table:formula="of:=[.N20]/5134*100" office:value-type="float" office:value="0.0194779898714453">
            <text:p>0.02</text:p>
          </table:table-cell>
          <table:table-cell table:style-name="ce27" table:formula="of:=[.O20]/5134*100" office:value-type="float" office:value="0">
            <text:p>0</text:p>
          </table:table-cell>
          <table:table-cell table:style-name="ce27" table:formula="of:=[.P20]/5134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Unflaired</text:p>
          </table:table-cell>
          <table:table-cell table:style-name="ce27" table:formula="of:=[.C21]/2007*100" office:value-type="float" office:value="97.0104633781764">
            <text:p>97.01</text:p>
          </table:table-cell>
          <table:table-cell table:style-name="ce27" table:formula="of:=[.D21]/2007*100" office:value-type="float" office:value="1.74389636273044">
            <text:p>1.74</text:p>
          </table:table-cell>
          <table:table-cell table:style-name="ce27" table:formula="of:=[.E21]/2007*100" office:value-type="float" office:value="0.64773293472845">
            <text:p>0.65</text:p>
          </table:table-cell>
          <table:table-cell table:style-name="ce27" table:formula="of:=[.F21]/2007*100" office:value-type="float" office:value="0.249128051818635">
            <text:p>0.25</text:p>
          </table:table-cell>
          <table:table-cell table:style-name="ce27" table:formula="of:=[.G21]/2007*100" office:value-type="float" office:value="0.298953662182362">
            <text:p>0.3</text:p>
          </table:table-cell>
          <table:table-cell table:style-name="ce27" table:formula="of:=[.H21]/2007*100" office:value-type="float" office:value="0">
            <text:p>0</text:p>
          </table:table-cell>
          <table:table-cell table:style-name="ce27" table:formula="of:=[.I21]/2007*100" office:value-type="float" office:value="0.0498256103637269">
            <text:p>0.05</text:p>
          </table:table-cell>
          <table:table-cell table:style-name="ce27" table:formula="of:=[.J21]/2007*100" office:value-type="float" office:value="0">
            <text:p>0</text:p>
          </table:table-cell>
          <table:table-cell table:style-name="ce27" table:formula="of:=[.K21]/2007*100" office:value-type="float" office:value="0.149476831091181">
            <text:p>0.15</text:p>
          </table:table-cell>
          <table:table-cell table:style-name="ce27" table:formula="of:=[.L21]/2007*100" office:value-type="float" office:value="0.0498256103637269">
            <text:p>0.05</text:p>
          </table:table-cell>
          <table:table-cell table:style-name="ce27" table:formula="of:=[.M21]/2007*100" office:value-type="float" office:value="0">
            <text:p>0</text:p>
          </table:table-cell>
          <table:table-cell table:style-name="ce27" table:formula="of:=[.N21]/2007*100" office:value-type="float" office:value="0">
            <text:p>0</text:p>
          </table:table-cell>
          <table:table-cell table:style-name="ce27" table:formula="of:=[.O21]/2007*100" office:value-type="float" office:value="0">
            <text:p>0</text:p>
          </table:table-cell>
          <table:table-cell table:style-name="ce27" table:formula="of:=[.P21]/2007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ot Recorded</text:p>
          </table:table-cell>
          <table:table-cell table:style-name="ce27" table:formula="of:=[.C22]/537*100" office:value-type="float" office:value="76.1638733705773">
            <text:p>76.16</text:p>
          </table:table-cell>
          <table:table-cell table:style-name="ce27" table:formula="of:=[.D22]/537*100" office:value-type="float" office:value="12.6629422718808">
            <text:p>12.66</text:p>
          </table:table-cell>
          <table:table-cell table:style-name="ce27" table:formula="of:=[.E22]/537*100" office:value-type="float" office:value="7.26256983240224">
            <text:p>7.26</text:p>
          </table:table-cell>
          <table:table-cell table:style-name="ce27" table:formula="of:=[.F22]/537*100" office:value-type="float" office:value="2.42085661080074">
            <text:p>2.42</text:p>
          </table:table-cell>
          <table:table-cell table:style-name="ce27" table:formula="of:=[.G22]/537*100" office:value-type="float" office:value="0.37243947858473">
            <text:p>0.37</text:p>
          </table:table-cell>
          <table:table-cell table:style-name="ce27" table:formula="of:=[.H22]/537*100" office:value-type="float" office:value="0.37243947858473">
            <text:p>0.37</text:p>
          </table:table-cell>
          <table:table-cell table:style-name="ce27" table:formula="of:=[.I22]/537*100" office:value-type="float" office:value="0">
            <text:p>0</text:p>
          </table:table-cell>
          <table:table-cell table:style-name="ce27" table:formula="of:=[.J22]/537*100" office:value-type="float" office:value="0">
            <text:p>0</text:p>
          </table:table-cell>
          <table:table-cell table:style-name="ce27" table:formula="of:=[.K22]/537*100" office:value-type="float" office:value="0">
            <text:p>0</text:p>
          </table:table-cell>
          <table:table-cell table:style-name="ce27" table:formula="of:=[.L22]/537*100" office:value-type="float" office:value="0">
            <text:p>0</text:p>
          </table:table-cell>
          <table:table-cell table:style-name="ce27" table:formula="of:=[.M22]/537*100" office:value-type="float" office:value="0">
            <text:p>0</text:p>
          </table:table-cell>
          <table:table-cell table:style-name="ce27" table:formula="of:=[.N22]/537*100" office:value-type="float" office:value="0">
            <text:p>0</text:p>
          </table:table-cell>
          <table:table-cell table:style-name="ce27" table:formula="of:=[.O22]/537*100" office:value-type="float" office:value="0">
            <text:p>0</text:p>
          </table:table-cell>
          <table:table-cell table:style-name="ce27" table:formula="of:=[.P22]/537*100" office:value-type="float" office:value="0">
            <text:p>0</text:p>
          </table:table-cell>
        </table:table-row>
        <table:table-row table:style-name="ro1">
          <table:table-cell/>
          <table:table-cell table:style-name="ce22" table:number-columns-repeated="15"/>
        </table:table-row>
        <table:table-row table:style-name="ro1">
          <table:table-cell/>
          <table:table-cell office:value-type="string">
            <text:p>Total Auth</text:p>
          </table:table-cell>
          <table:table-cell table:style-name="ce27" table:formula="of:=[.C24]/13228*100" office:value-type="float" office:value="62.6247354097369">
            <text:p>62.62</text:p>
          </table:table-cell>
          <table:table-cell table:style-name="ce27" table:formula="of:=[.D24]/13228*100" office:value-type="float" office:value="16.6238282431207">
            <text:p>16.62</text:p>
          </table:table-cell>
          <table:table-cell table:style-name="ce27" table:formula="of:=[.E24]/13228*100" office:value-type="float" office:value="10.2887813728455">
            <text:p>10.29</text:p>
          </table:table-cell>
          <table:table-cell table:style-name="ce27" table:formula="of:=[.F24]/13228*100" office:value-type="float" office:value="5.29936498336861">
            <text:p>5.3</text:p>
          </table:table-cell>
          <table:table-cell table:style-name="ce27" table:formula="of:=[.G24]/13228*100" office:value-type="float" office:value="2.11672210462655">
            <text:p>2.12</text:p>
          </table:table-cell>
          <table:table-cell table:style-name="ce27" table:formula="of:=[.H24]/13228*100" office:value-type="float" office:value="1.51194436044754">
            <text:p>1.51</text:p>
          </table:table-cell>
          <table:table-cell table:style-name="ce27" table:formula="of:=[.I24]/13228*100" office:value-type="float" office:value="0.536740247958875">
            <text:p>0.54</text:p>
          </table:table-cell>
          <table:table-cell table:style-name="ce27" table:formula="of:=[.J24]/13228*100" office:value-type="float" office:value="0.801330511037194">
            <text:p>0.8</text:p>
          </table:table-cell>
          <table:table-cell table:style-name="ce27" table:formula="of:=[.K24]/13228*100" office:value-type="float" office:value="0.136074992440278">
            <text:p>0.14</text:p>
          </table:table-cell>
          <table:table-cell table:style-name="ce27" table:formula="of:=[.L24]/13228*100" office:value-type="float" office:value="0.022679165406713">
            <text:p>0.02</text:p>
          </table:table-cell>
          <table:table-cell table:style-name="ce27" table:formula="of:=[.M24]/13228*100" office:value-type="float" office:value="0.022679165406713">
            <text:p>0.02</text:p>
          </table:table-cell>
          <table:table-cell table:style-name="ce27" table:formula="of:=[.N24]/13228*100" office:value-type="float" office:value="0.0151194436044754">
            <text:p>0.02</text:p>
          </table:table-cell>
          <table:table-cell table:style-name="ce27" table:formula="of:=[.O24]/13228*100" office:value-type="float" office:value="0">
            <text:p>0</text:p>
          </table:table-cell>
          <table:table-cell table:style-name="ce27" table:formula="of:=[.P24]/13228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Lib</text:p>
          </table:table-cell>
          <table:table-cell table:style-name="ce27" table:formula="of:=[.C25]/28854*100" office:value-type="float" office:value="69.4843002703265">
            <text:p>69.48</text:p>
          </table:table-cell>
          <table:table-cell table:style-name="ce27" table:formula="of:=[.D25]/28854*100" office:value-type="float" office:value="14.9545990157344">
            <text:p>14.95</text:p>
          </table:table-cell>
          <table:table-cell table:style-name="ce27" table:formula="of:=[.E25]/28854*100" office:value-type="float" office:value="8.63311845844597">
            <text:p>8.63</text:p>
          </table:table-cell>
          <table:table-cell table:style-name="ce27" table:formula="of:=[.F25]/28854*100" office:value-type="float" office:value="3.54196991751577">
            <text:p>3.54</text:p>
          </table:table-cell>
          <table:table-cell table:style-name="ce27" table:formula="of:=[.G25]/28854*100" office:value-type="float" office:value="1.40708393983503">
            <text:p>1.41</text:p>
          </table:table-cell>
          <table:table-cell table:style-name="ce27" table:formula="of:=[.H25]/28854*100" office:value-type="float" office:value="0.973868441117349">
            <text:p>0.97</text:p>
          </table:table-cell>
          <table:table-cell table:style-name="ce27" table:formula="of:=[.I25]/28854*100" office:value-type="float" office:value="0.388161086851043">
            <text:p>0.39</text:p>
          </table:table-cell>
          <table:table-cell table:style-name="ce27" table:formula="of:=[.J25]/28854*100" office:value-type="float" office:value="0.436681222707424">
            <text:p>0.44</text:p>
          </table:table-cell>
          <table:table-cell table:style-name="ce27" table:formula="of:=[.K25]/28854*100" office:value-type="float" office:value="0.0970402717127608">
            <text:p>0.1</text:p>
          </table:table-cell>
          <table:table-cell table:style-name="ce27" table:formula="of:=[.L25]/28854*100" office:value-type="float" office:value="0.0589173078256048">
            <text:p>0.06</text:p>
          </table:table-cell>
          <table:table-cell table:style-name="ce27" table:formula="of:=[.M25]/28854*100" office:value-type="float" office:value="0.0138628959589658">
            <text:p>0.01</text:p>
          </table:table-cell>
          <table:table-cell table:style-name="ce27" table:formula="of:=[.N25]/28854*100" office:value-type="float" office:value="0.00693144797948291">
            <text:p>0.01</text:p>
          </table:table-cell>
          <table:table-cell table:style-name="ce27" table:formula="of:=[.O25]/28854*100" office:value-type="float" office:value="0">
            <text:p>0</text:p>
          </table:table-cell>
          <table:table-cell table:style-name="ce27" table:formula="of:=[.P25]/28854*100" office:value-type="float" office:value="0.00346572398974146">
            <text:p>0</text:p>
          </table:table-cell>
        </table:table-row>
        <table:table-row table:style-name="ro1">
          <table:table-cell/>
          <table:table-cell office:value-type="string">
            <text:p>Total Left</text:p>
          </table:table-cell>
          <table:table-cell table:style-name="ce27" table:formula="of:=[.C26]/17224*100" office:value-type="float" office:value="71.2842545285648">
            <text:p>71.28</text:p>
          </table:table-cell>
          <table:table-cell table:style-name="ce27" table:formula="of:=[.D26]/17224*100" office:value-type="float" office:value="14.4333488156061">
            <text:p>14.43</text:p>
          </table:table-cell>
          <table:table-cell table:style-name="ce27" table:formula="of:=[.E26]/17224*100" office:value-type="float" office:value="7.63469577333953">
            <text:p>7.63</text:p>
          </table:table-cell>
          <table:table-cell table:style-name="ce27" table:formula="of:=[.F26]/17224*100" office:value-type="float" office:value="3.36739433348816">
            <text:p>3.37</text:p>
          </table:table-cell>
          <table:table-cell table:style-name="ce27" table:formula="of:=[.G26]/17224*100" office:value-type="float" office:value="1.34115188109615">
            <text:p>1.34</text:p>
          </table:table-cell>
          <table:table-cell table:style-name="ce27" table:formula="of:=[.H26]/17224*100" office:value-type="float" office:value="0.963771481653507">
            <text:p>0.96</text:p>
          </table:table-cell>
          <table:table-cell table:style-name="ce27" table:formula="of:=[.I26]/17224*100" office:value-type="float" office:value="0.359962842545286">
            <text:p>0.36</text:p>
          </table:table-cell>
          <table:table-cell table:style-name="ce27" table:formula="of:=[.J26]/17224*100" office:value-type="float" office:value="0.452856479331166">
            <text:p>0.45</text:p>
          </table:table-cell>
          <table:table-cell table:style-name="ce27" table:formula="of:=[.K26]/17224*100" office:value-type="float" office:value="0.0986994890849977">
            <text:p>0.1</text:p>
          </table:table-cell>
          <table:table-cell table:style-name="ce27" table:formula="of:=[.L26]/17224*100" office:value-type="float" office:value="0.0406409660938226">
            <text:p>0.04</text:p>
          </table:table-cell>
          <table:table-cell table:style-name="ce27" table:formula="of:=[.M26]/17224*100" office:value-type="float" office:value="0.0174175568973525">
            <text:p>0.02</text:p>
          </table:table-cell>
          <table:table-cell table:style-name="ce27" table:formula="of:=[.N26]/17224*100" office:value-type="float" office:value="0">
            <text:p>0</text:p>
          </table:table-cell>
          <table:table-cell table:style-name="ce27" table:formula="of:=[.O26]/17224*100" office:value-type="float" office:value="0">
            <text:p>0</text:p>
          </table:table-cell>
          <table:table-cell table:style-name="ce27" table:formula="of:=[.P26]/17224*100" office:value-type="float" office:value="0.00580585229911751">
            <text:p>0.01</text:p>
          </table:table-cell>
        </table:table-row>
        <table:table-row table:style-name="ro1">
          <table:table-cell/>
          <table:table-cell office:value-type="string">
            <text:p>Total Right</text:p>
          </table:table-cell>
          <table:table-cell table:style-name="ce27" table:formula="of:=[.C27]/21877*100" office:value-type="float" office:value="61.2241166521918">
            <text:p>61.22</text:p>
          </table:table-cell>
          <table:table-cell table:style-name="ce27" table:formula="of:=[.D27]/21877*100" office:value-type="float" office:value="14.8146455181241">
            <text:p>14.81</text:p>
          </table:table-cell>
          <table:table-cell table:style-name="ce27" table:formula="of:=[.E27]/21877*100" office:value-type="float" office:value="9.10545321570599">
            <text:p>9.11</text:p>
          </table:table-cell>
          <table:table-cell table:style-name="ce27" table:formula="of:=[.F27]/21877*100" office:value-type="float" office:value="3.99506330849751">
            <text:p>4</text:p>
          </table:table-cell>
          <table:table-cell table:style-name="ce27" table:formula="of:=[.G27]/21877*100" office:value-type="float" office:value="1.63642181286282">
            <text:p>1.64</text:p>
          </table:table-cell>
          <table:table-cell table:style-name="ce27" table:formula="of:=[.H27]/21877*100" office:value-type="float" office:value="1.01933537505142">
            <text:p>1.02</text:p>
          </table:table-cell>
          <table:table-cell table:style-name="ce27" table:formula="of:=[.I27]/21877*100" office:value-type="float" office:value="0.397677926589569">
            <text:p>0.4</text:p>
          </table:table-cell>
          <table:table-cell table:style-name="ce27" table:formula="of:=[.J27]/21877*100" office:value-type="float" office:value="0.49366915024912">
            <text:p>0.49</text:p>
          </table:table-cell>
          <table:table-cell table:style-name="ce27" table:formula="of:=[.K27]/21877*100" office:value-type="float" office:value="0.100562234310006">
            <text:p>0.1</text:p>
          </table:table-cell>
          <table:table-cell table:style-name="ce27" table:formula="of:=[.L27]/21877*100" office:value-type="float" office:value="0.0548521278054578">
            <text:p>0.05</text:p>
          </table:table-cell>
          <table:table-cell table:style-name="ce27" table:formula="of:=[.M27]/21877*100" office:value-type="float" office:value="0.0137130319513644">
            <text:p>0.01</text:p>
          </table:table-cell>
          <table:table-cell table:style-name="ce27" table:formula="of:=[.N27]/21877*100" office:value-type="float" office:value="0.0137130319513644">
            <text:p>0.01</text:p>
          </table:table-cell>
          <table:table-cell table:style-name="ce27" table:formula="of:=[.O27]/21877*100" office:value-type="float" office:value="0">
            <text:p>0</text:p>
          </table:table-cell>
          <table:table-cell table:style-name="ce27" table:formula="of:=[.P27]/21877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 Centrist</text:p>
          </table:table-cell>
          <table:table-cell table:style-name="ce27" table:formula="of:=[.C36]" office:value-type="float" office:value="67.6290147961025">
            <text:p>67.63</text:p>
          </table:table-cell>
          <table:table-cell table:style-name="ce27" table:formula="of:=[.D36]" office:value-type="float" office:value="15.2893059064116">
            <text:p>15.29</text:p>
          </table:table-cell>
          <table:table-cell table:style-name="ce27" table:formula="of:=[.E36]" office:value-type="float" office:value="9.56333453626849">
            <text:p>9.56</text:p>
          </table:table-cell>
          <table:table-cell table:style-name="ce27" table:formula="of:=[.F36]" office:value-type="float" office:value="4.01780344039456">
            <text:p>4.02</text:p>
          </table:table-cell>
          <table:table-cell table:style-name="ce27" table:formula="of:=[.G36]" office:value-type="float" office:value="1.28714062312041">
            <text:p>1.29</text:p>
          </table:table-cell>
          <table:table-cell table:style-name="ce27" table:formula="of:=[.H36]" office:value-type="float" office:value="0.890172019728137">
            <text:p>0.89</text:p>
          </table:table-cell>
          <table:table-cell table:style-name="ce27" table:formula="of:=[.I36]" office:value-type="float" office:value="0.541320822807651">
            <text:p>0.54</text:p>
          </table:table-cell>
          <table:table-cell table:style-name="ce27" table:formula="of:=[.J36]" office:value-type="float" office:value="0.541320822807651">
            <text:p>0.54</text:p>
          </table:table-cell>
          <table:table-cell table:style-name="ce27" table:formula="of:=[.K36]" office:value-type="float" office:value="0.156381571033321">
            <text:p>0.16</text:p>
          </table:table-cell>
          <table:table-cell table:style-name="ce27" table:formula="of:=[.L36]" office:value-type="float" office:value="0.060146758089739">
            <text:p>0.06</text:p>
          </table:table-cell>
          <table:table-cell table:style-name="ce27" table:formula="of:=[.M36]" office:value-type="float" office:value="0">
            <text:p>0</text:p>
          </table:table-cell>
          <table:table-cell table:style-name="ce27" table:formula="of:=[.N36]" office:value-type="float" office:value="0.0240587032358956">
            <text:p>0.02</text:p>
          </table:table-cell>
          <table:table-cell table:style-name="ce27" table:formula="of:=[.O36]" office:value-type="float" office:value="0">
            <text:p>0</text:p>
          </table:table-cell>
          <table:table-cell table:style-name="ce27" table:formula="of:=[.P36]" office:value-type="float" office:value="0">
            <text:p>0</text:p>
          </table:table-cell>
        </table:table-row>
        <table:table-row table:style-name="ro1">
          <table:table-cell/>
          <table:table-cell table:style-name="ce5" office:value-type="string">
            <text:p>Percent Total</text:p>
          </table:table-cell>
          <table:table-cell table:style-name="ce28" table:formula="of:=[.C29]/62552*100" office:value-type="float" office:value="68.8499168691649">
            <text:p>68.85</text:p>
          </table:table-cell>
          <table:table-cell table:style-name="ce28" table:formula="of:=[.D29]/62552*100" office:value-type="float" office:value="14.8804194909835">
            <text:p>14.88</text:p>
          </table:table-cell>
          <table:table-cell table:style-name="ce28" table:formula="of:=[.E29]/62552*100" office:value-type="float" office:value="8.76230975828111">
            <text:p>8.76</text:p>
          </table:table-cell>
          <table:table-cell table:style-name="ce28" table:formula="of:=[.F29]/62552*100" office:value-type="float" office:value="3.87837319350301">
            <text:p>3.88</text:p>
          </table:table-cell>
          <table:table-cell table:style-name="ce28" table:formula="of:=[.G29]/62552*100" office:value-type="float" office:value="1.51074306177261">
            <text:p>1.51</text:p>
          </table:table-cell>
          <table:table-cell table:style-name="ce28" table:formula="of:=[.H29]/62552*100" office:value-type="float" office:value="1.02155007034148">
            <text:p>1.02</text:p>
          </table:table-cell>
          <table:table-cell table:style-name="ce28" table:formula="of:=[.I29]/62552*100" office:value-type="float" office:value="0.417252845632434">
            <text:p>0.42</text:p>
          </table:table-cell>
          <table:table-cell table:style-name="ce28" table:formula="of:=[.J29]/62552*100" office:value-type="float" office:value="0.498785010870955">
            <text:p>0.5</text:p>
          </table:table-cell>
          <table:table-cell table:style-name="ce28" table:formula="of:=[.K29]/62552*100" office:value-type="float" office:value="0.111906893464637">
            <text:p>0.11</text:p>
          </table:table-cell>
          <table:table-cell table:style-name="ce28" table:formula="of:=[.L29]/62552*100" office:value-type="float" office:value="0.044762757385855">
            <text:p>0.04</text:p>
          </table:table-cell>
          <table:table-cell table:style-name="ce28" table:formula="of:=[.M29]/62552*100" office:value-type="float" office:value="0.0111906893464637">
            <text:p>0.01</text:p>
          </table:table-cell>
          <table:table-cell table:style-name="ce28" table:formula="of:=[.N29]/62552*100" office:value-type="float" office:value="0.0111906893464637">
            <text:p>0.01</text:p>
          </table:table-cell>
          <table:table-cell table:style-name="ce28" table:formula="of:=[.O29]/62552*100" office:value-type="float" office:value="0">
            <text:p>0</text:p>
          </table:table-cell>
          <table:table-cell table:style-name="ce28" table:formula="of:=[.P29]/62552*100" office:value-type="float" office:value="0.00159866990663768">
            <text:p>0</text:p>
          </table:table-cell>
        </table:table-row>
        <table:table-row table:style-name="ro1">
          <table:table-cell/>
          <table:table-cell table:style-name="ce5" office:value-type="string">
            <text:p>Percent Cum.</text:p>
          </table:table-cell>
          <table:table-cell table:style-name="ce28" table:formula="of:=[.C55]" office:value-type="float" office:value="68.8499168691649">
            <text:p>68.85</text:p>
          </table:table-cell>
          <table:table-cell table:style-name="ce28" table:formula="of:=[.C56]+[.D55]" office:value-type="float" office:value="83.7303363601484">
            <text:p>83.73</text:p>
          </table:table-cell>
          <table:table-cell table:style-name="ce28" table:formula="of:=[.D56]+[.E55]" office:value-type="float" office:value="92.4926461184295">
            <text:p>92.49</text:p>
          </table:table-cell>
          <table:table-cell table:style-name="ce28" table:formula="of:=[.E56]+[.F55]" office:value-type="float" office:value="96.3710193119325">
            <text:p>96.37</text:p>
          </table:table-cell>
          <table:table-cell table:style-name="ce28" table:formula="of:=[.F56]+[.G55]" office:value-type="float" office:value="97.8817623737051">
            <text:p>97.88</text:p>
          </table:table-cell>
          <table:table-cell table:style-name="ce28" table:formula="of:=[.G56]+[.H55]" office:value-type="float" office:value="98.9033124440465">
            <text:p>98.9</text:p>
          </table:table-cell>
          <table:table-cell table:style-name="ce28" table:formula="of:=[.H56]+[.I55]" office:value-type="float" office:value="99.320565289679">
            <text:p>99.32</text:p>
          </table:table-cell>
          <table:table-cell table:style-name="ce28" table:formula="of:=[.I56]+[.J55]" office:value-type="float" office:value="99.81935030055">
            <text:p>99.82</text:p>
          </table:table-cell>
          <table:table-cell table:style-name="ce28" table:formula="of:=[.J56]+[.K55]" office:value-type="float" office:value="99.9312571940146">
            <text:p>99.93</text:p>
          </table:table-cell>
          <table:table-cell table:style-name="ce28" table:formula="of:=[.K56]+[.L55]" office:value-type="float" office:value="99.9760199514004">
            <text:p>99.98</text:p>
          </table:table-cell>
          <table:table-cell table:style-name="ce28" table:formula="of:=[.L56]+[.M55]" office:value-type="float" office:value="99.9872106407469">
            <text:p>99.99</text:p>
          </table:table-cell>
          <table:table-cell table:style-name="ce28" table:formula="of:=[.M56]+[.N55]" office:value-type="float" office:value="99.9984013300934">
            <text:p>100</text:p>
          </table:table-cell>
          <table:table-cell table:style-name="ce28" table:formula="of:=[.N56]+[.O55]" office:value-type="float" office:value="99.9984013300934">
            <text:p>100</text:p>
          </table:table-cell>
          <table:table-cell table:style-name="ce28" table:formula="of:=[.O56]+[.P55]" office:value-type="float" office:value="100">
            <text:p>1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Grey Centrist</text:p>
          </table:table-cell>
          <table:table-cell office:value-type="string">
            <text:p>Centrist</text:p>
          </table:table-cell>
          <table:table-cell office:value-type="string">
            <text:p>AuthCenter</text:p>
          </table:table-cell>
          <table:table-cell office:value-type="string">
            <text:p>AuthLeft</text:p>
          </table:table-cell>
          <table:table-cell office:value-type="string">
            <text:p>AuthRight</text:p>
          </table:table-cell>
          <table:table-cell office:value-type="string">
            <text:p>LibCenter</text:p>
          </table:table-cell>
          <table:table-cell office:value-type="string">
            <text:p>LibLeft</text:p>
          </table:table-cell>
          <table:table-cell office:value-type="string">
            <text:p>LibRight</text:p>
          </table:table-cell>
          <table:table-cell office:value-type="string">
            <text:p>Purple LibRigh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nflaired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1. haikusbot <text:s/>| <text:s/>838</text:p>
          </table:table-cell>
          <table:table-cell office:value-type="string">
            <text:p>1. JacobRobi <text:s/>| <text:s/>964</text:p>
          </table:table-cell>
          <table:table-cell office:value-type="string">
            <text:p>1. ContraCoke <text:s/>| <text:s/>881</text:p>
          </table:table-cell>
          <table:table-cell office:value-type="string">
            <text:p>1. reviedox <text:s/>| <text:s/>415</text:p>
          </table:table-cell>
          <table:table-cell office:value-type="string">
            <text:p>1. UnironicThatcherite <text:s/>| <text:s/>868</text:p>
          </table:table-cell>
          <table:table-cell office:value-type="string">
            <text:p>1. Tacolomaniac <text:s/>| <text:s/>897</text:p>
          </table:table-cell>
          <table:table-cell office:value-type="string">
            <text:p>1. cosmicmangobear <text:s/>| <text:s/>2177</text:p>
          </table:table-cell>
          <table:table-cell office:value-type="string">
            <text:p>1. azns123 <text:s/>| <text:s/>835</text:p>
          </table:table-cell>
          <table:table-cell office:value-type="string">
            <text:p>1. CityFan4 <text:s/>| <text:s/>481</text:p>
          </table:table-cell>
          <table:table-cell office:value-type="string">
            <text:p>1. Sp0okyScarySkeleton- <text:s/>| <text:s/>286</text:p>
          </table:table-cell>
          <table:table-cell office:value-type="string">
            <text:p>1. Anon_Monon <text:s/>| <text:s/>875</text:p>
          </table:table-cell>
          <table:table-cell office:value-type="string">
            <text:p>1. UNFLAIR3D <text:s/>| <text:s/>483</text:p>
          </table:table-cell>
          <table:table-cell/>
          <table:table-cell office:value-type="string">
            <text:p>1. cosmicmangobear <text:s/>| <text:s/>2177 <text:s/>| <text:s/>LibLeft</text:p>
          </table:table-cell>
        </table:table-row>
        <table:table-row table:style-name="ro1">
          <table:table-cell/>
          <table:table-cell office:value-type="string">
            <text:p>2. Reddit-Book-Bot <text:s/>| <text:s/>380</text:p>
          </table:table-cell>
          <table:table-cell office:value-type="string">
            <text:p>2. theotherotherhand <text:s/>| <text:s/>441</text:p>
          </table:table-cell>
          <table:table-cell office:value-type="string">
            <text:p>2. DrGersch <text:s/>| <text:s/>523</text:p>
          </table:table-cell>
          <table:table-cell office:value-type="string">
            <text:p>2. RengokuEroica <text:s/>| <text:s/>394</text:p>
          </table:table-cell>
          <table:table-cell office:value-type="string">
            <text:p>2. TiggerBane <text:s/>| <text:s/>672</text:p>
          </table:table-cell>
          <table:table-cell office:value-type="string">
            <text:p>2. SexySnekySnek <text:s/>| <text:s/>470</text:p>
          </table:table-cell>
          <table:table-cell office:value-type="string">
            <text:p>2. HighlyCharming <text:s/>| <text:s/>578</text:p>
          </table:table-cell>
          <table:table-cell office:value-type="string">
            <text:p>2. shook_not_shaken <text:s/>| <text:s/>502</text:p>
          </table:table-cell>
          <table:table-cell office:value-type="string">
            <text:p>2. GeorgioArmani2238 <text:s/>| <text:s/>410</text:p>
          </table:table-cell>
          <table:table-cell office:value-type="string">
            <text:p>2. Michigan_Flaggot2 <text:s/>| <text:s/>266</text:p>
          </table:table-cell>
          <table:table-cell office:value-type="string">
            <text:p>2. SAINT4367 <text:s/>| <text:s/>396</text:p>
          </table:table-cell>
          <table:table-cell office:value-type="string">
            <text:p>2. thecloudstolemyfeta <text:s/>| <text:s/>271</text:p>
          </table:table-cell>
          <table:table-cell/>
          <table:table-cell office:value-type="string">
            <text:p>2. JacobRobi <text:s/>| <text:s/>964 <text:s/>| <text:s/>Centrist</text:p>
          </table:table-cell>
        </table:table-row>
        <table:table-row table:style-name="ro1">
          <table:table-cell/>
          <table:table-cell office:value-type="string">
            <text:p>3. SolventizeRepeat <text:s/>| <text:s/>320</text:p>
          </table:table-cell>
          <table:table-cell office:value-type="string">
            <text:p>3. xlbeutel <text:s/>| <text:s/>371</text:p>
          </table:table-cell>
          <table:table-cell office:value-type="string">
            <text:p>3. SolaPhobophobia <text:s/>| <text:s/>320</text:p>
          </table:table-cell>
          <table:table-cell office:value-type="string">
            <text:p>3. CybernieSandersMk1 <text:s/>| <text:s/>291</text:p>
          </table:table-cell>
          <table:table-cell office:value-type="string">
            <text:p>3. WillTheyBanMeAgain <text:s/>| <text:s/>649</text:p>
          </table:table-cell>
          <table:table-cell office:value-type="string">
            <text:p>3. ImmortalGodWizard <text:s/>| <text:s/>310</text:p>
          </table:table-cell>
          <table:table-cell office:value-type="string">
            <text:p>3. PenguinSweetDreamer <text:s/>| <text:s/>536</text:p>
          </table:table-cell>
          <table:table-cell office:value-type="string">
            <text:p>3. Uninator <text:s/>| <text:s/>458</text:p>
          </table:table-cell>
          <table:table-cell office:value-type="string">
            <text:p>3. YoMommaJokeBot <text:s/>| <text:s/>293</text:p>
          </table:table-cell>
          <table:table-cell office:value-type="string">
            <text:p>3. hekatonkhairez <text:s/>| <text:s/>220</text:p>
          </table:table-cell>
          <table:table-cell office:value-type="string">
            <text:p>3. identify_as_AH-64 <text:s/>| <text:s/>353</text:p>
          </table:table-cell>
          <table:table-cell office:value-type="string">
            <text:p>3. UNFLAIR <text:s/>| <text:s/>212</text:p>
          </table:table-cell>
          <table:table-cell/>
          <table:table-cell office:value-type="string">
            <text:p>3. Tacolomaniac <text:s/>| <text:s/>897 <text:s/>| <text:s/>LibCenter</text:p>
          </table:table-cell>
        </table:table-row>
        <table:table-row table:style-name="ro1">
          <table:table-cell/>
          <table:table-cell office:value-type="string">
            <text:p>4. JoeRBidenJr <text:s/>| <text:s/>244</text:p>
          </table:table-cell>
          <table:table-cell office:value-type="string">
            <text:p>4. Psychological_Fold76 <text:s/>| <text:s/>359</text:p>
          </table:table-cell>
          <table:table-cell office:value-type="string">
            <text:p>4. ReturnToAbsolutism <text:s/>| <text:s/>258</text:p>
          </table:table-cell>
          <table:table-cell office:value-type="string">
            <text:p>4. pcm_memer <text:s/>| <text:s/>283</text:p>
          </table:table-cell>
          <table:table-cell office:value-type="string">
            <text:p>4. Far_From_The_Fame <text:s/>| <text:s/>367</text:p>
          </table:table-cell>
          <table:table-cell office:value-type="string">
            <text:p>4. lordhugh_II <text:s/>| <text:s/>305</text:p>
          </table:table-cell>
          <table:table-cell office:value-type="string">
            <text:p>4. Professional_Ad9789 <text:s/>| <text:s/>512</text:p>
          </table:table-cell>
          <table:table-cell office:value-type="string">
            <text:p>4. kingspb02 <text:s/>| <text:s/>437</text:p>
          </table:table-cell>
          <table:table-cell office:value-type="string">
            <text:p>4. Snoo_36822 <text:s/>| <text:s/>287</text:p>
          </table:table-cell>
          <table:table-cell office:value-type="string">
            <text:p>4. ANAL_GAPER_8000 <text:s/>| <text:s/>176</text:p>
          </table:table-cell>
          <table:table-cell office:value-type="string">
            <text:p>4. leifisthegoat <text:s/>| <text:s/>291</text:p>
          </table:table-cell>
          <table:table-cell office:value-type="string">
            <text:p>4. None <text:s/>| <text:s/>207</text:p>
          </table:table-cell>
          <table:table-cell/>
          <table:table-cell office:value-type="string">
            <text:p>4. ContraCoke <text:s/>| <text:s/>881 <text:s/>| <text:s/>AuthCenter</text:p>
          </table:table-cell>
        </table:table-row>
        <table:table-row table:style-name="ro1">
          <table:table-cell/>
          <table:table-cell office:value-type="string">
            <text:p>5. ContraCelsius <text:s/>| <text:s/>216</text:p>
          </table:table-cell>
          <table:table-cell office:value-type="string">
            <text:p>5. R3D61 <text:s/>| <text:s/>351</text:p>
          </table:table-cell>
          <table:table-cell office:value-type="string">
            <text:p>5. Phynnoderee <text:s/>| <text:s/>242</text:p>
          </table:table-cell>
          <table:table-cell office:value-type="string">
            <text:p>5. meme-kaiser <text:s/>| <text:s/>281</text:p>
          </table:table-cell>
          <table:table-cell office:value-type="string">
            <text:p>5. dryseagull <text:s/>| <text:s/>331</text:p>
          </table:table-cell>
          <table:table-cell office:value-type="string">
            <text:p>5. Chthonios <text:s/>| <text:s/>286</text:p>
          </table:table-cell>
          <table:table-cell office:value-type="string">
            <text:p>5. jeffersondavis-hater <text:s/>| <text:s/>498</text:p>
          </table:table-cell>
          <table:table-cell office:value-type="string">
            <text:p>5. KinglyGatorSFW <text:s/>| <text:s/>402</text:p>
          </table:table-cell>
          <table:table-cell office:value-type="string">
            <text:p>5. CoolFaces <text:s/>| <text:s/>194</text:p>
          </table:table-cell>
          <table:table-cell office:value-type="string">
            <text:p>5. vegatwyss <text:s/>| <text:s/>158</text:p>
          </table:table-cell>
          <table:table-cell office:value-type="string">
            <text:p>5. Pun-isher42 <text:s/>| <text:s/>266</text:p>
          </table:table-cell>
          <table:table-cell office:value-type="string">
            <text:p>5. An_unflaired <text:s/>| <text:s/>82</text:p>
          </table:table-cell>
          <table:table-cell/>
          <table:table-cell office:value-type="string">
            <text:p>5. Anon_Monon <text:s/>| <text:s/>875 <text:s/>| <text:s/>Right</text:p>
          </table:table-cell>
        </table:table-row>
        <table:table-row table:style-name="ro1">
          <table:table-cell/>
          <table:table-cell office:value-type="string">
            <text:p>6. PrintingGreen <text:s/>| <text:s/>205</text:p>
          </table:table-cell>
          <table:table-cell office:value-type="string">
            <text:p>6. Saberclaw11 <text:s/>| <text:s/>333</text:p>
          </table:table-cell>
          <table:table-cell office:value-type="string">
            <text:p>6. kaijinx92 <text:s/>| <text:s/>235</text:p>
          </table:table-cell>
          <table:table-cell office:value-type="string">
            <text:p>6. USUPATUU <text:s/>| <text:s/>281</text:p>
          </table:table-cell>
          <table:table-cell office:value-type="string">
            <text:p>6. FellowPartyMember <text:s/>| <text:s/>309</text:p>
          </table:table-cell>
          <table:table-cell office:value-type="string">
            <text:p>6. captainsalad2 <text:s/>| <text:s/>254</text:p>
          </table:table-cell>
          <table:table-cell office:value-type="string">
            <text:p>6. mysticyellow <text:s/>| <text:s/>456</text:p>
          </table:table-cell>
          <table:table-cell office:value-type="string">
            <text:p>6. FirmGlutes <text:s/>| <text:s/>400</text:p>
          </table:table-cell>
          <table:table-cell office:value-type="string">
            <text:p>6. SlouchingToElysium <text:s/>| <text:s/>188</text:p>
          </table:table-cell>
          <table:table-cell office:value-type="string">
            <text:p>6. Gustard-CustardSmith <text:s/>| <text:s/>156</text:p>
          </table:table-cell>
          <table:table-cell office:value-type="string">
            <text:p>6. DesertFusion <text:s/>| <text:s/>234</text:p>
          </table:table-cell>
          <table:table-cell office:value-type="string">
            <text:p>6. LopensLeftArm <text:s/>| <text:s/>40</text:p>
          </table:table-cell>
          <table:table-cell/>
          <table:table-cell office:value-type="string">
            <text:p>6. UnironicThatcherite <text:s/>| <text:s/>868 <text:s/>| <text:s/>AuthRight</text:p>
          </table:table-cell>
        </table:table-row>
        <table:table-row table:style-name="ro1">
          <table:table-cell/>
          <table:table-cell office:value-type="string">
            <text:p>7. Veni_Vidi_Legi <text:s/>| <text:s/>193</text:p>
          </table:table-cell>
          <table:table-cell office:value-type="string">
            <text:p>7. Amiri65 <text:s/>| <text:s/>325</text:p>
          </table:table-cell>
          <table:table-cell office:value-type="string">
            <text:p>7. Going_Seafoam <text:s/>| <text:s/>212</text:p>
          </table:table-cell>
          <table:table-cell office:value-type="string">
            <text:p>7. Gomunis-Prime <text:s/>| <text:s/>269</text:p>
          </table:table-cell>
          <table:table-cell office:value-type="string">
            <text:p>7. notmadeoutofstraw <text:s/>| <text:s/>273</text:p>
          </table:table-cell>
          <table:table-cell office:value-type="string">
            <text:p>7. postedsomethingawful <text:s/>| <text:s/>246</text:p>
          </table:table-cell>
          <table:table-cell office:value-type="string">
            <text:p>7. Inverse_Duckmelon <text:s/>| <text:s/>405</text:p>
          </table:table-cell>
          <table:table-cell office:value-type="string">
            <text:p>7. emmettcito <text:s/>| <text:s/>380</text:p>
          </table:table-cell>
          <table:table-cell office:value-type="string">
            <text:p>7. MutilatedBurger <text:s/>| <text:s/>173</text:p>
          </table:table-cell>
          <table:table-cell office:value-type="string">
            <text:p>7. Monoby <text:s/>| <text:s/>154</text:p>
          </table:table-cell>
          <table:table-cell office:value-type="string">
            <text:p>7. Ms-Winchester <text:s/>| <text:s/>208</text:p>
          </table:table-cell>
          <table:table-cell office:value-type="string">
            <text:p>7. cheetingcheeta <text:s/>| <text:s/>37</text:p>
          </table:table-cell>
          <table:table-cell/>
          <table:table-cell office:value-type="string">
            <text:p>7. haikusbot <text:s/>| <text:s/>838 <text:s/>| <text:s/>Grey Centrist</text:p>
          </table:table-cell>
        </table:table-row>
        <table:table-row table:style-name="ro1">
          <table:table-cell/>
          <table:table-cell office:value-type="string">
            <text:p>8. BadDadBot <text:s/>| <text:s/>155</text:p>
          </table:table-cell>
          <table:table-cell office:value-type="string">
            <text:p>8. Intelligent-Union-19 <text:s/>| <text:s/>282</text:p>
          </table:table-cell>
          <table:table-cell office:value-type="string">
            <text:p>8. TheCheerfulCynic <text:s/>| <text:s/>207</text:p>
          </table:table-cell>
          <table:table-cell office:value-type="string">
            <text:p>8. Corred_ <text:s/>| <text:s/>258</text:p>
          </table:table-cell>
          <table:table-cell office:value-type="string">
            <text:p>8. LazyBear143 <text:s/>| <text:s/>236</text:p>
          </table:table-cell>
          <table:table-cell office:value-type="string">
            <text:p>8. Mysticaltables <text:s/>| <text:s/>219</text:p>
          </table:table-cell>
          <table:table-cell office:value-type="string">
            <text:p>8. CallOfReddit <text:s/>| <text:s/>390</text:p>
          </table:table-cell>
          <table:table-cell office:value-type="string">
            <text:p>8. GenitalDiddler <text:s/>| <text:s/>369</text:p>
          </table:table-cell>
          <table:table-cell office:value-type="string">
            <text:p>8. 1776LibertyGirl <text:s/>| <text:s/>157</text:p>
          </table:table-cell>
          <table:table-cell office:value-type="string">
            <text:p>8. Reddit_the_xenomorph <text:s/>| <text:s/>150</text:p>
          </table:table-cell>
          <table:table-cell office:value-type="string">
            <text:p>8. d2345y <text:s/>| <text:s/>200</text:p>
          </table:table-cell>
          <table:table-cell office:value-type="string">
            <text:p>8. archetypicalcrow <text:s/>| <text:s/>28</text:p>
          </table:table-cell>
          <table:table-cell/>
          <table:table-cell office:value-type="string">
            <text:p>8. azns123 <text:s/>| <text:s/>835 <text:s/>| <text:s/>LibRight</text:p>
          </table:table-cell>
        </table:table-row>
        <table:table-row table:style-name="ro1">
          <table:table-cell/>
          <table:table-cell office:value-type="string">
            <text:p>9. Kitt_Wampus <text:s/>| <text:s/>150</text:p>
          </table:table-cell>
          <table:table-cell office:value-type="string">
            <text:p>9. FarewellSovereignty <text:s/>| <text:s/>279</text:p>
          </table:table-cell>
          <table:table-cell office:value-type="string">
            <text:p>9. orcaworshipper <text:s/>| <text:s/>192</text:p>
          </table:table-cell>
          <table:table-cell office:value-type="string">
            <text:p>9. gulag_femboy <text:s/>| <text:s/>199</text:p>
          </table:table-cell>
          <table:table-cell office:value-type="string">
            <text:p>9. tunapasta1 <text:s/>| <text:s/>202</text:p>
          </table:table-cell>
          <table:table-cell office:value-type="string">
            <text:p>9. 7_stark <text:s/>| <text:s/>216</text:p>
          </table:table-cell>
          <table:table-cell office:value-type="string">
            <text:p>9. CAustin3 <text:s/>| <text:s/>369</text:p>
          </table:table-cell>
          <table:table-cell office:value-type="string">
            <text:p>9. mega-oood <text:s/>| <text:s/>356</text:p>
          </table:table-cell>
          <table:table-cell office:value-type="string">
            <text:p>9. AlbertFairfaxII <text:s/>| <text:s/>149</text:p>
          </table:table-cell>
          <table:table-cell office:value-type="string">
            <text:p>9. DauHoangNguyen1999 <text:s/>| <text:s/>142</text:p>
          </table:table-cell>
          <table:table-cell office:value-type="string">
            <text:p>9. karvina_42 <text:s/>| <text:s/>194</text:p>
          </table:table-cell>
          <table:table-cell office:value-type="string">
            <text:p>9. LinkifyBot <text:s/>| <text:s/>26</text:p>
          </table:table-cell>
          <table:table-cell/>
          <table:table-cell office:value-type="string">
            <text:p>9. TiggerBane <text:s/>| <text:s/>672 <text:s/>| <text:s/>AuthRight</text:p>
          </table:table-cell>
        </table:table-row>
        <table:table-row table:style-name="ro1">
          <table:table-cell/>
          <table:table-cell office:value-type="string">
            <text:p>10. Tennisboy77 <text:s/>| <text:s/>135</text:p>
          </table:table-cell>
          <table:table-cell office:value-type="string">
            <text:p>10. Ocean-Man56 <text:s/>| <text:s/>232</text:p>
          </table:table-cell>
          <table:table-cell office:value-type="string">
            <text:p>10. Luxnoctiss <text:s/>| <text:s/>191</text:p>
          </table:table-cell>
          <table:table-cell office:value-type="string">
            <text:p>10. Creeping-n-Peeping <text:s/>| <text:s/>193</text:p>
          </table:table-cell>
          <table:table-cell office:value-type="string">
            <text:p>10. anuddahuna <text:s/>| <text:s/>201</text:p>
          </table:table-cell>
          <table:table-cell office:value-type="string">
            <text:p>10. CumGaucho <text:s/>| <text:s/>190</text:p>
          </table:table-cell>
          <table:table-cell office:value-type="string">
            <text:p>10. NotMissStrasser <text:s/>| <text:s/>295</text:p>
          </table:table-cell>
          <table:table-cell office:value-type="string">
            <text:p>10. context-required <text:s/>| <text:s/>353</text:p>
          </table:table-cell>
          <table:table-cell office:value-type="string">
            <text:p>10. Thorbinator <text:s/>| <text:s/>147</text:p>
          </table:table-cell>
          <table:table-cell office:value-type="string">
            <text:p>10. CalmProfit <text:s/>| <text:s/>142</text:p>
          </table:table-cell>
          <table:table-cell office:value-type="string">
            <text:p>10. gwaydms <text:s/>| <text:s/>191</text:p>
          </table:table-cell>
          <table:table-cell office:value-type="string">
            <text:p>10. KommissarPenguin <text:s/>| <text:s/>26</text:p>
          </table:table-cell>
          <table:table-cell/>
          <table:table-cell office:value-type="string">
            <text:p>10. WillTheyBanMeAgain <text:s/>| <text:s/>649 <text:s/>| <text:s/>AuthRight</text:p>
          </table:table-cell>
        </table:table-row>
        <table:table-row table:style-name="ro1">
          <table:table-cell/>
          <table:table-cell office:value-type="string">
            <text:p>11. renzo0323 <text:s/>| <text:s/>126</text:p>
          </table:table-cell>
          <table:table-cell office:value-type="string">
            <text:p>11. benvballer <text:s/>| <text:s/>230</text:p>
          </table:table-cell>
          <table:table-cell office:value-type="string">
            <text:p>11. kekmenneke <text:s/>| <text:s/>176</text:p>
          </table:table-cell>
          <table:table-cell office:value-type="string">
            <text:p>11. alexdamastar <text:s/>| <text:s/>190</text:p>
          </table:table-cell>
          <table:table-cell office:value-type="string">
            <text:p>11. Varangian-Bodyguard <text:s/>| <text:s/>196</text:p>
          </table:table-cell>
          <table:table-cell office:value-type="string">
            <text:p>11. squarespacedotio <text:s/>| <text:s/>177</text:p>
          </table:table-cell>
          <table:table-cell office:value-type="string">
            <text:p>11. cranoslota <text:s/>| <text:s/>292</text:p>
          </table:table-cell>
          <table:table-cell office:value-type="string">
            <text:p>11. RandomBrit1310 <text:s/>| <text:s/>352</text:p>
          </table:table-cell>
          <table:table-cell office:value-type="string">
            <text:p>11. layman000 <text:s/>| <text:s/>140</text:p>
          </table:table-cell>
          <table:table-cell office:value-type="string">
            <text:p>11. KingGage <text:s/>| <text:s/>115</text:p>
          </table:table-cell>
          <table:table-cell office:value-type="string">
            <text:p>11. AlesHebi <text:s/>| <text:s/>187</text:p>
          </table:table-cell>
          <table:table-cell office:value-type="string">
            <text:p>11. Stay1nAlive <text:s/>| <text:s/>25</text:p>
          </table:table-cell>
          <table:table-cell/>
          <table:table-cell office:value-type="string">
            <text:p>11. HighlyCharming <text:s/>| <text:s/>578 <text:s/>| <text:s/>LibLeft</text:p>
          </table:table-cell>
        </table:table-row>
        <table:table-row table:style-name="ro1">
          <table:table-cell/>
          <table:table-cell office:value-type="string">
            <text:p>12. Mozmatt14 <text:s/>| <text:s/>119</text:p>
          </table:table-cell>
          <table:table-cell office:value-type="string">
            <text:p>12. FoolhardyNikito <text:s/>| <text:s/>214</text:p>
          </table:table-cell>
          <table:table-cell office:value-type="string">
            <text:p>12. Fascism_Enjoyer <text:s/>| <text:s/>166</text:p>
          </table:table-cell>
          <table:table-cell office:value-type="string">
            <text:p>12. Wanidovueru <text:s/>| <text:s/>188</text:p>
          </table:table-cell>
          <table:table-cell office:value-type="string">
            <text:p>12. Tamtumtam <text:s/>| <text:s/>186</text:p>
          </table:table-cell>
          <table:table-cell office:value-type="string">
            <text:p>12. IamYodaBot <text:s/>| <text:s/>177</text:p>
          </table:table-cell>
          <table:table-cell office:value-type="string">
            <text:p>12. --redacted-- <text:s/>| <text:s/>255</text:p>
          </table:table-cell>
          <table:table-cell office:value-type="string">
            <text:p>12. target_locked <text:s/>| <text:s/>334</text:p>
          </table:table-cell>
          <table:table-cell office:value-type="string">
            <text:p>12. Pipka2cm <text:s/>| <text:s/>138</text:p>
          </table:table-cell>
          <table:table-cell office:value-type="string">
            <text:p>12. cpuchy12 <text:s/>| <text:s/>115</text:p>
          </table:table-cell>
          <table:table-cell office:value-type="string">
            <text:p>12. MasterCaedus <text:s/>| <text:s/>176</text:p>
          </table:table-cell>
          <table:table-cell office:value-type="string">
            <text:p>12. wordscounterbot <text:s/>| <text:s/>22</text:p>
          </table:table-cell>
          <table:table-cell/>
          <table:table-cell office:value-type="string">
            <text:p>12. PenguinSweetDreamer <text:s/>| <text:s/>536 <text:s/>| <text:s/>LibLeft</text:p>
          </table:table-cell>
        </table:table-row>
        <table:table-row table:style-name="ro1">
          <table:table-cell/>
          <table:table-cell office:value-type="string">
            <text:p>13. motorbird88 <text:s/>| <text:s/>112</text:p>
          </table:table-cell>
          <table:table-cell office:value-type="string">
            <text:p>13. Shakespeare-Bot <text:s/>| <text:s/>208</text:p>
          </table:table-cell>
          <table:table-cell office:value-type="string">
            <text:p>13. Blaenau <text:s/>| <text:s/>165</text:p>
          </table:table-cell>
          <table:table-cell office:value-type="string">
            <text:p>13. j12329lk2 <text:s/>| <text:s/>174</text:p>
          </table:table-cell>
          <table:table-cell office:value-type="string">
            <text:p>13. AnotherRichard827379 <text:s/>| <text:s/>182</text:p>
          </table:table-cell>
          <table:table-cell office:value-type="string">
            <text:p>13. I_DONT_LIKE_KIDS <text:s/>| <text:s/>173</text:p>
          </table:table-cell>
          <table:table-cell office:value-type="string">
            <text:p>13. HenryFurHire <text:s/>| <text:s/>242</text:p>
          </table:table-cell>
          <table:table-cell office:value-type="string">
            <text:p>13. Bendetto4 <text:s/>| <text:s/>316</text:p>
          </table:table-cell>
          <table:table-cell office:value-type="string">
            <text:p>13. FoxySlaveGirl <text:s/>| <text:s/>128</text:p>
          </table:table-cell>
          <table:table-cell office:value-type="string">
            <text:p>13. KerPop42 <text:s/>| <text:s/>114</text:p>
          </table:table-cell>
          <table:table-cell office:value-type="string">
            <text:p>13. Surprise-Chimichanga <text:s/>| <text:s/>169</text:p>
          </table:table-cell>
          <table:table-cell office:value-type="string">
            <text:p>13. HereForTOMT2 <text:s/>| <text:s/>18</text:p>
          </table:table-cell>
          <table:table-cell/>
          <table:table-cell office:value-type="string">
            <text:p>13. DrGersch <text:s/>| <text:s/>523 <text:s/>| <text:s/>AuthCenter</text:p>
          </table:table-cell>
        </table:table-row>
        <table:table-row table:style-name="ro1">
          <table:table-cell/>
          <table:table-cell office:value-type="string">
            <text:p>14. Colorado-Smith <text:s/>| <text:s/>111</text:p>
          </table:table-cell>
          <table:table-cell office:value-type="string">
            <text:p>14. TempestuousTrident <text:s/>| <text:s/>202</text:p>
          </table:table-cell>
          <table:table-cell office:value-type="string">
            <text:p>14. IrshamWindborn <text:s/>| <text:s/>162</text:p>
          </table:table-cell>
          <table:table-cell office:value-type="string">
            <text:p>14. SovcikV <text:s/>| <text:s/>156</text:p>
          </table:table-cell>
          <table:table-cell office:value-type="string">
            <text:p>14. TheMasterOfficial <text:s/>| <text:s/>176</text:p>
          </table:table-cell>
          <table:table-cell office:value-type="string">
            <text:p>14. Duke_of_Laughs <text:s/>| <text:s/>171</text:p>
          </table:table-cell>
          <table:table-cell office:value-type="string">
            <text:p>14. Trapdaddyy666 <text:s/>| <text:s/>218</text:p>
          </table:table-cell>
          <table:table-cell office:value-type="string">
            <text:p>14. random314157 <text:s/>| <text:s/>308</text:p>
          </table:table-cell>
          <table:table-cell office:value-type="string">
            <text:p>14. PleaseDoNotClickThis <text:s/>| <text:s/>128</text:p>
          </table:table-cell>
          <table:table-cell office:value-type="string">
            <text:p>14. Derphunk <text:s/>| <text:s/>114</text:p>
          </table:table-cell>
          <table:table-cell office:value-type="string">
            <text:p>14. Peter21237 <text:s/>| <text:s/>162</text:p>
          </table:table-cell>
          <table:table-cell office:value-type="string">
            <text:p>14. wompt <text:s/>| <text:s/>16</text:p>
          </table:table-cell>
          <table:table-cell/>
          <table:table-cell office:value-type="string">
            <text:p>14. Professional_Ad9789 <text:s/>| <text:s/>512 <text:s/>| <text:s/>LibLeft</text:p>
          </table:table-cell>
        </table:table-row>
        <table:table-row table:style-name="ro1">
          <table:table-cell/>
          <table:table-cell office:value-type="string">
            <text:p>15. Kzsarka <text:s/>| <text:s/>109</text:p>
          </table:table-cell>
          <table:table-cell office:value-type="string">
            <text:p>15. SnooPandas4537 <text:s/>| <text:s/>195</text:p>
          </table:table-cell>
          <table:table-cell office:value-type="string">
            <text:p>15. MrSexistPeal <text:s/>| <text:s/>162</text:p>
          </table:table-cell>
          <table:table-cell office:value-type="string">
            <text:p>15. Bernard_Hunor_Deak <text:s/>| <text:s/>155</text:p>
          </table:table-cell>
          <table:table-cell office:value-type="string">
            <text:p>15. Kompotamus <text:s/>| <text:s/>173</text:p>
          </table:table-cell>
          <table:table-cell office:value-type="string">
            <text:p>15. ItzSh0ckerz <text:s/>| <text:s/>170</text:p>
          </table:table-cell>
          <table:table-cell office:value-type="string">
            <text:p>15. ElonMusksSonName <text:s/>| <text:s/>214</text:p>
          </table:table-cell>
          <table:table-cell office:value-type="string">
            <text:p>15. Catbot1310 <text:s/>| <text:s/>304</text:p>
          </table:table-cell>
          <table:table-cell office:value-type="string">
            <text:p>15. GlazedHamRiot <text:s/>| <text:s/>117</text:p>
          </table:table-cell>
          <table:table-cell office:value-type="string">
            <text:p>15. GoodGodItsAHuman <text:s/>| <text:s/>112</text:p>
          </table:table-cell>
          <table:table-cell office:value-type="string">
            <text:p>15. Adventurous-Pause720 <text:s/>| <text:s/>147</text:p>
          </table:table-cell>
          <table:table-cell office:value-type="string">
            <text:p>15. torgidy <text:s/>| <text:s/>16</text:p>
          </table:table-cell>
          <table:table-cell/>
          <table:table-cell office:value-type="string">
            <text:p>15. shook_not_shaken <text:s/>| <text:s/>502 <text:s/>| <text:s/>LibRight</text:p>
          </table:table-cell>
        </table:table-row>
        <table:table-row table:style-name="ro1">
          <table:table-cell/>
          <table:table-cell office:value-type="string">
            <text:p>16. Lorenzum <text:s/>| <text:s/>98</text:p>
          </table:table-cell>
          <table:table-cell office:value-type="string">
            <text:p>16. THE-ETERNAL-EMPEROR <text:s/>| <text:s/>179</text:p>
          </table:table-cell>
          <table:table-cell office:value-type="string">
            <text:p>16. CriseCrisa4 <text:s/>| <text:s/>157</text:p>
          </table:table-cell>
          <table:table-cell office:value-type="string">
            <text:p>16. VoiceOfTheMillenium <text:s/>| <text:s/>154</text:p>
          </table:table-cell>
          <table:table-cell office:value-type="string">
            <text:p>16. RandomDude1871 <text:s/>| <text:s/>171</text:p>
          </table:table-cell>
          <table:table-cell office:value-type="string">
            <text:p>16. Epigravettian <text:s/>| <text:s/>170</text:p>
          </table:table-cell>
          <table:table-cell office:value-type="string">
            <text:p>16. louisabnease <text:s/>| <text:s/>209</text:p>
          </table:table-cell>
          <table:table-cell office:value-type="string">
            <text:p>16. Aarakokra <text:s/>| <text:s/>285</text:p>
          </table:table-cell>
          <table:table-cell office:value-type="string">
            <text:p>16. awonderwolf <text:s/>| <text:s/>104</text:p>
          </table:table-cell>
          <table:table-cell office:value-type="string">
            <text:p>16. definitelynot-afish <text:s/>| <text:s/>99</text:p>
          </table:table-cell>
          <table:table-cell office:value-type="string">
            <text:p>16. batpool0430 <text:s/>| <text:s/>144</text:p>
          </table:table-cell>
          <table:table-cell office:value-type="string">
            <text:p>16. UNFLA1R3D <text:s/>| <text:s/>15</text:p>
          </table:table-cell>
          <table:table-cell/>
          <table:table-cell office:value-type="string">
            <text:p>16. jeffersondavis-hater <text:s/>| <text:s/>498 <text:s/>| <text:s/>LibLeft</text:p>
          </table:table-cell>
        </table:table-row>
        <table:table-row table:style-name="ro1">
          <table:table-cell/>
          <table:table-cell office:value-type="string">
            <text:p>17. Megamean10 <text:s/>| <text:s/>97</text:p>
          </table:table-cell>
          <table:table-cell office:value-type="string">
            <text:p>17. ReverseCaptioningBot <text:s/>| <text:s/>177</text:p>
          </table:table-cell>
          <table:table-cell office:value-type="string">
            <text:p>17. Defengee <text:s/>| <text:s/>147</text:p>
          </table:table-cell>
          <table:table-cell office:value-type="string">
            <text:p>17. Hellothere6545 <text:s/>| <text:s/>152</text:p>
          </table:table-cell>
          <table:table-cell office:value-type="string">
            <text:p>17. Swedish-Monarchist <text:s/>| <text:s/>171</text:p>
          </table:table-cell>
          <table:table-cell office:value-type="string">
            <text:p>17. theHAREST <text:s/>| <text:s/>168</text:p>
          </table:table-cell>
          <table:table-cell office:value-type="string">
            <text:p>17. GreenAscent <text:s/>| <text:s/>200</text:p>
          </table:table-cell>
          <table:table-cell office:value-type="string">
            <text:p>17. 03793 <text:s/>| <text:s/>285</text:p>
          </table:table-cell>
          <table:table-cell office:value-type="string">
            <text:p>17. ForeskinPilled <text:s/>| <text:s/>104</text:p>
          </table:table-cell>
          <table:table-cell office:value-type="string">
            <text:p>17. Wouju <text:s/>| <text:s/>97</text:p>
          </table:table-cell>
          <table:table-cell office:value-type="string">
            <text:p>17. PoliticalComp <text:s/>| <text:s/>139</text:p>
          </table:table-cell>
          <table:table-cell office:value-type="string">
            <text:p>17. Syphon9 <text:s/>| <text:s/>15</text:p>
          </table:table-cell>
          <table:table-cell/>
          <table:table-cell office:value-type="string">
            <text:p>17. UNFLAIR3D <text:s/>| <text:s/>483 <text:s/>| <text:s/>Unflaired Scum</text:p>
          </table:table-cell>
        </table:table-row>
        <table:table-row table:style-name="ro1">
          <table:table-cell/>
          <table:table-cell office:value-type="string">
            <text:p>18. converter-bot <text:s/>| <text:s/>91</text:p>
          </table:table-cell>
          <table:table-cell office:value-type="string">
            <text:p>18. StaniX <text:s/>| <text:s/>169</text:p>
          </table:table-cell>
          <table:table-cell office:value-type="string">
            <text:p>18. catboy_overlord <text:s/>| <text:s/>140</text:p>
          </table:table-cell>
          <table:table-cell office:value-type="string">
            <text:p>18. tasmaniansemidevil <text:s/>| <text:s/>151</text:p>
          </table:table-cell>
          <table:table-cell office:value-type="string">
            <text:p>18. downsly46 <text:s/>| <text:s/>157</text:p>
          </table:table-cell>
          <table:table-cell office:value-type="string">
            <text:p>18. rexavior <text:s/>| <text:s/>165</text:p>
          </table:table-cell>
          <table:table-cell office:value-type="string">
            <text:p>18. Can_Boi <text:s/>| <text:s/>185</text:p>
          </table:table-cell>
          <table:table-cell office:value-type="string">
            <text:p>18. JohnMcAfeeSimp <text:s/>| <text:s/>279</text:p>
          </table:table-cell>
          <table:table-cell office:value-type="string">
            <text:p>18. brotherjustincrowe <text:s/>| <text:s/>93</text:p>
          </table:table-cell>
          <table:table-cell office:value-type="string">
            <text:p>18. adam__nicholas <text:s/>| <text:s/>93</text:p>
          </table:table-cell>
          <table:table-cell office:value-type="string">
            <text:p>18. 42_Banana_42 <text:s/>| <text:s/>132</text:p>
          </table:table-cell>
          <table:table-cell office:value-type="string">
            <text:p>18. InfiniteLoaf84 <text:s/>| <text:s/>15</text:p>
          </table:table-cell>
          <table:table-cell/>
          <table:table-cell office:value-type="string">
            <text:p>18. CityFan4 <text:s/>| <text:s/>481 <text:s/>| <text:s/>Purple LibRight</text:p>
          </table:table-cell>
        </table:table-row>
        <table:table-row table:style-name="ro1">
          <table:table-cell/>
          <table:table-cell office:value-type="string">
            <text:p>19. polcomppatrol <text:s/>| <text:s/>90</text:p>
          </table:table-cell>
          <table:table-cell office:value-type="string">
            <text:p>19. centerismiscringe <text:s/>| <text:s/>165</text:p>
          </table:table-cell>
          <table:table-cell office:value-type="string">
            <text:p>19. SQRT_2214144 <text:s/>| <text:s/>138</text:p>
          </table:table-cell>
          <table:table-cell office:value-type="string">
            <text:p>19. BoneCraftSrbYT <text:s/>| <text:s/>143</text:p>
          </table:table-cell>
          <table:table-cell office:value-type="string">
            <text:p>19. Byzantine-boo <text:s/>| <text:s/>156</text:p>
          </table:table-cell>
          <table:table-cell office:value-type="string">
            <text:p>19. Lordhugh_III <text:s/>| <text:s/>154</text:p>
          </table:table-cell>
          <table:table-cell office:value-type="string">
            <text:p>19. whulol <text:s/>| <text:s/>184</text:p>
          </table:table-cell>
          <table:table-cell office:value-type="string">
            <text:p>19. Wildcat7878 <text:s/>| <text:s/>258</text:p>
          </table:table-cell>
          <table:table-cell office:value-type="string">
            <text:p>19. Apptubrutae <text:s/>| <text:s/>87</text:p>
          </table:table-cell>
          <table:table-cell office:value-type="string">
            <text:p>19. AbominableYetii <text:s/>| <text:s/>93</text:p>
          </table:table-cell>
          <table:table-cell office:value-type="string">
            <text:p>19. Dank_Cartographer <text:s/>| <text:s/>132</text:p>
          </table:table-cell>
          <table:table-cell office:value-type="string">
            <text:p>19. VredditDownloader <text:s/>| <text:s/>13</text:p>
          </table:table-cell>
          <table:table-cell/>
          <table:table-cell office:value-type="string">
            <text:p>19. SexySnekySnek <text:s/>| <text:s/>470 <text:s/>| <text:s/>LibCenter</text:p>
          </table:table-cell>
        </table:table-row>
        <table:table-row table:style-name="ro1">
          <table:table-cell/>
          <table:table-cell office:value-type="string">
            <text:p>20. dancingteacup <text:s/>| <text:s/>89</text:p>
          </table:table-cell>
          <table:table-cell office:value-type="string">
            <text:p>20. EwaldsEiland <text:s/>| <text:s/>161</text:p>
          </table:table-cell>
          <table:table-cell office:value-type="string">
            <text:p>20. PappyPutin <text:s/>| <text:s/>137</text:p>
          </table:table-cell>
          <table:table-cell office:value-type="string">
            <text:p>20. Jarl_Anders <text:s/>| <text:s/>141</text:p>
          </table:table-cell>
          <table:table-cell office:value-type="string">
            <text:p>20. RepostSleuthBot <text:s/>| <text:s/>155</text:p>
          </table:table-cell>
          <table:table-cell office:value-type="string">
            <text:p>20. ve1ez <text:s/>| <text:s/>143</text:p>
          </table:table-cell>
          <table:table-cell office:value-type="string">
            <text:p>20. CarlosimoDangerosimo <text:s/>| <text:s/>180</text:p>
          </table:table-cell>
          <table:table-cell office:value-type="string">
            <text:p>20. concretebeats <text:s/>| <text:s/>237</text:p>
          </table:table-cell>
          <table:table-cell office:value-type="string">
            <text:p>20. mal221 <text:s/>| <text:s/>87</text:p>
          </table:table-cell>
          <table:table-cell office:value-type="string">
            <text:p>20. vitorsly <text:s/>| <text:s/>90</text:p>
          </table:table-cell>
          <table:table-cell office:value-type="string">
            <text:p>20. jhansn <text:s/>| <text:s/>129</text:p>
          </table:table-cell>
          <table:table-cell office:value-type="string">
            <text:p>20. roman8888 <text:s/>| <text:s/>13</text:p>
          </table:table-cell>
          <table:table-cell/>
          <table:table-cell office:value-type="string">
            <text:p>20. Uninator <text:s/>| <text:s/>458 <text:s/>| <text:s/>LibRight</text:p>
          </table:table-cell>
        </table:table-row>
        <table:table-row table:style-name="ro1">
          <table:table-cell/>
          <table:table-cell office:value-type="string">
            <text:p>21. skrt2020 <text:s/>| <text:s/>86</text:p>
          </table:table-cell>
          <table:table-cell office:value-type="string">
            <text:p>21. timothyjwood <text:s/>| <text:s/>159</text:p>
          </table:table-cell>
          <table:table-cell office:value-type="string">
            <text:p>21. Gelderland_ball <text:s/>| <text:s/>136</text:p>
          </table:table-cell>
          <table:table-cell office:value-type="string">
            <text:p>21. _ILioeFoodToo_ <text:s/>| <text:s/>141</text:p>
          </table:table-cell>
          <table:table-cell office:value-type="string">
            <text:p>21. AlmondDoufu <text:s/>| <text:s/>154</text:p>
          </table:table-cell>
          <table:table-cell office:value-type="string">
            <text:p>21. natpri00 <text:s/>| <text:s/>143</text:p>
          </table:table-cell>
          <table:table-cell office:value-type="string">
            <text:p>21. Stealthblad3 <text:s/>| <text:s/>176</text:p>
          </table:table-cell>
          <table:table-cell office:value-type="string">
            <text:p>21. nosmokingbandit <text:s/>| <text:s/>225</text:p>
          </table:table-cell>
          <table:table-cell office:value-type="string">
            <text:p>21. the_slop <text:s/>| <text:s/>84</text:p>
          </table:table-cell>
          <table:table-cell office:value-type="string">
            <text:p>21. Orsty <text:s/>| <text:s/>85</text:p>
          </table:table-cell>
          <table:table-cell office:value-type="string">
            <text:p>21. Frosh_4 <text:s/>| <text:s/>127</text:p>
          </table:table-cell>
          <table:table-cell office:value-type="string">
            <text:p>21. PCITechie <text:s/>| <text:s/>11</text:p>
          </table:table-cell>
          <table:table-cell/>
          <table:table-cell office:value-type="string">
            <text:p>21. mysticyellow <text:s/>| <text:s/>456 <text:s/>| <text:s/>LibLeft</text:p>
          </table:table-cell>
        </table:table-row>
        <table:table-row table:style-name="ro1">
          <table:table-cell/>
          <table:table-cell office:value-type="string">
            <text:p>22. TimFooler_Brad <text:s/>| <text:s/>85</text:p>
          </table:table-cell>
          <table:table-cell office:value-type="string">
            <text:p>22. joshua070 <text:s/>| <text:s/>151</text:p>
          </table:table-cell>
          <table:table-cell office:value-type="string">
            <text:p>22. Geckoguy99 <text:s/>| <text:s/>135</text:p>
          </table:table-cell>
          <table:table-cell office:value-type="string">
            <text:p>22. ThatWasCashMoneyOfU <text:s/>| <text:s/>139</text:p>
          </table:table-cell>
          <table:table-cell office:value-type="string">
            <text:p>22. KevinRamage0907 <text:s/>| <text:s/>152</text:p>
          </table:table-cell>
          <table:table-cell office:value-type="string">
            <text:p>22. Andre4kthegreengiant <text:s/>| <text:s/>141</text:p>
          </table:table-cell>
          <table:table-cell office:value-type="string">
            <text:p>22. Potash666 <text:s/>| <text:s/>173</text:p>
          </table:table-cell>
          <table:table-cell office:value-type="string">
            <text:p>22. JewMcAfee2020 <text:s/>| <text:s/>220</text:p>
          </table:table-cell>
          <table:table-cell office:value-type="string">
            <text:p>22. 1910s <text:s/>| <text:s/>83</text:p>
          </table:table-cell>
          <table:table-cell office:value-type="string">
            <text:p>22. Paxoxujy <text:s/>| <text:s/>83</text:p>
          </table:table-cell>
          <table:table-cell office:value-type="string">
            <text:p>22. TheCheeseBurns <text:s/>| <text:s/>125</text:p>
          </table:table-cell>
          <table:table-cell office:value-type="string">
            <text:p>22. pitrogg <text:s/>| <text:s/>11</text:p>
          </table:table-cell>
          <table:table-cell/>
          <table:table-cell office:value-type="string">
            <text:p>22. theotherotherhand <text:s/>| <text:s/>441 <text:s/>| <text:s/>Centrist</text:p>
          </table:table-cell>
        </table:table-row>
        <table:table-row table:style-name="ro1">
          <table:table-cell/>
          <table:table-cell office:value-type="string">
            <text:p>23. _pixelpudding_ <text:s/>| <text:s/>82</text:p>
          </table:table-cell>
          <table:table-cell office:value-type="string">
            <text:p>23. Cochonaille7 <text:s/>| <text:s/>151</text:p>
          </table:table-cell>
          <table:table-cell office:value-type="string">
            <text:p>23. aggressiveshitpostin <text:s/>| <text:s/>135</text:p>
          </table:table-cell>
          <table:table-cell office:value-type="string">
            <text:p>23. josephxpaterson <text:s/>| <text:s/>134</text:p>
          </table:table-cell>
          <table:table-cell office:value-type="string">
            <text:p>23. LyndonBJohnsonJr <text:s/>| <text:s/>151</text:p>
          </table:table-cell>
          <table:table-cell office:value-type="string">
            <text:p>23. SeanyTheScrub <text:s/>| <text:s/>141</text:p>
          </table:table-cell>
          <table:table-cell office:value-type="string">
            <text:p>23. nowthenight <text:s/>| <text:s/>169</text:p>
          </table:table-cell>
          <table:table-cell office:value-type="string">
            <text:p>23. n0lifeismylife <text:s/>| <text:s/>194</text:p>
          </table:table-cell>
          <table:table-cell office:value-type="string">
            <text:p>23. Aarya1324 <text:s/>| <text:s/>80</text:p>
          </table:table-cell>
          <table:table-cell office:value-type="string">
            <text:p>23. thlabm <text:s/>| <text:s/>81</text:p>
          </table:table-cell>
          <table:table-cell office:value-type="string">
            <text:p>23. bodbuilder <text:s/>| <text:s/>125</text:p>
          </table:table-cell>
          <table:table-cell office:value-type="string">
            <text:p>23. Okichah <text:s/>| <text:s/>11</text:p>
          </table:table-cell>
          <table:table-cell/>
          <table:table-cell office:value-type="string">
            <text:p>23. kingspb02 <text:s/>| <text:s/>437 <text:s/>| <text:s/>LibRight</text:p>
          </table:table-cell>
        </table:table-row>
        <table:table-row table:style-name="ro1">
          <table:table-cell/>
          <table:table-cell office:value-type="string">
            <text:p>24. 1RedReddit <text:s/>| <text:s/>76</text:p>
          </table:table-cell>
          <table:table-cell office:value-type="string">
            <text:p>24. Informal_Chemist6054 <text:s/>| <text:s/>148</text:p>
          </table:table-cell>
          <table:table-cell office:value-type="string">
            <text:p>24. 38_5746_2 <text:s/>| <text:s/>134</text:p>
          </table:table-cell>
          <table:table-cell office:value-type="string">
            <text:p>24. floriandeckard <text:s/>| <text:s/>129</text:p>
          </table:table-cell>
          <table:table-cell office:value-type="string">
            <text:p>24. Villezki <text:s/>| <text:s/>148</text:p>
          </table:table-cell>
          <table:table-cell office:value-type="string">
            <text:p>24. Davidra_05 <text:s/>| <text:s/>138</text:p>
          </table:table-cell>
          <table:table-cell office:value-type="string">
            <text:p>24. awhhh <text:s/>| <text:s/>166</text:p>
          </table:table-cell>
          <table:table-cell office:value-type="string">
            <text:p>24. Wooden_Bee9605 <text:s/>| <text:s/>180</text:p>
          </table:table-cell>
          <table:table-cell office:value-type="string">
            <text:p>24. Junogenesis <text:s/>| <text:s/>79</text:p>
          </table:table-cell>
          <table:table-cell office:value-type="string">
            <text:p>24. selena_bulan <text:s/>| <text:s/>81</text:p>
          </table:table-cell>
          <table:table-cell office:value-type="string">
            <text:p>24. FactsAndLogic2016 <text:s/>| <text:s/>124</text:p>
          </table:table-cell>
          <table:table-cell office:value-type="string">
            <text:p>24. TarsTarquas <text:s/>| <text:s/>11</text:p>
          </table:table-cell>
          <table:table-cell/>
          <table:table-cell office:value-type="string">
            <text:p>24. reviedox <text:s/>| <text:s/>415 <text:s/>| <text:s/>AuthLeft</text:p>
          </table:table-cell>
        </table:table-row>
        <table:table-row table:style-name="ro1">
          <table:table-cell/>
          <table:table-cell office:value-type="string">
            <text:p>25. ClassixX <text:s/>| <text:s/>75</text:p>
          </table:table-cell>
          <table:table-cell office:value-type="string">
            <text:p>25. Spideryeb <text:s/>| <text:s/>147</text:p>
          </table:table-cell>
          <table:table-cell office:value-type="string">
            <text:p>25. trans_strasserism <text:s/>| <text:s/>132</text:p>
          </table:table-cell>
          <table:table-cell office:value-type="string">
            <text:p>25. FlameIsCool <text:s/>| <text:s/>129</text:p>
          </table:table-cell>
          <table:table-cell office:value-type="string">
            <text:p>25. 2nd_israeli_crusader <text:s/>| <text:s/>148</text:p>
          </table:table-cell>
          <table:table-cell office:value-type="string">
            <text:p>25. Friendlywagie <text:s/>| <text:s/>136</text:p>
          </table:table-cell>
          <table:table-cell office:value-type="string">
            <text:p>25. Dim-n-Bright <text:s/>| <text:s/>155</text:p>
          </table:table-cell>
          <table:table-cell office:value-type="string">
            <text:p>25. xx8BitNinjaxx <text:s/>| <text:s/>167</text:p>
          </table:table-cell>
          <table:table-cell office:value-type="string">
            <text:p>25. alftrazign <text:s/>| <text:s/>77</text:p>
          </table:table-cell>
          <table:table-cell office:value-type="string">
            <text:p>25. iNuttedInShrek <text:s/>| <text:s/>81</text:p>
          </table:table-cell>
          <table:table-cell office:value-type="string">
            <text:p>25. Arcappa <text:s/>| <text:s/>121</text:p>
          </table:table-cell>
          <table:table-cell office:value-type="string">
            <text:p>25. userleansbot <text:s/>| <text:s/>10</text:p>
          </table:table-cell>
          <table:table-cell/>
          <table:table-cell office:value-type="string">
            <text:p>25. GeorgioArmani2238 <text:s/>| <text:s/>410 <text:s/>| <text:s/>Purple LibRight</text:p>
          </table:table-cell>
        </table:table-row>
        <table:table-row table:style-name="ro1">
          <table:table-cell/>
          <table:table-cell office:value-type="string">
            <text:p>26. JustDebbie <text:s/>| <text:s/>73</text:p>
          </table:table-cell>
          <table:table-cell office:value-type="string">
            <text:p>26. TheMessiahOfMooism <text:s/>| <text:s/>144</text:p>
          </table:table-cell>
          <table:table-cell office:value-type="string">
            <text:p>26. Shakuni_ <text:s/>| <text:s/>126</text:p>
          </table:table-cell>
          <table:table-cell office:value-type="string">
            <text:p>26. NootDystopia <text:s/>| <text:s/>127</text:p>
          </table:table-cell>
          <table:table-cell office:value-type="string">
            <text:p>26. trapsarenotoyvey <text:s/>| <text:s/>141</text:p>
          </table:table-cell>
          <table:table-cell office:value-type="string">
            <text:p>26. average_meme_thief <text:s/>| <text:s/>126</text:p>
          </table:table-cell>
          <table:table-cell office:value-type="string">
            <text:p>26. Otto_von_Bismark2024 <text:s/>| <text:s/>147</text:p>
          </table:table-cell>
          <table:table-cell office:value-type="string">
            <text:p>26. readonlypdf <text:s/>| <text:s/>164</text:p>
          </table:table-cell>
          <table:table-cell office:value-type="string">
            <text:p>26. Incog_Niko <text:s/>| <text:s/>73</text:p>
          </table:table-cell>
          <table:table-cell office:value-type="string">
            <text:p>26. LynndorTruffle <text:s/>| <text:s/>79</text:p>
          </table:table-cell>
          <table:table-cell office:value-type="string">
            <text:p>26. ForgotUsername98767 <text:s/>| <text:s/>113</text:p>
          </table:table-cell>
          <table:table-cell office:value-type="string">
            <text:p>26. YourMistaken <text:s/>| <text:s/>9</text:p>
          </table:table-cell>
          <table:table-cell/>
          <table:table-cell office:value-type="string">
            <text:p>26. Inverse_Duckmelon <text:s/>| <text:s/>405 <text:s/>| <text:s/>LibLeft</text:p>
          </table:table-cell>
        </table:table-row>
        <table:table-row table:style-name="ro1">
          <table:table-cell/>
          <table:table-cell office:value-type="string">
            <text:p>27. NotToGetPoliticalBUT <text:s/>| <text:s/>73</text:p>
          </table:table-cell>
          <table:table-cell office:value-type="string">
            <text:p>27. Betelgeuse_superstar <text:s/>| <text:s/>138</text:p>
          </table:table-cell>
          <table:table-cell office:value-type="string">
            <text:p>27. liquid_snakeUWU <text:s/>| <text:s/>125</text:p>
          </table:table-cell>
          <table:table-cell office:value-type="string">
            <text:p>27. youhjjhhhjj <text:s/>| <text:s/>125</text:p>
          </table:table-cell>
          <table:table-cell office:value-type="string">
            <text:p>27. HomoNationalism <text:s/>| <text:s/>140</text:p>
          </table:table-cell>
          <table:table-cell office:value-type="string">
            <text:p>27. CoolingDev <text:s/>| <text:s/>124</text:p>
          </table:table-cell>
          <table:table-cell office:value-type="string">
            <text:p>27. That_Spanish_Guy <text:s/>| <text:s/>144</text:p>
          </table:table-cell>
          <table:table-cell office:value-type="string">
            <text:p>27. Pooneapple <text:s/>| <text:s/>164</text:p>
          </table:table-cell>
          <table:table-cell office:value-type="string">
            <text:p>27. ShenBapiro20 <text:s/>| <text:s/>73</text:p>
          </table:table-cell>
          <table:table-cell office:value-type="string">
            <text:p>27. xXxMemeLord69xXx <text:s/>| <text:s/>78</text:p>
          </table:table-cell>
          <table:table-cell office:value-type="string">
            <text:p>27. DueNYSenator <text:s/>| <text:s/>111</text:p>
          </table:table-cell>
          <table:table-cell office:value-type="string">
            <text:p>27. Not_RepostSleuthBot <text:s/>| <text:s/>9</text:p>
          </table:table-cell>
          <table:table-cell/>
          <table:table-cell office:value-type="string">
            <text:p>27. KinglyGatorSFW <text:s/>| <text:s/>402 <text:s/>| <text:s/>LibRight</text:p>
          </table:table-cell>
        </table:table-row>
        <table:table-row table:style-name="ro1">
          <table:table-cell/>
          <table:table-cell office:value-type="string">
            <text:p>28. hurieodn <text:s/>| <text:s/>72</text:p>
          </table:table-cell>
          <table:table-cell office:value-type="string">
            <text:p>28. Belkan-Federation <text:s/>| <text:s/>137</text:p>
          </table:table-cell>
          <table:table-cell office:value-type="string">
            <text:p>28. Fascism_Enjoyer4 <text:s/>| <text:s/>124</text:p>
          </table:table-cell>
          <table:table-cell office:value-type="string">
            <text:p>28. _TanksNotDead <text:s/>| <text:s/>124</text:p>
          </table:table-cell>
          <table:table-cell office:value-type="string">
            <text:p>28. MapleLeaf4Eva <text:s/>| <text:s/>133</text:p>
          </table:table-cell>
          <table:table-cell office:value-type="string">
            <text:p>28. NoctuaBorealis <text:s/>| <text:s/>122</text:p>
          </table:table-cell>
          <table:table-cell office:value-type="string">
            <text:p>28. RaeidEbrahim <text:s/>| <text:s/>141</text:p>
          </table:table-cell>
          <table:table-cell office:value-type="string">
            <text:p>28. IsraeliBanker <text:s/>| <text:s/>160</text:p>
          </table:table-cell>
          <table:table-cell office:value-type="string">
            <text:p>28. TheMaybeMualist <text:s/>| <text:s/>71</text:p>
          </table:table-cell>
          <table:table-cell office:value-type="string">
            <text:p>28. DepresionAndAnxiety <text:s/>| <text:s/>78</text:p>
          </table:table-cell>
          <table:table-cell office:value-type="string">
            <text:p>28. Mr_Hater <text:s/>| <text:s/>110</text:p>
          </table:table-cell>
          <table:table-cell office:value-type="string">
            <text:p>28. SaveThisVIdeo <text:s/>| <text:s/>9</text:p>
          </table:table-cell>
          <table:table-cell/>
          <table:table-cell office:value-type="string">
            <text:p>28. FirmGlutes <text:s/>| <text:s/>400 <text:s/>| <text:s/>LibRight</text:p>
          </table:table-cell>
        </table:table-row>
        <table:table-row table:style-name="ro1">
          <table:table-cell/>
          <table:table-cell office:value-type="string">
            <text:p>29. BlisteredButthole <text:s/>| <text:s/>71</text:p>
          </table:table-cell>
          <table:table-cell office:value-type="string">
            <text:p>29. steceyy <text:s/>| <text:s/>137</text:p>
          </table:table-cell>
          <table:table-cell office:value-type="string">
            <text:p>29. TheBCWonder <text:s/>| <text:s/>122</text:p>
          </table:table-cell>
          <table:table-cell office:value-type="string">
            <text:p>29. Social_Imperialist <text:s/>| <text:s/>120</text:p>
          </table:table-cell>
          <table:table-cell office:value-type="string">
            <text:p>29. u_r_a_bold_1 <text:s/>| <text:s/>132</text:p>
          </table:table-cell>
          <table:table-cell office:value-type="string">
            <text:p>29. dvli <text:s/>| <text:s/>116</text:p>
          </table:table-cell>
          <table:table-cell office:value-type="string">
            <text:p>29. sirduckingtoniii <text:s/>| <text:s/>134</text:p>
          </table:table-cell>
          <table:table-cell office:value-type="string">
            <text:p>29. VeryFunnyValentine <text:s/>| <text:s/>157</text:p>
          </table:table-cell>
          <table:table-cell office:value-type="string">
            <text:p>29. broadcash <text:s/>| <text:s/>70</text:p>
          </table:table-cell>
          <table:table-cell office:value-type="string">
            <text:p>29. TreeHugger648 <text:s/>| <text:s/>78</text:p>
          </table:table-cell>
          <table:table-cell office:value-type="string">
            <text:p>29. GeneralEquipment <text:s/>| <text:s/>109</text:p>
          </table:table-cell>
          <table:table-cell office:value-type="string">
            <text:p>29. MicDick420 <text:s/>| <text:s/>8</text:p>
          </table:table-cell>
          <table:table-cell/>
          <table:table-cell office:value-type="string">
            <text:p>29. SAINT4367 <text:s/>| <text:s/>396 <text:s/>| <text:s/>Right</text:p>
          </table:table-cell>
        </table:table-row>
        <table:table-row table:style-name="ro1">
          <table:table-cell/>
          <table:table-cell office:value-type="string">
            <text:p>30. Goddamn_Heather <text:s/>| <text:s/>70</text:p>
          </table:table-cell>
          <table:table-cell office:value-type="string">
            <text:p>30. Red_Lancia_Stratos <text:s/>| <text:s/>135</text:p>
          </table:table-cell>
          <table:table-cell office:value-type="string">
            <text:p>30. jugaiden <text:s/>| <text:s/>122</text:p>
          </table:table-cell>
          <table:table-cell office:value-type="string">
            <text:p>30. BenBurch1 <text:s/>| <text:s/>119</text:p>
          </table:table-cell>
          <table:table-cell office:value-type="string">
            <text:p>30. Electr1cL3m0n <text:s/>| <text:s/>132</text:p>
          </table:table-cell>
          <table:table-cell office:value-type="string">
            <text:p>30. AnOpinionatedGamer <text:s/>| <text:s/>115</text:p>
          </table:table-cell>
          <table:table-cell office:value-type="string">
            <text:p>30. korkor121 <text:s/>| <text:s/>129</text:p>
          </table:table-cell>
          <table:table-cell office:value-type="string">
            <text:p>30. Heinouswarcrimes <text:s/>| <text:s/>155</text:p>
          </table:table-cell>
          <table:table-cell office:value-type="string">
            <text:p>30. 9ese <text:s/>| <text:s/>70</text:p>
          </table:table-cell>
          <table:table-cell office:value-type="string">
            <text:p>30. MargaretThacherVore <text:s/>| <text:s/>74</text:p>
          </table:table-cell>
          <table:table-cell office:value-type="string">
            <text:p>30. theanibunny <text:s/>| <text:s/>108</text:p>
          </table:table-cell>
          <table:table-cell office:value-type="string">
            <text:p>30. Chopanero77 <text:s/>| <text:s/>8</text:p>
          </table:table-cell>
          <table:table-cell/>
          <table:table-cell office:value-type="string">
            <text:p>30. RengokuEroica <text:s/>| <text:s/>394 <text:s/>| <text:s/>AuthLeft</text:p>
          </table:table-cell>
        </table:table-row>
        <table:table-row table:style-name="ro1">
          <table:table-cell/>
          <table:table-cell office:value-type="string">
            <text:p>31. PORTMANTEAU-BOT <text:s/>| <text:s/>70</text:p>
          </table:table-cell>
          <table:table-cell office:value-type="string">
            <text:p>31. Dense_Phrase9856 <text:s/>| <text:s/>131</text:p>
          </table:table-cell>
          <table:table-cell office:value-type="string">
            <text:p>31. ACofPCMno3 <text:s/>| <text:s/>121</text:p>
          </table:table-cell>
          <table:table-cell office:value-type="string">
            <text:p>31. Able-Branch <text:s/>| <text:s/>111</text:p>
          </table:table-cell>
          <table:table-cell office:value-type="string">
            <text:p>31. die_Kalkleiste <text:s/>| <text:s/>129</text:p>
          </table:table-cell>
          <table:table-cell office:value-type="string">
            <text:p>31. Cowardly-AltAccount <text:s/>| <text:s/>114</text:p>
          </table:table-cell>
          <table:table-cell office:value-type="string">
            <text:p>31. SerGeffrey <text:s/>| <text:s/>127</text:p>
          </table:table-cell>
          <table:table-cell office:value-type="string">
            <text:p>31. Robin_KC <text:s/>| <text:s/>150</text:p>
          </table:table-cell>
          <table:table-cell office:value-type="string">
            <text:p>31. Ardesic54 <text:s/>| <text:s/>63</text:p>
          </table:table-cell>
          <table:table-cell office:value-type="string">
            <text:p>31. Cauldron423 <text:s/>| <text:s/>72</text:p>
          </table:table-cell>
          <table:table-cell office:value-type="string">
            <text:p>31. Seaeon <text:s/>| <text:s/>103</text:p>
          </table:table-cell>
          <table:table-cell office:value-type="string">
            <text:p>31. siccoblue <text:s/>| <text:s/>8</text:p>
          </table:table-cell>
          <table:table-cell/>
          <table:table-cell office:value-type="string">
            <text:p>31. CallOfReddit <text:s/>| <text:s/>390 <text:s/>| <text:s/>LibLeft</text:p>
          </table:table-cell>
        </table:table-row>
        <table:table-row table:style-name="ro1">
          <table:table-cell/>
          <table:table-cell office:value-type="string">
            <text:p>32. Dank_Sinatra_Sr <text:s/>| <text:s/>66</text:p>
          </table:table-cell>
          <table:table-cell office:value-type="string">
            <text:p>32. 115GD9 <text:s/>| <text:s/>130</text:p>
          </table:table-cell>
          <table:table-cell office:value-type="string">
            <text:p>32. -Lightsong- <text:s/>| <text:s/>120</text:p>
          </table:table-cell>
          <table:table-cell office:value-type="string">
            <text:p>32. venividivici1876 <text:s/>| <text:s/>109</text:p>
          </table:table-cell>
          <table:table-cell office:value-type="string">
            <text:p>32. GDMolin <text:s/>| <text:s/>119</text:p>
          </table:table-cell>
          <table:table-cell office:value-type="string">
            <text:p>32. afontana405 <text:s/>| <text:s/>114</text:p>
          </table:table-cell>
          <table:table-cell office:value-type="string">
            <text:p>32. ChimpanzeeClownCar <text:s/>| <text:s/>126</text:p>
          </table:table-cell>
          <table:table-cell office:value-type="string">
            <text:p>32. CrazyCreeps9182 <text:s/>| <text:s/>149</text:p>
          </table:table-cell>
          <table:table-cell office:value-type="string">
            <text:p>32. xXPUSS3YSL4Y3R69Xx <text:s/>| <text:s/>62</text:p>
          </table:table-cell>
          <table:table-cell office:value-type="string">
            <text:p>32. cap21345 <text:s/>| <text:s/>72</text:p>
          </table:table-cell>
          <table:table-cell office:value-type="string">
            <text:p>32. Birb-Person <text:s/>| <text:s/>99</text:p>
          </table:table-cell>
          <table:table-cell office:value-type="string">
            <text:p>32. 70syoda <text:s/>| <text:s/>8</text:p>
          </table:table-cell>
          <table:table-cell/>
          <table:table-cell office:value-type="string">
            <text:p>32. Reddit-Book-Bot <text:s/>| <text:s/>380 <text:s/>| <text:s/>Grey Centrist</text:p>
          </table:table-cell>
        </table:table-row>
        <table:table-row table:style-name="ro1">
          <table:table-cell/>
          <table:table-cell office:value-type="string">
            <text:p>33. blank-faced <text:s/>| <text:s/>63</text:p>
          </table:table-cell>
          <table:table-cell office:value-type="string">
            <text:p>33. Zehzinhu_2000 <text:s/>| <text:s/>129</text:p>
          </table:table-cell>
          <table:table-cell office:value-type="string">
            <text:p>33. LANDCHADASCENTION <text:s/>| <text:s/>119</text:p>
          </table:table-cell>
          <table:table-cell office:value-type="string">
            <text:p>33. Red_Baron_Fish <text:s/>| <text:s/>108</text:p>
          </table:table-cell>
          <table:table-cell office:value-type="string">
            <text:p>33. TheRealBristolBrick <text:s/>| <text:s/>116</text:p>
          </table:table-cell>
          <table:table-cell office:value-type="string">
            <text:p>33. EdibleTriceratops <text:s/>| <text:s/>112</text:p>
          </table:table-cell>
          <table:table-cell office:value-type="string">
            <text:p>33. Hymanator00 <text:s/>| <text:s/>125</text:p>
          </table:table-cell>
          <table:table-cell office:value-type="string">
            <text:p>33. hyphenjack <text:s/>| <text:s/>143</text:p>
          </table:table-cell>
          <table:table-cell office:value-type="string">
            <text:p>33. tijitaobutredditSTOP <text:s/>| <text:s/>61</text:p>
          </table:table-cell>
          <table:table-cell office:value-type="string">
            <text:p>33. Grizzly_228 <text:s/>| <text:s/>72</text:p>
          </table:table-cell>
          <table:table-cell office:value-type="string">
            <text:p>33. Thefishking0 <text:s/>| <text:s/>93</text:p>
          </table:table-cell>
          <table:table-cell office:value-type="string">
            <text:p>33. morejpeg_auto <text:s/>| <text:s/>7</text:p>
          </table:table-cell>
          <table:table-cell/>
          <table:table-cell office:value-type="string">
            <text:p>33. emmettcito <text:s/>| <text:s/>380 <text:s/>| <text:s/>LibRight</text:p>
          </table:table-cell>
        </table:table-row>
        <table:table-row table:style-name="ro1">
          <table:table-cell/>
          <table:table-cell office:value-type="string">
            <text:p>34. MertSkirt <text:s/>| <text:s/>63</text:p>
          </table:table-cell>
          <table:table-cell office:value-type="string">
            <text:p>34. MemesAreCocaine <text:s/>| <text:s/>129</text:p>
          </table:table-cell>
          <table:table-cell office:value-type="string">
            <text:p>34. A_BOMB2012 <text:s/>| <text:s/>116</text:p>
          </table:table-cell>
          <table:table-cell office:value-type="string">
            <text:p>34. Deletinglaterlmao <text:s/>| <text:s/>108</text:p>
          </table:table-cell>
          <table:table-cell office:value-type="string">
            <text:p>34. SomeCrusader1224 <text:s/>| <text:s/>115</text:p>
          </table:table-cell>
          <table:table-cell office:value-type="string">
            <text:p>34. Suckmyhuckhuck <text:s/>| <text:s/>111</text:p>
          </table:table-cell>
          <table:table-cell office:value-type="string">
            <text:p>34. ArmoredSir <text:s/>| <text:s/>124</text:p>
          </table:table-cell>
          <table:table-cell office:value-type="string">
            <text:p>34. ThingsThatWork <text:s/>| <text:s/>142</text:p>
          </table:table-cell>
          <table:table-cell office:value-type="string">
            <text:p>34. deathtoweakmemes <text:s/>| <text:s/>60</text:p>
          </table:table-cell>
          <table:table-cell office:value-type="string">
            <text:p>34. Michigan_Flaggot <text:s/>| <text:s/>71</text:p>
          </table:table-cell>
          <table:table-cell office:value-type="string">
            <text:p>34. GodGunsBikes <text:s/>| <text:s/>92</text:p>
          </table:table-cell>
          <table:table-cell office:value-type="string">
            <text:p>34. _Plague_Doctor_ <text:s/>| <text:s/>7</text:p>
          </table:table-cell>
          <table:table-cell/>
          <table:table-cell office:value-type="string">
            <text:p>34. xlbeutel <text:s/>| <text:s/>371 <text:s/>| <text:s/>Centrist</text:p>
          </table:table-cell>
        </table:table-row>
        <table:table-row table:style-name="ro1">
          <table:table-cell/>
          <table:table-cell office:value-type="string">
            <text:p>35. rozier4mvp <text:s/>| <text:s/>61</text:p>
          </table:table-cell>
          <table:table-cell office:value-type="string">
            <text:p>35. CapnCoconuts <text:s/>| <text:s/>127</text:p>
          </table:table-cell>
          <table:table-cell office:value-type="string">
            <text:p>35. 0tto_Von_BasedMarck_ <text:s/>| <text:s/>109</text:p>
          </table:table-cell>
          <table:table-cell office:value-type="string">
            <text:p>35. kademarcus <text:s/>| <text:s/>107</text:p>
          </table:table-cell>
          <table:table-cell office:value-type="string">
            <text:p>35. kurokamifr <text:s/>| <text:s/>114</text:p>
          </table:table-cell>
          <table:table-cell office:value-type="string">
            <text:p>35. hopper_froggo <text:s/>| <text:s/>109</text:p>
          </table:table-cell>
          <table:table-cell office:value-type="string">
            <text:p>35. PoliticsofTomorrow <text:s/>| <text:s/>122</text:p>
          </table:table-cell>
          <table:table-cell office:value-type="string">
            <text:p>35. lilkitty33 <text:s/>| <text:s/>139</text:p>
          </table:table-cell>
          <table:table-cell office:value-type="string">
            <text:p>35. ThatYellowElephant <text:s/>| <text:s/>59</text:p>
          </table:table-cell>
          <table:table-cell office:value-type="string">
            <text:p>35. d_for_dumbas <text:s/>| <text:s/>71</text:p>
          </table:table-cell>
          <table:table-cell office:value-type="string">
            <text:p>35. Kronosx1 <text:s/>| <text:s/>91</text:p>
          </table:table-cell>
          <table:table-cell office:value-type="string">
            <text:p>35. hotlinehelpbot <text:s/>| <text:s/>7</text:p>
          </table:table-cell>
          <table:table-cell/>
          <table:table-cell office:value-type="string">
            <text:p>35. GenitalDiddler <text:s/>| <text:s/>369 <text:s/>| <text:s/>LibRight</text:p>
          </table:table-cell>
        </table:table-row>
        <table:table-row table:style-name="ro1">
          <table:table-cell/>
          <table:table-cell office:value-type="string">
            <text:p>36. Sukeruton_Key <text:s/>| <text:s/>59</text:p>
          </table:table-cell>
          <table:table-cell office:value-type="string">
            <text:p>36. DownvotedForOrange <text:s/>| <text:s/>125</text:p>
          </table:table-cell>
          <table:table-cell office:value-type="string">
            <text:p>36. heisvi <text:s/>| <text:s/>104</text:p>
          </table:table-cell>
          <table:table-cell office:value-type="string">
            <text:p>36. EVG2666 <text:s/>| <text:s/>107</text:p>
          </table:table-cell>
          <table:table-cell office:value-type="string">
            <text:p>36. DOGECHAD <text:s/>| <text:s/>112</text:p>
          </table:table-cell>
          <table:table-cell office:value-type="string">
            <text:p>36. PHILOSOPH-XXI <text:s/>| <text:s/>109</text:p>
          </table:table-cell>
          <table:table-cell office:value-type="string">
            <text:p>36. GameCreeper <text:s/>| <text:s/>121</text:p>
          </table:table-cell>
          <table:table-cell office:value-type="string">
            <text:p>36. reddtheshitoutofit <text:s/>| <text:s/>137</text:p>
          </table:table-cell>
          <table:table-cell office:value-type="string">
            <text:p>36. AideTraditional8330 <text:s/>| <text:s/>59</text:p>
          </table:table-cell>
          <table:table-cell office:value-type="string">
            <text:p>36. NagerLB <text:s/>| <text:s/>70</text:p>
          </table:table-cell>
          <table:table-cell office:value-type="string">
            <text:p>36. TheDarthKnightBegins <text:s/>| <text:s/>91</text:p>
          </table:table-cell>
          <table:table-cell office:value-type="string">
            <text:p>36. Taxi-Number-63 <text:s/>| <text:s/>7</text:p>
          </table:table-cell>
          <table:table-cell/>
          <table:table-cell office:value-type="string">
            <text:p>36. CAustin3 <text:s/>| <text:s/>369 <text:s/>| <text:s/>LibLeft</text:p>
          </table:table-cell>
        </table:table-row>
        <table:table-row table:style-name="ro1">
          <table:table-cell/>
          <table:table-cell office:value-type="string">
            <text:p>37. FrivolousGuy <text:s/>| <text:s/>55</text:p>
          </table:table-cell>
          <table:table-cell office:value-type="string">
            <text:p>37. Your-bank <text:s/>| <text:s/>123</text:p>
          </table:table-cell>
          <table:table-cell office:value-type="string">
            <text:p>37. qobus <text:s/>| <text:s/>104</text:p>
          </table:table-cell>
          <table:table-cell office:value-type="string">
            <text:p>37. freedom_is_cringe <text:s/>| <text:s/>104</text:p>
          </table:table-cell>
          <table:table-cell office:value-type="string">
            <text:p>37. Due_Entrepreneur <text:s/>| <text:s/>111</text:p>
          </table:table-cell>
          <table:table-cell office:value-type="string">
            <text:p>37. BossRediter87 <text:s/>| <text:s/>109</text:p>
          </table:table-cell>
          <table:table-cell office:value-type="string">
            <text:p>37. Oofyboi69420 <text:s/>| <text:s/>120</text:p>
          </table:table-cell>
          <table:table-cell office:value-type="string">
            <text:p>37. ChichCob <text:s/>| <text:s/>133</text:p>
          </table:table-cell>
          <table:table-cell office:value-type="string">
            <text:p>37. MonarchistLib <text:s/>| <text:s/>56</text:p>
          </table:table-cell>
          <table:table-cell office:value-type="string">
            <text:p>37. jayfeather31 <text:s/>| <text:s/>70</text:p>
          </table:table-cell>
          <table:table-cell office:value-type="string">
            <text:p>37. BrilliantSafety1761 <text:s/>| <text:s/>90</text:p>
          </table:table-cell>
          <table:table-cell office:value-type="string">
            <text:p>37. QuiteQ <text:s/>| <text:s/>6</text:p>
          </table:table-cell>
          <table:table-cell/>
          <table:table-cell office:value-type="string">
            <text:p>37. Far_From_The_Fame <text:s/>| <text:s/>367 <text:s/>| <text:s/>AuthRight</text:p>
          </table:table-cell>
        </table:table-row>
        <table:table-row table:style-name="ro1">
          <table:table-cell/>
          <table:table-cell office:value-type="string">
            <text:p>38. ron_yup <text:s/>| <text:s/>54</text:p>
          </table:table-cell>
          <table:table-cell office:value-type="string">
            <text:p>38. KillAllPromotedAds <text:s/>| <text:s/>122</text:p>
          </table:table-cell>
          <table:table-cell office:value-type="string">
            <text:p>38. ssdssew <text:s/>| <text:s/>103</text:p>
          </table:table-cell>
          <table:table-cell office:value-type="string">
            <text:p>38. Massive_Pressure_516 <text:s/>| <text:s/>104</text:p>
          </table:table-cell>
          <table:table-cell office:value-type="string">
            <text:p>38. parmesanpesto <text:s/>| <text:s/>111</text:p>
          </table:table-cell>
          <table:table-cell office:value-type="string">
            <text:p>38. FuckThisSite2020 <text:s/>| <text:s/>107</text:p>
          </table:table-cell>
          <table:table-cell office:value-type="string">
            <text:p>38. Desproges <text:s/>| <text:s/>116</text:p>
          </table:table-cell>
          <table:table-cell office:value-type="string">
            <text:p>38. MaxxineGame <text:s/>| <text:s/>131</text:p>
          </table:table-cell>
          <table:table-cell office:value-type="string">
            <text:p>38. ThedankDwight <text:s/>| <text:s/>55</text:p>
          </table:table-cell>
          <table:table-cell office:value-type="string">
            <text:p>38. HugoLandin <text:s/>| <text:s/>69</text:p>
          </table:table-cell>
          <table:table-cell office:value-type="string">
            <text:p>38. ElMariachiLocote <text:s/>| <text:s/>87</text:p>
          </table:table-cell>
          <table:table-cell office:value-type="string">
            <text:p>38. RemindMeBot <text:s/>| <text:s/>6</text:p>
          </table:table-cell>
          <table:table-cell/>
          <table:table-cell office:value-type="string">
            <text:p>38. Psychological_Fold76 <text:s/>| <text:s/>359 <text:s/>| <text:s/>Centrist</text:p>
          </table:table-cell>
        </table:table-row>
        <table:table-row table:style-name="ro1">
          <table:table-cell/>
          <table:table-cell office:value-type="string">
            <text:p>39. Malicious__Lemon <text:s/>| <text:s/>53</text:p>
          </table:table-cell>
          <table:table-cell office:value-type="string">
            <text:p>39. GeneralMe21 <text:s/>| <text:s/>121</text:p>
          </table:table-cell>
          <table:table-cell office:value-type="string">
            <text:p>39. Teewurstforever <text:s/>| <text:s/>103</text:p>
          </table:table-cell>
          <table:table-cell office:value-type="string">
            <text:p>39. NuclearObject <text:s/>| <text:s/>99</text:p>
          </table:table-cell>
          <table:table-cell office:value-type="string">
            <text:p>39. heroking4 <text:s/>| <text:s/>111</text:p>
          </table:table-cell>
          <table:table-cell office:value-type="string">
            <text:p>39. RockyPixel <text:s/>| <text:s/>104</text:p>
          </table:table-cell>
          <table:table-cell office:value-type="string">
            <text:p>39. Every_Oblivion_Npc <text:s/>| <text:s/>113</text:p>
          </table:table-cell>
          <table:table-cell office:value-type="string">
            <text:p>39. Kut_Throat1125 <text:s/>| <text:s/>130</text:p>
          </table:table-cell>
          <table:table-cell office:value-type="string">
            <text:p>39. MemerMan-BOT <text:s/>| <text:s/>53</text:p>
          </table:table-cell>
          <table:table-cell office:value-type="string">
            <text:p>39. StevenC21 <text:s/>| <text:s/>68</text:p>
          </table:table-cell>
          <table:table-cell office:value-type="string">
            <text:p>39. GrayJacketWasp <text:s/>| <text:s/>85</text:p>
          </table:table-cell>
          <table:table-cell office:value-type="string">
            <text:p>39. TheTerroristAlWaleed <text:s/>| <text:s/>6</text:p>
          </table:table-cell>
          <table:table-cell/>
          <table:table-cell office:value-type="string">
            <text:p>39. mega-oood <text:s/>| <text:s/>356 <text:s/>| <text:s/>LibRight</text:p>
          </table:table-cell>
        </table:table-row>
        <table:table-row table:style-name="ro1">
          <table:table-cell/>
          <table:table-cell office:value-type="string">
            <text:p>40. AntiObnoxiousBot <text:s/>| <text:s/>52</text:p>
          </table:table-cell>
          <table:table-cell office:value-type="string">
            <text:p>40. rywiz12 <text:s/>| <text:s/>119</text:p>
          </table:table-cell>
          <table:table-cell office:value-type="string">
            <text:p>40. TheCryosis <text:s/>| <text:s/>102</text:p>
          </table:table-cell>
          <table:table-cell office:value-type="string">
            <text:p>40. thebruh599 <text:s/>| <text:s/>98</text:p>
          </table:table-cell>
          <table:table-cell office:value-type="string">
            <text:p>40. Alternative-Piglet91 <text:s/>| <text:s/>110</text:p>
          </table:table-cell>
          <table:table-cell office:value-type="string">
            <text:p>40. Majkl_94 <text:s/>| <text:s/>102</text:p>
          </table:table-cell>
          <table:table-cell office:value-type="string">
            <text:p>40. bdangerfield <text:s/>| <text:s/>113</text:p>
          </table:table-cell>
          <table:table-cell office:value-type="string">
            <text:p>40. fcus <text:s/>| <text:s/>128</text:p>
          </table:table-cell>
          <table:table-cell office:value-type="string">
            <text:p>40. Lil_Nazbol <text:s/>| <text:s/>53</text:p>
          </table:table-cell>
          <table:table-cell office:value-type="string">
            <text:p>40. yoavsnake <text:s/>| <text:s/>68</text:p>
          </table:table-cell>
          <table:table-cell office:value-type="string">
            <text:p>40. KaiserWilly1871 <text:s/>| <text:s/>84</text:p>
          </table:table-cell>
          <table:table-cell office:value-type="string">
            <text:p>40. LaughEnvironmental59 <text:s/>| <text:s/>6</text:p>
          </table:table-cell>
          <table:table-cell/>
          <table:table-cell office:value-type="string">
            <text:p>40. context-required <text:s/>| <text:s/>353 <text:s/>| <text:s/>LibRight</text:p>
          </table:table-cell>
        </table:table-row>
        <table:table-row table:style-name="ro1">
          <table:table-cell/>
          <table:table-cell office:value-type="string">
            <text:p>41. funnyvalentine96 <text:s/>| <text:s/>51</text:p>
          </table:table-cell>
          <table:table-cell office:value-type="string">
            <text:p>41. SURPRISEMFKR <text:s/>| <text:s/>117</text:p>
          </table:table-cell>
          <table:table-cell office:value-type="string">
            <text:p>41. DiggyComer <text:s/>| <text:s/>101</text:p>
          </table:table-cell>
          <table:table-cell office:value-type="string">
            <text:p>41. ContentPassion6523 <text:s/>| <text:s/>97</text:p>
          </table:table-cell>
          <table:table-cell office:value-type="string">
            <text:p>41. mementoEstis <text:s/>| <text:s/>109</text:p>
          </table:table-cell>
          <table:table-cell office:value-type="string">
            <text:p>41. Elijah_Dizzle <text:s/>| <text:s/>101</text:p>
          </table:table-cell>
          <table:table-cell office:value-type="string">
            <text:p>41. TinySalad <text:s/>| <text:s/>112</text:p>
          </table:table-cell>
          <table:table-cell office:value-type="string">
            <text:p>41. fieryscribe <text:s/>| <text:s/>128</text:p>
          </table:table-cell>
          <table:table-cell office:value-type="string">
            <text:p>41. logic2187 <text:s/>| <text:s/>51</text:p>
          </table:table-cell>
          <table:table-cell office:value-type="string">
            <text:p>41. Tun0maki <text:s/>| <text:s/>68</text:p>
          </table:table-cell>
          <table:table-cell office:value-type="string">
            <text:p>41. butterenergy <text:s/>| <text:s/>84</text:p>
          </table:table-cell>
          <table:table-cell office:value-type="string">
            <text:p>41. Lostclay <text:s/>| <text:s/>6</text:p>
          </table:table-cell>
          <table:table-cell/>
          <table:table-cell office:value-type="string">
            <text:p>41. identify_as_AH-64 <text:s/>| <text:s/>353 <text:s/>| <text:s/>Right</text:p>
          </table:table-cell>
        </table:table-row>
        <table:table-row table:style-name="ro1">
          <table:table-cell/>
          <table:table-cell office:value-type="string">
            <text:p>42. North_Temperature514 <text:s/>| <text:s/>50</text:p>
          </table:table-cell>
          <table:table-cell office:value-type="string">
            <text:p>42. DrivenAssimilator <text:s/>| <text:s/>116</text:p>
          </table:table-cell>
          <table:table-cell office:value-type="string">
            <text:p>42. porcelinesalt <text:s/>| <text:s/>101</text:p>
          </table:table-cell>
          <table:table-cell office:value-type="string">
            <text:p>42. TerraOrdinem <text:s/>| <text:s/>95</text:p>
          </table:table-cell>
          <table:table-cell office:value-type="string">
            <text:p>42. Draconarus <text:s/>| <text:s/>108</text:p>
          </table:table-cell>
          <table:table-cell office:value-type="string">
            <text:p>42. Matthew94 <text:s/>| <text:s/>99</text:p>
          </table:table-cell>
          <table:table-cell office:value-type="string">
            <text:p>42. Meurs0 <text:s/>| <text:s/>111</text:p>
          </table:table-cell>
          <table:table-cell office:value-type="string">
            <text:p>42. omundoelevado <text:s/>| <text:s/>127</text:p>
          </table:table-cell>
          <table:table-cell office:value-type="string">
            <text:p>42. L3Chef <text:s/>| <text:s/>51</text:p>
          </table:table-cell>
          <table:table-cell office:value-type="string">
            <text:p>42. Scarlet_slagg <text:s/>| <text:s/>67</text:p>
          </table:table-cell>
          <table:table-cell office:value-type="string">
            <text:p>42. w3wh_22 <text:s/>| <text:s/>80</text:p>
          </table:table-cell>
          <table:table-cell office:value-type="string">
            <text:p>42. MindOfMetalAndWheels <text:s/>| <text:s/>5</text:p>
          </table:table-cell>
          <table:table-cell/>
          <table:table-cell office:value-type="string">
            <text:p>42. RandomBrit1310 <text:s/>| <text:s/>352 <text:s/>| <text:s/>LibRight</text:p>
          </table:table-cell>
        </table:table-row>
        <table:table-row table:style-name="ro1">
          <table:table-cell/>
          <table:table-cell office:value-type="string">
            <text:p>43. anultimateshitposter <text:s/>| <text:s/>47</text:p>
          </table:table-cell>
          <table:table-cell office:value-type="string">
            <text:p>43. Author1alIntent <text:s/>| <text:s/>114</text:p>
          </table:table-cell>
          <table:table-cell office:value-type="string">
            <text:p>43. Georg3000 <text:s/>| <text:s/>100</text:p>
          </table:table-cell>
          <table:table-cell office:value-type="string">
            <text:p>43. HeyMoon69 <text:s/>| <text:s/>90</text:p>
          </table:table-cell>
          <table:table-cell office:value-type="string">
            <text:p>43. MikeFrench98 <text:s/>| <text:s/>107</text:p>
          </table:table-cell>
          <table:table-cell office:value-type="string">
            <text:p>43. ro_martel <text:s/>| <text:s/>97</text:p>
          </table:table-cell>
          <table:table-cell office:value-type="string">
            <text:p>43. Arachno-Communism <text:s/>| <text:s/>111</text:p>
          </table:table-cell>
          <table:table-cell office:value-type="string">
            <text:p>43. BlackWiseGaming <text:s/>| <text:s/>126</text:p>
          </table:table-cell>
          <table:table-cell office:value-type="string">
            <text:p>43. JBrennch <text:s/>| <text:s/>51</text:p>
          </table:table-cell>
          <table:table-cell office:value-type="string">
            <text:p>43. Akratus2 <text:s/>| <text:s/>67</text:p>
          </table:table-cell>
          <table:table-cell office:value-type="string">
            <text:p>43. Literally_Flordia <text:s/>| <text:s/>80</text:p>
          </table:table-cell>
          <table:table-cell office:value-type="string">
            <text:p>43. CBT_Emporium <text:s/>| <text:s/>5</text:p>
          </table:table-cell>
          <table:table-cell/>
          <table:table-cell office:value-type="string">
            <text:p>43. R3D61 <text:s/>| <text:s/>351 <text:s/>| <text:s/>Centrist</text:p>
          </table:table-cell>
        </table:table-row>
        <table:table-row table:style-name="ro1">
          <table:table-cell/>
          <table:table-cell office:value-type="string">
            <text:p>44. ActreDirt <text:s/>| <text:s/>47</text:p>
          </table:table-cell>
          <table:table-cell office:value-type="string">
            <text:p>44. Hargabga <text:s/>| <text:s/>112</text:p>
          </table:table-cell>
          <table:table-cell office:value-type="string">
            <text:p>44. Dmitry_Yazov <text:s/>| <text:s/>100</text:p>
          </table:table-cell>
          <table:table-cell office:value-type="string">
            <text:p>44. Solwoworth <text:s/>| <text:s/>90</text:p>
          </table:table-cell>
          <table:table-cell office:value-type="string">
            <text:p>44. TheMaginotLine1 <text:s/>| <text:s/>106</text:p>
          </table:table-cell>
          <table:table-cell office:value-type="string">
            <text:p>44. Asper2002 <text:s/>| <text:s/>96</text:p>
          </table:table-cell>
          <table:table-cell office:value-type="string">
            <text:p>44. zeke-vulf <text:s/>| <text:s/>111</text:p>
          </table:table-cell>
          <table:table-cell office:value-type="string">
            <text:p>44. Autistic0strich <text:s/>| <text:s/>126</text:p>
          </table:table-cell>
          <table:table-cell office:value-type="string">
            <text:p>44. Vicinte <text:s/>| <text:s/>50</text:p>
          </table:table-cell>
          <table:table-cell office:value-type="string">
            <text:p>44. somepommy <text:s/>| <text:s/>67</text:p>
          </table:table-cell>
          <table:table-cell office:value-type="string">
            <text:p>44. pussypoppers <text:s/>| <text:s/>78</text:p>
          </table:table-cell>
          <table:table-cell office:value-type="string">
            <text:p>44. palm_top <text:s/>| <text:s/>5</text:p>
          </table:table-cell>
          <table:table-cell/>
          <table:table-cell office:value-type="string">
            <text:p>44. target_locked <text:s/>| <text:s/>334 <text:s/>| <text:s/>LibRight</text:p>
          </table:table-cell>
        </table:table-row>
        <table:table-row table:style-name="ro1">
          <table:table-cell/>
          <table:table-cell office:value-type="string">
            <text:p>45. choughton123 <text:s/>| <text:s/>43</text:p>
          </table:table-cell>
          <table:table-cell office:value-type="string">
            <text:p>45. Erago3 <text:s/>| <text:s/>108</text:p>
          </table:table-cell>
          <table:table-cell office:value-type="string">
            <text:p>45. SiriusAlGhul <text:s/>| <text:s/>99</text:p>
          </table:table-cell>
          <table:table-cell office:value-type="string">
            <text:p>45. wateroclock <text:s/>| <text:s/>87</text:p>
          </table:table-cell>
          <table:table-cell office:value-type="string">
            <text:p>45. Themoosesfatcock <text:s/>| <text:s/>106</text:p>
          </table:table-cell>
          <table:table-cell office:value-type="string">
            <text:p>45. Reddit_PoliceChief <text:s/>| <text:s/>96</text:p>
          </table:table-cell>
          <table:table-cell office:value-type="string">
            <text:p>45. PotentialSmell <text:s/>| <text:s/>106</text:p>
          </table:table-cell>
          <table:table-cell office:value-type="string">
            <text:p>45. ValidMakesnake <text:s/>| <text:s/>119</text:p>
          </table:table-cell>
          <table:table-cell office:value-type="string">
            <text:p>45. Gbdnhb <text:s/>| <text:s/>48</text:p>
          </table:table-cell>
          <table:table-cell office:value-type="string">
            <text:p>45. TheBolshevikJew <text:s/>| <text:s/>66</text:p>
          </table:table-cell>
          <table:table-cell office:value-type="string">
            <text:p>45. Astragar <text:s/>| <text:s/>78</text:p>
          </table:table-cell>
          <table:table-cell office:value-type="string">
            <text:p>45. JLH99 <text:s/>| <text:s/>5</text:p>
          </table:table-cell>
          <table:table-cell/>
          <table:table-cell office:value-type="string">
            <text:p>45. Saberclaw11 <text:s/>| <text:s/>333 <text:s/>| <text:s/>Centrist</text:p>
          </table:table-cell>
        </table:table-row>
        <table:table-row table:style-name="ro1">
          <table:table-cell/>
          <table:table-cell office:value-type="string">
            <text:p>46. Sox-Pow <text:s/>| <text:s/>43</text:p>
          </table:table-cell>
          <table:table-cell office:value-type="string">
            <text:p>46. Helvetic_Heretic <text:s/>| <text:s/>108</text:p>
          </table:table-cell>
          <table:table-cell office:value-type="string">
            <text:p>46. wanderer-10291 <text:s/>| <text:s/>98</text:p>
          </table:table-cell>
          <table:table-cell office:value-type="string">
            <text:p>46. Warm-Steak-8523 <text:s/>| <text:s/>87</text:p>
          </table:table-cell>
          <table:table-cell office:value-type="string">
            <text:p>46. VonCelAuth <text:s/>| <text:s/>105</text:p>
          </table:table-cell>
          <table:table-cell office:value-type="string">
            <text:p>46. -Individualism- <text:s/>| <text:s/>94</text:p>
          </table:table-cell>
          <table:table-cell office:value-type="string">
            <text:p>46. NerdyColocoon <text:s/>| <text:s/>103</text:p>
          </table:table-cell>
          <table:table-cell office:value-type="string">
            <text:p>46. ThickList <text:s/>| <text:s/>118</text:p>
          </table:table-cell>
          <table:table-cell office:value-type="string">
            <text:p>46. NoGardE <text:s/>| <text:s/>46</text:p>
          </table:table-cell>
          <table:table-cell office:value-type="string">
            <text:p>46. Zpydd <text:s/>| <text:s/>66</text:p>
          </table:table-cell>
          <table:table-cell office:value-type="string">
            <text:p>46. chuzhuo123 <text:s/>| <text:s/>76</text:p>
          </table:table-cell>
          <table:table-cell office:value-type="string">
            <text:p>46. Pepper_Spades <text:s/>| <text:s/>5</text:p>
          </table:table-cell>
          <table:table-cell/>
          <table:table-cell office:value-type="string">
            <text:p>46. dryseagull <text:s/>| <text:s/>331 <text:s/>| <text:s/>AuthRight</text:p>
          </table:table-cell>
        </table:table-row>
        <table:table-row table:style-name="ro1">
          <table:table-cell/>
          <table:table-cell office:value-type="string">
            <text:p>47. AdamFitri2005 <text:s/>| <text:s/>41</text:p>
          </table:table-cell>
          <table:table-cell office:value-type="string">
            <text:p>47. King_Drumpf <text:s/>| <text:s/>103</text:p>
          </table:table-cell>
          <table:table-cell office:value-type="string">
            <text:p>47. Snoo_18649 <text:s/>| <text:s/>98</text:p>
          </table:table-cell>
          <table:table-cell office:value-type="string">
            <text:p>47. cloudy_frost <text:s/>| <text:s/>85</text:p>
          </table:table-cell>
          <table:table-cell office:value-type="string">
            <text:p>47. OrganizeReligion <text:s/>| <text:s/>103</text:p>
          </table:table-cell>
          <table:table-cell office:value-type="string">
            <text:p>47. Pomada1 <text:s/>| <text:s/>92</text:p>
          </table:table-cell>
          <table:table-cell office:value-type="string">
            <text:p>47. YourManArctic <text:s/>| <text:s/>103</text:p>
          </table:table-cell>
          <table:table-cell office:value-type="string">
            <text:p>47. MakeTVGreatAgain <text:s/>| <text:s/>117</text:p>
          </table:table-cell>
          <table:table-cell office:value-type="string">
            <text:p>47. gangweed_2020 <text:s/>| <text:s/>45</text:p>
          </table:table-cell>
          <table:table-cell office:value-type="string">
            <text:p>47. malmj25 <text:s/>| <text:s/>64</text:p>
          </table:table-cell>
          <table:table-cell office:value-type="string">
            <text:p>47. Intellectual_Infidel <text:s/>| <text:s/>76</text:p>
          </table:table-cell>
          <table:table-cell office:value-type="string">
            <text:p>47. Speakerofftruth <text:s/>| <text:s/>5</text:p>
          </table:table-cell>
          <table:table-cell/>
          <table:table-cell office:value-type="string">
            <text:p>47. Amiri65 <text:s/>| <text:s/>325 <text:s/>| <text:s/>Centrist</text:p>
          </table:table-cell>
        </table:table-row>
        <table:table-row table:style-name="ro1">
          <table:table-cell/>
          <table:table-cell office:value-type="string">
            <text:p>48. radicalaccelaration <text:s/>| <text:s/>41</text:p>
          </table:table-cell>
          <table:table-cell office:value-type="string">
            <text:p>48. Tesgoul <text:s/>| <text:s/>103</text:p>
          </table:table-cell>
          <table:table-cell office:value-type="string">
            <text:p>48. NOTKEKMENEKEBANEVADE <text:s/>| <text:s/>97</text:p>
          </table:table-cell>
          <table:table-cell office:value-type="string">
            <text:p>48. MegaDeth6666 <text:s/>| <text:s/>83</text:p>
          </table:table-cell>
          <table:table-cell office:value-type="string">
            <text:p>48. FerroInique <text:s/>| <text:s/>101</text:p>
          </table:table-cell>
          <table:table-cell office:value-type="string">
            <text:p>48. Karo33 <text:s/>| <text:s/>91</text:p>
          </table:table-cell>
          <table:table-cell office:value-type="string">
            <text:p>48. CabinKaiser69 <text:s/>| <text:s/>102</text:p>
          </table:table-cell>
          <table:table-cell office:value-type="string">
            <text:p>48. NordyNed <text:s/>| <text:s/>115</text:p>
          </table:table-cell>
          <table:table-cell office:value-type="string">
            <text:p>48. Silentero <text:s/>| <text:s/>45</text:p>
          </table:table-cell>
          <table:table-cell office:value-type="string">
            <text:p>48. elijahjacobtucker <text:s/>| <text:s/>64</text:p>
          </table:table-cell>
          <table:table-cell office:value-type="string">
            <text:p>48. stranjrdanjr <text:s/>| <text:s/>76</text:p>
          </table:table-cell>
          <table:table-cell office:value-type="string">
            <text:p>48. ehlee5590 <text:s/>| <text:s/>5</text:p>
          </table:table-cell>
          <table:table-cell/>
          <table:table-cell office:value-type="string">
            <text:p>48. SolaPhobophobia <text:s/>| <text:s/>320 <text:s/>| <text:s/>AuthCenter</text:p>
          </table:table-cell>
        </table:table-row>
        <table:table-row table:style-name="ro1">
          <table:table-cell/>
          <table:table-cell office:value-type="string">
            <text:p>49. Buceteiro <text:s/>| <text:s/>39</text:p>
          </table:table-cell>
          <table:table-cell office:value-type="string">
            <text:p>49. A-Muslim-Weeb <text:s/>| <text:s/>103</text:p>
          </table:table-cell>
          <table:table-cell office:value-type="string">
            <text:p>49. HarshCong <text:s/>| <text:s/>97</text:p>
          </table:table-cell>
          <table:table-cell office:value-type="string">
            <text:p>49. NoMoreNicksLeft <text:s/>| <text:s/>83</text:p>
          </table:table-cell>
          <table:table-cell office:value-type="string">
            <text:p>49. Call_me_Kaiser <text:s/>| <text:s/>100</text:p>
          </table:table-cell>
          <table:table-cell office:value-type="string">
            <text:p>49. deadlyspawn187 <text:s/>| <text:s/>91</text:p>
          </table:table-cell>
          <table:table-cell office:value-type="string">
            <text:p>49. Blitzkringe69 <text:s/>| <text:s/>102</text:p>
          </table:table-cell>
          <table:table-cell office:value-type="string">
            <text:p>49. LargeSackOfNuts <text:s/>| <text:s/>115</text:p>
          </table:table-cell>
          <table:table-cell office:value-type="string">
            <text:p>49. GC18GC <text:s/>| <text:s/>44</text:p>
          </table:table-cell>
          <table:table-cell office:value-type="string">
            <text:p>49. echonian <text:s/>| <text:s/>63</text:p>
          </table:table-cell>
          <table:table-cell office:value-type="string">
            <text:p>49. Burdiez <text:s/>| <text:s/>75</text:p>
          </table:table-cell>
          <table:table-cell office:value-type="string">
            <text:p>49. rekcilthis1 <text:s/>| <text:s/>5</text:p>
          </table:table-cell>
          <table:table-cell/>
          <table:table-cell office:value-type="string">
            <text:p>49. SolventizeRepeat <text:s/>| <text:s/>320 <text:s/>| <text:s/>Grey Centrist</text:p>
          </table:table-cell>
        </table:table-row>
        <table:table-row table:style-name="ro1">
          <table:table-cell/>
          <table:table-cell office:value-type="string">
            <text:p>50. Daarekistelemmet <text:s/>| <text:s/>39</text:p>
          </table:table-cell>
          <table:table-cell office:value-type="string">
            <text:p>50. Queasy-Zebr <text:s/>| <text:s/>101</text:p>
          </table:table-cell>
          <table:table-cell office:value-type="string">
            <text:p>50. itshardnottobebanned <text:s/>| <text:s/>91</text:p>
          </table:table-cell>
          <table:table-cell office:value-type="string">
            <text:p>50. KaiWolf1898 <text:s/>| <text:s/>83</text:p>
          </table:table-cell>
          <table:table-cell office:value-type="string">
            <text:p>50. Klau5__ <text:s/>| <text:s/>100</text:p>
          </table:table-cell>
          <table:table-cell office:value-type="string">
            <text:p>50. TheLegend2T <text:s/>| <text:s/>90</text:p>
          </table:table-cell>
          <table:table-cell office:value-type="string">
            <text:p>50. turbowo <text:s/>| <text:s/>102</text:p>
          </table:table-cell>
          <table:table-cell office:value-type="string">
            <text:p>50. supremegnkdroid <text:s/>| <text:s/>115</text:p>
          </table:table-cell>
          <table:table-cell office:value-type="string">
            <text:p>50. fdibssr <text:s/>| <text:s/>44</text:p>
          </table:table-cell>
          <table:table-cell office:value-type="string">
            <text:p>50. undreamedgore <text:s/>| <text:s/>61</text:p>
          </table:table-cell>
          <table:table-cell office:value-type="string">
            <text:p>50. yetanotherdude2 <text:s/>| <text:s/>73</text:p>
          </table:table-cell>
          <table:table-cell office:value-type="string">
            <text:p>50. VdubDog <text:s/>| <text:s/>5</text:p>
          </table:table-cell>
          <table:table-cell/>
          <table:table-cell office:value-type="string">
            <text:p>50. Bendetto4 <text:s/>| <text:s/>316 <text:s/>| <text:s/>LibRight</text:p>
          </table:table-cell>
        </table:table-row>
        <table:table-row table:style-name="ro1">
          <table:table-cell/>
          <table:table-cell office:value-type="string">
            <text:p>51. Tech-Support-420 <text:s/>| <text:s/>38</text:p>
          </table:table-cell>
          <table:table-cell office:value-type="string">
            <text:p>51. AlpineDruid <text:s/>| <text:s/>99</text:p>
          </table:table-cell>
          <table:table-cell office:value-type="string">
            <text:p>51. Jeb_Smith13 <text:s/>| <text:s/>89</text:p>
          </table:table-cell>
          <table:table-cell office:value-type="string">
            <text:p>51. TryingToBeUnabrasive <text:s/>| <text:s/>82</text:p>
          </table:table-cell>
          <table:table-cell office:value-type="string">
            <text:p>51. Silver-Noire <text:s/>| <text:s/>99</text:p>
          </table:table-cell>
          <table:table-cell office:value-type="string">
            <text:p>51. jngamer180 <text:s/>| <text:s/>90</text:p>
          </table:table-cell>
          <table:table-cell office:value-type="string">
            <text:p>51. franandwood <text:s/>| <text:s/>102</text:p>
          </table:table-cell>
          <table:table-cell office:value-type="string">
            <text:p>51. Cali_AnCap <text:s/>| <text:s/>114</text:p>
          </table:table-cell>
          <table:table-cell office:value-type="string">
            <text:p>51. DeadLxxk <text:s/>| <text:s/>43</text:p>
          </table:table-cell>
          <table:table-cell office:value-type="string">
            <text:p>51. Admirable_Sun_8774 <text:s/>| <text:s/>60</text:p>
          </table:table-cell>
          <table:table-cell office:value-type="string">
            <text:p>51. Gaston_The_God <text:s/>| <text:s/>72</text:p>
          </table:table-cell>
          <table:table-cell office:value-type="string">
            <text:p>51. ProfessionalSquash10 <text:s/>| <text:s/>5</text:p>
          </table:table-cell>
          <table:table-cell/>
          <table:table-cell office:value-type="string">
            <text:p>51. ImmortalGodWizard <text:s/>| <text:s/>310 <text:s/>| <text:s/>LibCenter</text:p>
          </table:table-cell>
        </table:table-row>
        <table:table-row table:style-name="ro1">
          <table:table-cell/>
          <table:table-cell office:value-type="string">
            <text:p>52. GlassMushrooms <text:s/>| <text:s/>37</text:p>
          </table:table-cell>
          <table:table-cell office:value-type="string">
            <text:p>52. Thebiggestslug <text:s/>| <text:s/>99</text:p>
          </table:table-cell>
          <table:table-cell office:value-type="string">
            <text:p>52. integral_red <text:s/>| <text:s/>89</text:p>
          </table:table-cell>
          <table:table-cell office:value-type="string">
            <text:p>52. FeelingPrettyChill <text:s/>| <text:s/>80</text:p>
          </table:table-cell>
          <table:table-cell office:value-type="string">
            <text:p>52. UMR_Doma <text:s/>| <text:s/>99</text:p>
          </table:table-cell>
          <table:table-cell office:value-type="string">
            <text:p>52. cloroz <text:s/>| <text:s/>88</text:p>
          </table:table-cell>
          <table:table-cell office:value-type="string">
            <text:p>52. CatOfUlthar_2000 <text:s/>| <text:s/>102</text:p>
          </table:table-cell>
          <table:table-cell office:value-type="string">
            <text:p>52. saydizzle <text:s/>| <text:s/>112</text:p>
          </table:table-cell>
          <table:table-cell office:value-type="string">
            <text:p>52. Melts-Steel-Beams <text:s/>| <text:s/>42</text:p>
          </table:table-cell>
          <table:table-cell office:value-type="string">
            <text:p>52. Pretend_Career <text:s/>| <text:s/>59</text:p>
          </table:table-cell>
          <table:table-cell office:value-type="string">
            <text:p>52. daemon_valeryon <text:s/>| <text:s/>72</text:p>
          </table:table-cell>
          <table:table-cell office:value-type="string">
            <text:p>52. florz_axl <text:s/>| <text:s/>5</text:p>
          </table:table-cell>
          <table:table-cell/>
          <table:table-cell office:value-type="string">
            <text:p>52. FellowPartyMember <text:s/>| <text:s/>309 <text:s/>| <text:s/>AuthRight</text:p>
          </table:table-cell>
        </table:table-row>
        <table:table-row table:style-name="ro1">
          <table:table-cell/>
          <table:table-cell office:value-type="string">
            <text:p>53. memester230 <text:s/>| <text:s/>36</text:p>
          </table:table-cell>
          <table:table-cell office:value-type="string">
            <text:p>53. monke_3nthusiast <text:s/>| <text:s/>98</text:p>
          </table:table-cell>
          <table:table-cell office:value-type="string">
            <text:p>53. Giorno-Giovanna__ <text:s/>| <text:s/>89</text:p>
          </table:table-cell>
          <table:table-cell office:value-type="string">
            <text:p>53. C-O-S-M-O <text:s/>| <text:s/>79</text:p>
          </table:table-cell>
          <table:table-cell office:value-type="string">
            <text:p>53. Duytune <text:s/>| <text:s/>98</text:p>
          </table:table-cell>
          <table:table-cell office:value-type="string">
            <text:p>53. LucasRuby <text:s/>| <text:s/>88</text:p>
          </table:table-cell>
          <table:table-cell office:value-type="string">
            <text:p>53. NoMoLerking <text:s/>| <text:s/>100</text:p>
          </table:table-cell>
          <table:table-cell office:value-type="string">
            <text:p>53. AdamPanzerfaustian <text:s/>| <text:s/>111</text:p>
          </table:table-cell>
          <table:table-cell office:value-type="string">
            <text:p>53. Zee-J- <text:s/>| <text:s/>41</text:p>
          </table:table-cell>
          <table:table-cell office:value-type="string">
            <text:p>53. BraxxIsTheName <text:s/>| <text:s/>59</text:p>
          </table:table-cell>
          <table:table-cell office:value-type="string">
            <text:p>53. paulddraper <text:s/>| <text:s/>70</text:p>
          </table:table-cell>
          <table:table-cell office:value-type="string">
            <text:p>53. NoGoogleAMPBot <text:s/>| <text:s/>5</text:p>
          </table:table-cell>
          <table:table-cell/>
          <table:table-cell office:value-type="string">
            <text:p>53. random314157 <text:s/>| <text:s/>308 <text:s/>| <text:s/>LibRight</text:p>
          </table:table-cell>
        </table:table-row>
        <table:table-row table:style-name="ro1">
          <table:table-cell/>
          <table:table-cell office:value-type="string">
            <text:p>54. DrThrax3 <text:s/>| <text:s/>36</text:p>
          </table:table-cell>
          <table:table-cell office:value-type="string">
            <text:p>54. Upperton <text:s/>| <text:s/>97</text:p>
          </table:table-cell>
          <table:table-cell office:value-type="string">
            <text:p>54. glez_fdezdavila_ <text:s/>| <text:s/>88</text:p>
          </table:table-cell>
          <table:table-cell office:value-type="string">
            <text:p>54. Fotzenmods <text:s/>| <text:s/>76</text:p>
          </table:table-cell>
          <table:table-cell office:value-type="string">
            <text:p>54. vape_nationalist <text:s/>| <text:s/>96</text:p>
          </table:table-cell>
          <table:table-cell office:value-type="string">
            <text:p>54. charlie_429 <text:s/>| <text:s/>87</text:p>
          </table:table-cell>
          <table:table-cell office:value-type="string">
            <text:p>54. GDtetrahedral <text:s/>| <text:s/>97</text:p>
          </table:table-cell>
          <table:table-cell office:value-type="string">
            <text:p>54. ghostmetalblack <text:s/>| <text:s/>110</text:p>
          </table:table-cell>
          <table:table-cell office:value-type="string">
            <text:p>54. Dingolroot <text:s/>| <text:s/>41</text:p>
          </table:table-cell>
          <table:table-cell office:value-type="string">
            <text:p>54. Yolo1235 <text:s/>| <text:s/>59</text:p>
          </table:table-cell>
          <table:table-cell office:value-type="string">
            <text:p>54. SnooBananas6052 <text:s/>| <text:s/>70</text:p>
          </table:table-cell>
          <table:table-cell office:value-type="string">
            <text:p>54. RelevationAnimations <text:s/>| <text:s/>5</text:p>
          </table:table-cell>
          <table:table-cell/>
          <table:table-cell office:value-type="string">
            <text:p>54. lordhugh_II <text:s/>| <text:s/>305 <text:s/>| <text:s/>LibCenter</text:p>
          </table:table-cell>
        </table:table-row>
        <table:table-row table:style-name="ro1">
          <table:table-cell/>
          <table:table-cell office:value-type="string">
            <text:p>55. AlbionPrince <text:s/>| <text:s/>35</text:p>
          </table:table-cell>
          <table:table-cell office:value-type="string">
            <text:p>55. wikipedia_answer_bot <text:s/>| <text:s/>95</text:p>
          </table:table-cell>
          <table:table-cell office:value-type="string">
            <text:p>55. JAlexLegit <text:s/>| <text:s/>88</text:p>
          </table:table-cell>
          <table:table-cell office:value-type="string">
            <text:p>55. dead-inside69 <text:s/>| <text:s/>73</text:p>
          </table:table-cell>
          <table:table-cell office:value-type="string">
            <text:p>55. Kuominwave <text:s/>| <text:s/>96</text:p>
          </table:table-cell>
          <table:table-cell office:value-type="string">
            <text:p>55. Dragontre <text:s/>| <text:s/>86</text:p>
          </table:table-cell>
          <table:table-cell office:value-type="string">
            <text:p>55. Meowser02 <text:s/>| <text:s/>97</text:p>
          </table:table-cell>
          <table:table-cell office:value-type="string">
            <text:p>55. allu2236 <text:s/>| <text:s/>110</text:p>
          </table:table-cell>
          <table:table-cell office:value-type="string">
            <text:p>55. Rnc88 <text:s/>| <text:s/>41</text:p>
          </table:table-cell>
          <table:table-cell office:value-type="string">
            <text:p>55. Left-Twix420 <text:s/>| <text:s/>59</text:p>
          </table:table-cell>
          <table:table-cell office:value-type="string">
            <text:p>55. blissfromloss <text:s/>| <text:s/>70</text:p>
          </table:table-cell>
          <table:table-cell office:value-type="string">
            <text:p>55. nowrongwrong <text:s/>| <text:s/>5</text:p>
          </table:table-cell>
          <table:table-cell/>
          <table:table-cell office:value-type="string">
            <text:p>55. Catbot1310 <text:s/>| <text:s/>304 <text:s/>| <text:s/>LibRight</text:p>
          </table:table-cell>
        </table:table-row>
        <table:table-row table:style-name="ro1">
          <table:table-cell/>
          <table:table-cell office:value-type="string">
            <text:p>56. CharredScallions <text:s/>| <text:s/>34</text:p>
          </table:table-cell>
          <table:table-cell office:value-type="string">
            <text:p>56. Spndash64 <text:s/>| <text:s/>94</text:p>
          </table:table-cell>
          <table:table-cell office:value-type="string">
            <text:p>56. PepeProfitOfKek <text:s/>| <text:s/>87</text:p>
          </table:table-cell>
          <table:table-cell office:value-type="string">
            <text:p>56. OIman77 <text:s/>| <text:s/>72</text:p>
          </table:table-cell>
          <table:table-cell office:value-type="string">
            <text:p>56. RickySpanish729 <text:s/>| <text:s/>96</text:p>
          </table:table-cell>
          <table:table-cell office:value-type="string">
            <text:p>56. wuzzkopf <text:s/>| <text:s/>86</text:p>
          </table:table-cell>
          <table:table-cell office:value-type="string">
            <text:p>56. Elodaine <text:s/>| <text:s/>97</text:p>
          </table:table-cell>
          <table:table-cell office:value-type="string">
            <text:p>56. Visual-Theory-3948 <text:s/>| <text:s/>109</text:p>
          </table:table-cell>
          <table:table-cell office:value-type="string">
            <text:p>56. TheKhalDrogo <text:s/>| <text:s/>41</text:p>
          </table:table-cell>
          <table:table-cell office:value-type="string">
            <text:p>56. Dr_Mantis-Shrimp_PhD <text:s/>| <text:s/>57</text:p>
          </table:table-cell>
          <table:table-cell office:value-type="string">
            <text:p>56. SuppleFoxFluff <text:s/>| <text:s/>67</text:p>
          </table:table-cell>
          <table:table-cell office:value-type="string">
            <text:p>56. Optimal-Tangerine <text:s/>| <text:s/>5</text:p>
          </table:table-cell>
          <table:table-cell/>
          <table:table-cell office:value-type="string">
            <text:p>56. NotMissStrasser <text:s/>| <text:s/>295 <text:s/>| <text:s/>LibLeft</text:p>
          </table:table-cell>
        </table:table-row>
        <table:table-row table:style-name="ro1">
          <table:table-cell/>
          <table:table-cell office:value-type="string">
            <text:p>57. ComprehensiveMix727 <text:s/>| <text:s/>33</text:p>
          </table:table-cell>
          <table:table-cell office:value-type="string">
            <text:p>57. Skybots10 <text:s/>| <text:s/>94</text:p>
          </table:table-cell>
          <table:table-cell office:value-type="string">
            <text:p>57. alphacentauriC387 <text:s/>| <text:s/>86</text:p>
          </table:table-cell>
          <table:table-cell office:value-type="string">
            <text:p>57. Epic_roskomnadzor <text:s/>| <text:s/>72</text:p>
          </table:table-cell>
          <table:table-cell office:value-type="string">
            <text:p>57. Crazy_Crocodile <text:s/>| <text:s/>95</text:p>
          </table:table-cell>
          <table:table-cell office:value-type="string">
            <text:p>57. spacejam2plz <text:s/>| <text:s/>86</text:p>
          </table:table-cell>
          <table:table-cell office:value-type="string">
            <text:p>57. BaconCircuit <text:s/>| <text:s/>95</text:p>
          </table:table-cell>
          <table:table-cell office:value-type="string">
            <text:p>57. peckarino_romano <text:s/>| <text:s/>108</text:p>
          </table:table-cell>
          <table:table-cell office:value-type="string">
            <text:p>57. CERTAINLYnotsoup <text:s/>| <text:s/>40</text:p>
          </table:table-cell>
          <table:table-cell office:value-type="string">
            <text:p>57. Ash_Divine <text:s/>| <text:s/>57</text:p>
          </table:table-cell>
          <table:table-cell office:value-type="string">
            <text:p>57. HiNaughtyGirlImDad <text:s/>| <text:s/>67</text:p>
          </table:table-cell>
          <table:table-cell office:value-type="string">
            <text:p>57. nlvMaster223 <text:s/>| <text:s/>5</text:p>
          </table:table-cell>
          <table:table-cell/>
          <table:table-cell office:value-type="string">
            <text:p>57. YoMommaJokeBot <text:s/>| <text:s/>293 <text:s/>| <text:s/>Purple LibRight</text:p>
          </table:table-cell>
        </table:table-row>
        <table:table-row table:style-name="ro1">
          <table:table-cell/>
          <table:table-cell office:value-type="string">
            <text:p>58. rafaxd_xd <text:s/>| <text:s/>32</text:p>
          </table:table-cell>
          <table:table-cell office:value-type="string">
            <text:p>58. AGeneralNerd <text:s/>| <text:s/>93</text:p>
          </table:table-cell>
          <table:table-cell office:value-type="string">
            <text:p>58. BudgetWeight7076 <text:s/>| <text:s/>84</text:p>
          </table:table-cell>
          <table:table-cell office:value-type="string">
            <text:p>58. incogburritos <text:s/>| <text:s/>71</text:p>
          </table:table-cell>
          <table:table-cell office:value-type="string">
            <text:p>58. Xtra_Stuff <text:s/>| <text:s/>93</text:p>
          </table:table-cell>
          <table:table-cell office:value-type="string">
            <text:p>58. Lazykabang <text:s/>| <text:s/>85</text:p>
          </table:table-cell>
          <table:table-cell office:value-type="string">
            <text:p>58. That-guy122 <text:s/>| <text:s/>95</text:p>
          </table:table-cell>
          <table:table-cell office:value-type="string">
            <text:p>58. pingpongplaya69420 <text:s/>| <text:s/>105</text:p>
          </table:table-cell>
          <table:table-cell office:value-type="string">
            <text:p>58. TriggerWarning595 <text:s/>| <text:s/>40</text:p>
          </table:table-cell>
          <table:table-cell office:value-type="string">
            <text:p>58. MysticWithThePhonk <text:s/>| <text:s/>56</text:p>
          </table:table-cell>
          <table:table-cell office:value-type="string">
            <text:p>58. SlutBuster <text:s/>| <text:s/>65</text:p>
          </table:table-cell>
          <table:table-cell office:value-type="string">
            <text:p>58. KYM_Archivist <text:s/>| <text:s/>5</text:p>
          </table:table-cell>
          <table:table-cell/>
          <table:table-cell office:value-type="string">
            <text:p>58. cranoslota <text:s/>| <text:s/>292 <text:s/>| <text:s/>LibLeft</text:p>
          </table:table-cell>
        </table:table-row>
        <table:table-row table:style-name="ro1">
          <table:table-cell/>
          <table:table-cell office:value-type="string">
            <text:p>59. trug2 <text:s/>| <text:s/>32</text:p>
          </table:table-cell>
          <table:table-cell office:value-type="string">
            <text:p>59. Mrjocasrp <text:s/>| <text:s/>92</text:p>
          </table:table-cell>
          <table:table-cell office:value-type="string">
            <text:p>59. CelticTexan749 <text:s/>| <text:s/>84</text:p>
          </table:table-cell>
          <table:table-cell office:value-type="string">
            <text:p>59. _James_IV_ <text:s/>| <text:s/>70</text:p>
          </table:table-cell>
          <table:table-cell office:value-type="string">
            <text:p>59. My_dick_is_disabled <text:s/>| <text:s/>92</text:p>
          </table:table-cell>
          <table:table-cell office:value-type="string">
            <text:p>59. itsMeKimochi1 <text:s/>| <text:s/>84</text:p>
          </table:table-cell>
          <table:table-cell office:value-type="string">
            <text:p>59. badmetternich <text:s/>| <text:s/>94</text:p>
          </table:table-cell>
          <table:table-cell office:value-type="string">
            <text:p>59. TheDeathReaper97 <text:s/>| <text:s/>105</text:p>
          </table:table-cell>
          <table:table-cell office:value-type="string">
            <text:p>59. I-Hate_Morals <text:s/>| <text:s/>40</text:p>
          </table:table-cell>
          <table:table-cell office:value-type="string">
            <text:p>59. pizza_and_cats <text:s/>| <text:s/>56</text:p>
          </table:table-cell>
          <table:table-cell office:value-type="string">
            <text:p>59. Albatrossosaurus <text:s/>| <text:s/>65</text:p>
          </table:table-cell>
          <table:table-cell office:value-type="string">
            <text:p>59. ARC-7652 <text:s/>| <text:s/>5</text:p>
          </table:table-cell>
          <table:table-cell/>
          <table:table-cell office:value-type="string">
            <text:p>59. leifisthegoat <text:s/>| <text:s/>291 <text:s/>| <text:s/>Right</text:p>
          </table:table-cell>
        </table:table-row>
        <table:table-row table:style-name="ro1">
          <table:table-cell/>
          <table:table-cell office:value-type="string">
            <text:p>60. ziggystardock <text:s/>| <text:s/>32</text:p>
          </table:table-cell>
          <table:table-cell office:value-type="string">
            <text:p>60. iLikeEatingPineapple <text:s/>| <text:s/>92</text:p>
          </table:table-cell>
          <table:table-cell office:value-type="string">
            <text:p>60. StalinIsMyBigDaddy <text:s/>| <text:s/>83</text:p>
          </table:table-cell>
          <table:table-cell office:value-type="string">
            <text:p>60. MuslimsAreSnowflakes <text:s/>| <text:s/>70</text:p>
          </table:table-cell>
          <table:table-cell office:value-type="string">
            <text:p>60. Arcaeca <text:s/>| <text:s/>91</text:p>
          </table:table-cell>
          <table:table-cell office:value-type="string">
            <text:p>60. -redditardation- <text:s/>| <text:s/>83</text:p>
          </table:table-cell>
          <table:table-cell office:value-type="string">
            <text:p>60. Finboror <text:s/>| <text:s/>93</text:p>
          </table:table-cell>
          <table:table-cell office:value-type="string">
            <text:p>60. VenserSojo <text:s/>| <text:s/>104</text:p>
          </table:table-cell>
          <table:table-cell office:value-type="string">
            <text:p>60. EvadingTaxes <text:s/>| <text:s/>40</text:p>
          </table:table-cell>
          <table:table-cell office:value-type="string">
            <text:p>60. Spaciax <text:s/>| <text:s/>55</text:p>
          </table:table-cell>
          <table:table-cell office:value-type="string">
            <text:p>60. NotANewAccount03 <text:s/>| <text:s/>65</text:p>
          </table:table-cell>
          <table:table-cell office:value-type="string">
            <text:p>60. Purity22 <text:s/>| <text:s/>5</text:p>
          </table:table-cell>
          <table:table-cell/>
          <table:table-cell office:value-type="string">
            <text:p>60. CybernieSandersMk1 <text:s/>| <text:s/>291 <text:s/>| <text:s/>AuthLeft</text:p>
          </table:table-cell>
        </table:table-row>
        <table:table-row table:style-name="ro1">
          <table:table-cell/>
          <table:table-cell office:value-type="string">
            <text:p>61. Hoodie_McBiscuits <text:s/>| <text:s/>32</text:p>
          </table:table-cell>
          <table:table-cell office:value-type="string">
            <text:p>61. Rainb0wSkin <text:s/>| <text:s/>91</text:p>
          </table:table-cell>
          <table:table-cell office:value-type="string">
            <text:p>61. EzraPoundsClone <text:s/>| <text:s/>81</text:p>
          </table:table-cell>
          <table:table-cell office:value-type="string">
            <text:p>61. Clausewitz1815 <text:s/>| <text:s/>70</text:p>
          </table:table-cell>
          <table:table-cell office:value-type="string">
            <text:p>61. John5050505050 <text:s/>| <text:s/>90</text:p>
          </table:table-cell>
          <table:table-cell office:value-type="string">
            <text:p>61. Woodscraps <text:s/>| <text:s/>83</text:p>
          </table:table-cell>
          <table:table-cell office:value-type="string">
            <text:p>61. HumanNumber348 <text:s/>| <text:s/>90</text:p>
          </table:table-cell>
          <table:table-cell office:value-type="string">
            <text:p>61. Consistent-Cattle <text:s/>| <text:s/>104</text:p>
          </table:table-cell>
          <table:table-cell office:value-type="string">
            <text:p>61. purplelibright <text:s/>| <text:s/>39</text:p>
          </table:table-cell>
          <table:table-cell office:value-type="string">
            <text:p>61. Acceptable-Hair-5273 <text:s/>| <text:s/>54</text:p>
          </table:table-cell>
          <table:table-cell office:value-type="string">
            <text:p>61. Lover-of_freedom <text:s/>| <text:s/>64</text:p>
          </table:table-cell>
          <table:table-cell office:value-type="string">
            <text:p>61. oklahomascout <text:s/>| <text:s/>4</text:p>
          </table:table-cell>
          <table:table-cell/>
          <table:table-cell office:value-type="string">
            <text:p>61. Snoo_36822 <text:s/>| <text:s/>287 <text:s/>| <text:s/>Purple LibRight</text:p>
          </table:table-cell>
        </table:table-row>
        <table:table-row table:style-name="ro1">
          <table:table-cell/>
          <table:table-cell office:value-type="string">
            <text:p>62. le_weee <text:s/>| <text:s/>31</text:p>
          </table:table-cell>
          <table:table-cell office:value-type="string">
            <text:p>62. Hydroact <text:s/>| <text:s/>90</text:p>
          </table:table-cell>
          <table:table-cell office:value-type="string">
            <text:p>62. LKR15tye <text:s/>| <text:s/>81</text:p>
          </table:table-cell>
          <table:table-cell office:value-type="string">
            <text:p>62. KinkCrimson <text:s/>| <text:s/>69</text:p>
          </table:table-cell>
          <table:table-cell office:value-type="string">
            <text:p>62. Basileus-posting <text:s/>| <text:s/>88</text:p>
          </table:table-cell>
          <table:table-cell office:value-type="string">
            <text:p>62. UnbasedCountBot <text:s/>| <text:s/>82</text:p>
          </table:table-cell>
          <table:table-cell office:value-type="string">
            <text:p>62. An_exasperated_couch <text:s/>| <text:s/>90</text:p>
          </table:table-cell>
          <table:table-cell office:value-type="string">
            <text:p>62. Cyb3rklev <text:s/>| <text:s/>104</text:p>
          </table:table-cell>
          <table:table-cell office:value-type="string">
            <text:p>62. _lil_kennedy <text:s/>| <text:s/>39</text:p>
          </table:table-cell>
          <table:table-cell office:value-type="string">
            <text:p>62. Leftist69 <text:s/>| <text:s/>53</text:p>
          </table:table-cell>
          <table:table-cell office:value-type="string">
            <text:p>62. Flopus7 <text:s/>| <text:s/>64</text:p>
          </table:table-cell>
          <table:table-cell office:value-type="string">
            <text:p>62. CleakySqueanis <text:s/>| <text:s/>4</text:p>
          </table:table-cell>
          <table:table-cell/>
          <table:table-cell office:value-type="string">
            <text:p>62. Sp0okyScarySkeleton- <text:s/>| <text:s/>286 <text:s/>| <text:s/>Left</text:p>
          </table:table-cell>
        </table:table-row>
        <table:table-row table:style-name="ro1">
          <table:table-cell/>
          <table:table-cell office:value-type="string">
            <text:p>63. Theelout <text:s/>| <text:s/>31</text:p>
          </table:table-cell>
          <table:table-cell office:value-type="string">
            <text:p>63. Inception5 <text:s/>| <text:s/>89</text:p>
          </table:table-cell>
          <table:table-cell office:value-type="string">
            <text:p>63. dewe120 <text:s/>| <text:s/>80</text:p>
          </table:table-cell>
          <table:table-cell office:value-type="string">
            <text:p>63. SolvieML <text:s/>| <text:s/>67</text:p>
          </table:table-cell>
          <table:table-cell office:value-type="string">
            <text:p>63. Racist-Femboy <text:s/>| <text:s/>86</text:p>
          </table:table-cell>
          <table:table-cell office:value-type="string">
            <text:p>63. ash087 <text:s/>| <text:s/>80</text:p>
          </table:table-cell>
          <table:table-cell office:value-type="string">
            <text:p>63. Socialism-no-iphone <text:s/>| <text:s/>89</text:p>
          </table:table-cell>
          <table:table-cell office:value-type="string">
            <text:p>63. Damakoas <text:s/>| <text:s/>103</text:p>
          </table:table-cell>
          <table:table-cell office:value-type="string">
            <text:p>63. --orb <text:s/>| <text:s/>39</text:p>
          </table:table-cell>
          <table:table-cell office:value-type="string">
            <text:p>63. Admiralthrawnbar <text:s/>| <text:s/>52</text:p>
          </table:table-cell>
          <table:table-cell office:value-type="string">
            <text:p>63. UtridRagnarson <text:s/>| <text:s/>63</text:p>
          </table:table-cell>
          <table:table-cell office:value-type="string">
            <text:p>63. rottenTuna11 <text:s/>| <text:s/>4</text:p>
          </table:table-cell>
          <table:table-cell/>
          <table:table-cell office:value-type="string">
            <text:p>63. Chthonios <text:s/>| <text:s/>286 <text:s/>| <text:s/>LibCenter</text:p>
          </table:table-cell>
        </table:table-row>
        <table:table-row table:style-name="ro1">
          <table:table-cell/>
          <table:table-cell office:value-type="string">
            <text:p>64. NuyenForYourThoughts <text:s/>| <text:s/>31</text:p>
          </table:table-cell>
          <table:table-cell office:value-type="string">
            <text:p>64. Solace143 <text:s/>| <text:s/>88</text:p>
          </table:table-cell>
          <table:table-cell office:value-type="string">
            <text:p>64. Fairytaleautumnfox <text:s/>| <text:s/>79</text:p>
          </table:table-cell>
          <table:table-cell office:value-type="string">
            <text:p>64. i_liked_it_good_job <text:s/>| <text:s/>66</text:p>
          </table:table-cell>
          <table:table-cell office:value-type="string">
            <text:p>64. AdamAbramovichZhukov <text:s/>| <text:s/>86</text:p>
          </table:table-cell>
          <table:table-cell office:value-type="string">
            <text:p>64. DerelictCleric <text:s/>| <text:s/>79</text:p>
          </table:table-cell>
          <table:table-cell office:value-type="string">
            <text:p>64. MundaneBarber <text:s/>| <text:s/>88</text:p>
          </table:table-cell>
          <table:table-cell office:value-type="string">
            <text:p>64. botsyournose <text:s/>| <text:s/>103</text:p>
          </table:table-cell>
          <table:table-cell office:value-type="string">
            <text:p>64. 5Boronyc <text:s/>| <text:s/>39</text:p>
          </table:table-cell>
          <table:table-cell office:value-type="string">
            <text:p>64. CaliforniaAudman13 <text:s/>| <text:s/>51</text:p>
          </table:table-cell>
          <table:table-cell office:value-type="string">
            <text:p>64. Stumpsmasherreturns <text:s/>| <text:s/>62</text:p>
          </table:table-cell>
          <table:table-cell office:value-type="string">
            <text:p>64. iamonlyoneman <text:s/>| <text:s/>4</text:p>
          </table:table-cell>
          <table:table-cell/>
          <table:table-cell office:value-type="string">
            <text:p>64. Aarakokra <text:s/>| <text:s/>285 <text:s/>| <text:s/>LibRight</text:p>
          </table:table-cell>
        </table:table-row>
        <table:table-row table:style-name="ro1">
          <table:table-cell/>
          <table:table-cell office:value-type="string">
            <text:p>65. primalsight <text:s/>| <text:s/>30</text:p>
          </table:table-cell>
          <table:table-cell office:value-type="string">
            <text:p>65. SuperSonicSam619 <text:s/>| <text:s/>86</text:p>
          </table:table-cell>
          <table:table-cell office:value-type="string">
            <text:p>65. springsteeb <text:s/>| <text:s/>78</text:p>
          </table:table-cell>
          <table:table-cell office:value-type="string">
            <text:p>65. NeighborhoodNo8586 <text:s/>| <text:s/>66</text:p>
          </table:table-cell>
          <table:table-cell office:value-type="string">
            <text:p>65. 1941LandaWasBased <text:s/>| <text:s/>85</text:p>
          </table:table-cell>
          <table:table-cell office:value-type="string">
            <text:p>65. DragonDai <text:s/>| <text:s/>79</text:p>
          </table:table-cell>
          <table:table-cell office:value-type="string">
            <text:p>65. Brain_Garbage <text:s/>| <text:s/>87</text:p>
          </table:table-cell>
          <table:table-cell office:value-type="string">
            <text:p>65. QuietHumanMachine <text:s/>| <text:s/>103</text:p>
          </table:table-cell>
          <table:table-cell office:value-type="string">
            <text:p>65. Hatula <text:s/>| <text:s/>38</text:p>
          </table:table-cell>
          <table:table-cell office:value-type="string">
            <text:p>65. bigmthstrikesagain <text:s/>| <text:s/>50</text:p>
          </table:table-cell>
          <table:table-cell office:value-type="string">
            <text:p>65. Tacosyrup123 <text:s/>| <text:s/>61</text:p>
          </table:table-cell>
          <table:table-cell office:value-type="string">
            <text:p>65. morse-bot <text:s/>| <text:s/>4</text:p>
          </table:table-cell>
          <table:table-cell/>
          <table:table-cell office:value-type="string">
            <text:p>65. 03793 <text:s/>| <text:s/>285 <text:s/>| <text:s/>LibRight</text:p>
          </table:table-cell>
        </table:table-row>
        <table:table-row table:style-name="ro1">
          <table:table-cell/>
          <table:table-cell office:value-type="string">
            <text:p>66. slowsuby <text:s/>| <text:s/>30</text:p>
          </table:table-cell>
          <table:table-cell office:value-type="string">
            <text:p>66. Iced_Spring <text:s/>| <text:s/>86</text:p>
          </table:table-cell>
          <table:table-cell office:value-type="string">
            <text:p>66. Florida_Man98 <text:s/>| <text:s/>78</text:p>
          </table:table-cell>
          <table:table-cell office:value-type="string">
            <text:p>66. Lunatcharsky <text:s/>| <text:s/>65</text:p>
          </table:table-cell>
          <table:table-cell office:value-type="string">
            <text:p>66. MacMelon_08 <text:s/>| <text:s/>83</text:p>
          </table:table-cell>
          <table:table-cell office:value-type="string">
            <text:p>66. KarelMarx <text:s/>| <text:s/>78</text:p>
          </table:table-cell>
          <table:table-cell office:value-type="string">
            <text:p>66. detroit_yeet <text:s/>| <text:s/>87</text:p>
          </table:table-cell>
          <table:table-cell office:value-type="string">
            <text:p>66. anihasenate <text:s/>| <text:s/>102</text:p>
          </table:table-cell>
          <table:table-cell office:value-type="string">
            <text:p>66. Adolf_Hacaaghan <text:s/>| <text:s/>37</text:p>
          </table:table-cell>
          <table:table-cell office:value-type="string">
            <text:p>66. onlymadethistoargue <text:s/>| <text:s/>50</text:p>
          </table:table-cell>
          <table:table-cell office:value-type="string">
            <text:p>66. R_Aqua <text:s/>| <text:s/>60</text:p>
          </table:table-cell>
          <table:table-cell office:value-type="string">
            <text:p>66. BenZukuto <text:s/>| <text:s/>4</text:p>
          </table:table-cell>
          <table:table-cell/>
          <table:table-cell office:value-type="string">
            <text:p>66. pcm_memer <text:s/>| <text:s/>283 <text:s/>| <text:s/>AuthLeft</text:p>
          </table:table-cell>
        </table:table-row>
        <table:table-row table:style-name="ro1">
          <table:table-cell/>
          <table:table-cell office:value-type="string">
            <text:p>67. the_names_Savage <text:s/>| <text:s/>29</text:p>
          </table:table-cell>
          <table:table-cell office:value-type="string">
            <text:p>67. chaboidaboni <text:s/>| <text:s/>85</text:p>
          </table:table-cell>
          <table:table-cell office:value-type="string">
            <text:p>67. reaperleviathankin <text:s/>| <text:s/>77</text:p>
          </table:table-cell>
          <table:table-cell office:value-type="string">
            <text:p>67. IKaiserx <text:s/>| <text:s/>65</text:p>
          </table:table-cell>
          <table:table-cell office:value-type="string">
            <text:p>67. blaise-johnson <text:s/>| <text:s/>81</text:p>
          </table:table-cell>
          <table:table-cell office:value-type="string">
            <text:p>67. Soviet_Sine_Wave <text:s/>| <text:s/>78</text:p>
          </table:table-cell>
          <table:table-cell office:value-type="string">
            <text:p>67. BeH6667 <text:s/>| <text:s/>87</text:p>
          </table:table-cell>
          <table:table-cell office:value-type="string">
            <text:p>67. DeathHopper <text:s/>| <text:s/>100</text:p>
          </table:table-cell>
          <table:table-cell office:value-type="string">
            <text:p>67. alone_in_meetingroom <text:s/>| <text:s/>37</text:p>
          </table:table-cell>
          <table:table-cell office:value-type="string">
            <text:p>67. Ders2001 <text:s/>| <text:s/>49</text:p>
          </table:table-cell>
          <table:table-cell office:value-type="string">
            <text:p>67. Son_of_the_Roman <text:s/>| <text:s/>59</text:p>
          </table:table-cell>
          <table:table-cell office:value-type="string">
            <text:p>67. Ameriican <text:s/>| <text:s/>4</text:p>
          </table:table-cell>
          <table:table-cell/>
          <table:table-cell office:value-type="string">
            <text:p>67. Intelligent-Union-19 <text:s/>| <text:s/>282 <text:s/>| <text:s/>Centrist</text:p>
          </table:table-cell>
        </table:table-row>
        <table:table-row table:style-name="ro1">
          <table:table-cell/>
          <table:table-cell office:value-type="string">
            <text:p>68. Lavetic <text:s/>| <text:s/>29</text:p>
          </table:table-cell>
          <table:table-cell office:value-type="string">
            <text:p>68. 1SaBy <text:s/>| <text:s/>84</text:p>
          </table:table-cell>
          <table:table-cell office:value-type="string">
            <text:p>68. jmeel14 <text:s/>| <text:s/>77</text:p>
          </table:table-cell>
          <table:table-cell office:value-type="string">
            <text:p>68. give_me_roux <text:s/>| <text:s/>65</text:p>
          </table:table-cell>
          <table:table-cell office:value-type="string">
            <text:p>68. SavingsOver <text:s/>| <text:s/>80</text:p>
          </table:table-cell>
          <table:table-cell office:value-type="string">
            <text:p>68. selv3rly <text:s/>| <text:s/>77</text:p>
          </table:table-cell>
          <table:table-cell office:value-type="string">
            <text:p>68. chairshadow_195 <text:s/>| <text:s/>86</text:p>
          </table:table-cell>
          <table:table-cell office:value-type="string">
            <text:p>68. _ALL_WHITE_ <text:s/>| <text:s/>99</text:p>
          </table:table-cell>
          <table:table-cell office:value-type="string">
            <text:p>68. spykids70 <text:s/>| <text:s/>36</text:p>
          </table:table-cell>
          <table:table-cell office:value-type="string">
            <text:p>68. mrducky78 <text:s/>| <text:s/>49</text:p>
          </table:table-cell>
          <table:table-cell office:value-type="string">
            <text:p>68. Reven4nt_ <text:s/>| <text:s/>59</text:p>
          </table:table-cell>
          <table:table-cell office:value-type="string">
            <text:p>68. Emojify_Creator <text:s/>| <text:s/>4</text:p>
          </table:table-cell>
          <table:table-cell/>
          <table:table-cell office:value-type="string">
            <text:p>68. meme-kaiser <text:s/>| <text:s/>281 <text:s/>| <text:s/>AuthLeft</text:p>
          </table:table-cell>
        </table:table-row>
        <table:table-row table:style-name="ro1">
          <table:table-cell/>
          <table:table-cell office:value-type="string">
            <text:p>69. hGKmMH <text:s/>| <text:s/>29</text:p>
          </table:table-cell>
          <table:table-cell office:value-type="string">
            <text:p>69. Groenboys <text:s/>| <text:s/>84</text:p>
          </table:table-cell>
          <table:table-cell office:value-type="string">
            <text:p>69. another_countryball <text:s/>| <text:s/>77</text:p>
          </table:table-cell>
          <table:table-cell office:value-type="string">
            <text:p>69. PhilSwiftsBucket <text:s/>| <text:s/>65</text:p>
          </table:table-cell>
          <table:table-cell office:value-type="string">
            <text:p>69. Birdboy42O <text:s/>| <text:s/>80</text:p>
          </table:table-cell>
          <table:table-cell office:value-type="string">
            <text:p>69. Apprehensive_Case906 <text:s/>| <text:s/>75</text:p>
          </table:table-cell>
          <table:table-cell office:value-type="string">
            <text:p>69. RitaMoleiraaaa <text:s/>| <text:s/>86</text:p>
          </table:table-cell>
          <table:table-cell office:value-type="string">
            <text:p>69. avgazn247 <text:s/>| <text:s/>99</text:p>
          </table:table-cell>
          <table:table-cell office:value-type="string">
            <text:p>69. Muxxer <text:s/>| <text:s/>36</text:p>
          </table:table-cell>
          <table:table-cell office:value-type="string">
            <text:p>69. tacolle <text:s/>| <text:s/>48</text:p>
          </table:table-cell>
          <table:table-cell office:value-type="string">
            <text:p>69. Leyoboi <text:s/>| <text:s/>59</text:p>
          </table:table-cell>
          <table:table-cell office:value-type="string">
            <text:p>69. Cantrmbrmyoldpass <text:s/>| <text:s/>4</text:p>
          </table:table-cell>
          <table:table-cell/>
          <table:table-cell office:value-type="string">
            <text:p>69. USUPATUU <text:s/>| <text:s/>281 <text:s/>| <text:s/>AuthLeft</text:p>
          </table:table-cell>
        </table:table-row>
        <table:table-row table:style-name="ro1">
          <table:table-cell/>
          <table:table-cell office:value-type="string">
            <text:p>70. VanJellii <text:s/>| <text:s/>29</text:p>
          </table:table-cell>
          <table:table-cell office:value-type="string">
            <text:p>70. slak96u <text:s/>| <text:s/>84</text:p>
          </table:table-cell>
          <table:table-cell office:value-type="string">
            <text:p>70. thatcreepex <text:s/>| <text:s/>76</text:p>
          </table:table-cell>
          <table:table-cell office:value-type="string">
            <text:p>70. Saddamite2 <text:s/>| <text:s/>64</text:p>
          </table:table-cell>
          <table:table-cell office:value-type="string">
            <text:p>70. EpicAltgamer <text:s/>| <text:s/>78</text:p>
          </table:table-cell>
          <table:table-cell office:value-type="string">
            <text:p>70. SpyingFuzzball <text:s/>| <text:s/>75</text:p>
          </table:table-cell>
          <table:table-cell office:value-type="string">
            <text:p>70. invisible_comrade <text:s/>| <text:s/>84</text:p>
          </table:table-cell>
          <table:table-cell office:value-type="string">
            <text:p>70. Seneca_Was_In <text:s/>| <text:s/>99</text:p>
          </table:table-cell>
          <table:table-cell office:value-type="string">
            <text:p>70. Neyo708 <text:s/>| <text:s/>36</text:p>
          </table:table-cell>
          <table:table-cell office:value-type="string">
            <text:p>70. Zander_Bagels <text:s/>| <text:s/>47</text:p>
          </table:table-cell>
          <table:table-cell office:value-type="string">
            <text:p>70. OrangeManGreatest8 <text:s/>| <text:s/>58</text:p>
          </table:table-cell>
          <table:table-cell office:value-type="string">
            <text:p>70. beargz13 <text:s/>| <text:s/>4</text:p>
          </table:table-cell>
          <table:table-cell/>
          <table:table-cell office:value-type="string">
            <text:p>70. JohnMcAfeeSimp <text:s/>| <text:s/>279 <text:s/>| <text:s/>LibRight</text:p>
          </table:table-cell>
        </table:table-row>
        <table:table-row table:style-name="ro1">
          <table:table-cell/>
          <table:table-cell office:value-type="string">
            <text:p>71. DefNotACarrot <text:s/>| <text:s/>29</text:p>
          </table:table-cell>
          <table:table-cell office:value-type="string">
            <text:p>71. Ultravod <text:s/>| <text:s/>83</text:p>
          </table:table-cell>
          <table:table-cell office:value-type="string">
            <text:p>71. CaitaXD <text:s/>| <text:s/>76</text:p>
          </table:table-cell>
          <table:table-cell office:value-type="string">
            <text:p>71. YunoFGasai <text:s/>| <text:s/>63</text:p>
          </table:table-cell>
          <table:table-cell office:value-type="string">
            <text:p>71. National-femboyist <text:s/>| <text:s/>78</text:p>
          </table:table-cell>
          <table:table-cell office:value-type="string">
            <text:p>71. PussySmith <text:s/>| <text:s/>74</text:p>
          </table:table-cell>
          <table:table-cell office:value-type="string">
            <text:p>71. olican101 <text:s/>| <text:s/>82</text:p>
          </table:table-cell>
          <table:table-cell office:value-type="string">
            <text:p>71. will85319 <text:s/>| <text:s/>98</text:p>
          </table:table-cell>
          <table:table-cell office:value-type="string">
            <text:p>71. KunoTeknisis <text:s/>| <text:s/>36</text:p>
          </table:table-cell>
          <table:table-cell office:value-type="string">
            <text:p>71. straight4theknife <text:s/>| <text:s/>47</text:p>
          </table:table-cell>
          <table:table-cell office:value-type="string">
            <text:p>71. Danthemannnnn2 <text:s/>| <text:s/>57</text:p>
          </table:table-cell>
          <table:table-cell office:value-type="string">
            <text:p>71. Turf-Tf <text:s/>| <text:s/>4</text:p>
          </table:table-cell>
          <table:table-cell/>
          <table:table-cell office:value-type="string">
            <text:p>71. FarewellSovereignty <text:s/>| <text:s/>279 <text:s/>| <text:s/>Centrist</text:p>
          </table:table-cell>
        </table:table-row>
        <table:table-row table:style-name="ro1">
          <table:table-cell/>
          <table:table-cell office:value-type="string">
            <text:p>72. Elidov07 <text:s/>| <text:s/>28</text:p>
          </table:table-cell>
          <table:table-cell office:value-type="string">
            <text:p>72. I_Never_Use_Slash_S <text:s/>| <text:s/>83</text:p>
          </table:table-cell>
          <table:table-cell office:value-type="string">
            <text:p>72. Penguin_Warlord <text:s/>| <text:s/>75</text:p>
          </table:table-cell>
          <table:table-cell office:value-type="string">
            <text:p>72. Shyguystreams <text:s/>| <text:s/>63</text:p>
          </table:table-cell>
          <table:table-cell office:value-type="string">
            <text:p>72. satanic_hamster <text:s/>| <text:s/>78</text:p>
          </table:table-cell>
          <table:table-cell office:value-type="string">
            <text:p>72. morems <text:s/>| <text:s/>73</text:p>
          </table:table-cell>
          <table:table-cell office:value-type="string">
            <text:p>72. DevilsAdvocate19 <text:s/>| <text:s/>82</text:p>
          </table:table-cell>
          <table:table-cell office:value-type="string">
            <text:p>72. LMaoZedongVEVO <text:s/>| <text:s/>97</text:p>
          </table:table-cell>
          <table:table-cell office:value-type="string">
            <text:p>72. eBanNut <text:s/>| <text:s/>35</text:p>
          </table:table-cell>
          <table:table-cell office:value-type="string">
            <text:p>72. mr_spectacles <text:s/>| <text:s/>47</text:p>
          </table:table-cell>
          <table:table-cell office:value-type="string">
            <text:p>72. ShortTailBoa <text:s/>| <text:s/>57</text:p>
          </table:table-cell>
          <table:table-cell office:value-type="string">
            <text:p>72. raging-face-boner <text:s/>| <text:s/>4</text:p>
          </table:table-cell>
          <table:table-cell/>
          <table:table-cell office:value-type="string">
            <text:p>72. notmadeoutofstraw <text:s/>| <text:s/>273 <text:s/>| <text:s/>AuthRight</text:p>
          </table:table-cell>
        </table:table-row>
        <table:table-row table:style-name="ro1">
          <table:table-cell/>
          <table:table-cell office:value-type="string">
            <text:p>73. olivebestdoggie <text:s/>| <text:s/>28</text:p>
          </table:table-cell>
          <table:table-cell office:value-type="string">
            <text:p>73. KalegNar <text:s/>| <text:s/>81</text:p>
          </table:table-cell>
          <table:table-cell office:value-type="string">
            <text:p>73. Centr1us <text:s/>| <text:s/>75</text:p>
          </table:table-cell>
          <table:table-cell office:value-type="string">
            <text:p>73. DarkLordFluffyBoots <text:s/>| <text:s/>62</text:p>
          </table:table-cell>
          <table:table-cell office:value-type="string">
            <text:p>73. LieutenantJosephi <text:s/>| <text:s/>77</text:p>
          </table:table-cell>
          <table:table-cell office:value-type="string">
            <text:p>73. k-the-kid <text:s/>| <text:s/>73</text:p>
          </table:table-cell>
          <table:table-cell office:value-type="string">
            <text:p>73. PissInTheCumBucket <text:s/>| <text:s/>81</text:p>
          </table:table-cell>
          <table:table-cell office:value-type="string">
            <text:p>73. FlatMarzipan <text:s/>| <text:s/>95</text:p>
          </table:table-cell>
          <table:table-cell office:value-type="string">
            <text:p>73. eujwhwge <text:s/>| <text:s/>35</text:p>
          </table:table-cell>
          <table:table-cell office:value-type="string">
            <text:p>73. xxgodsmistakexx <text:s/>| <text:s/>46</text:p>
          </table:table-cell>
          <table:table-cell office:value-type="string">
            <text:p>73. Lostmyvcardtoafish <text:s/>| <text:s/>57</text:p>
          </table:table-cell>
          <table:table-cell office:value-type="string">
            <text:p>73. ano1batman <text:s/>| <text:s/>4</text:p>
          </table:table-cell>
          <table:table-cell/>
          <table:table-cell office:value-type="string">
            <text:p>73. thecloudstolemyfeta <text:s/>| <text:s/>271 <text:s/>| <text:s/>Unflaired Scum</text:p>
          </table:table-cell>
        </table:table-row>
        <table:table-row table:style-name="ro1">
          <table:table-cell/>
          <table:table-cell office:value-type="string">
            <text:p>74. AirFoxOfFlame <text:s/>| <text:s/>28</text:p>
          </table:table-cell>
          <table:table-cell office:value-type="string">
            <text:p>74. InternetTight <text:s/>| <text:s/>79</text:p>
          </table:table-cell>
          <table:table-cell office:value-type="string">
            <text:p>74. Commie_was_Taken <text:s/>| <text:s/>74</text:p>
          </table:table-cell>
          <table:table-cell office:value-type="string">
            <text:p>74. KarmaFarmingCommune <text:s/>| <text:s/>62</text:p>
          </table:table-cell>
          <table:table-cell office:value-type="string">
            <text:p>74. magna_vastam <text:s/>| <text:s/>77</text:p>
          </table:table-cell>
          <table:table-cell office:value-type="string">
            <text:p>74. ccnnvaweueurf <text:s/>| <text:s/>72</text:p>
          </table:table-cell>
          <table:table-cell office:value-type="string">
            <text:p>74. KWAKUDATSU <text:s/>| <text:s/>80</text:p>
          </table:table-cell>
          <table:table-cell office:value-type="string">
            <text:p>74. ChrisTheCommieHunter <text:s/>| <text:s/>93</text:p>
          </table:table-cell>
          <table:table-cell office:value-type="string">
            <text:p>74. PugnaciousPrimeape <text:s/>| <text:s/>34</text:p>
          </table:table-cell>
          <table:table-cell office:value-type="string">
            <text:p>74. AitchNot <text:s/>| <text:s/>45</text:p>
          </table:table-cell>
          <table:table-cell office:value-type="string">
            <text:p>74. -Jenkem_Huffer- <text:s/>| <text:s/>56</text:p>
          </table:table-cell>
          <table:table-cell office:value-type="string">
            <text:p>74. doublethink_1984 <text:s/>| <text:s/>4</text:p>
          </table:table-cell>
          <table:table-cell/>
          <table:table-cell office:value-type="string">
            <text:p>74. Gomunis-Prime <text:s/>| <text:s/>269 <text:s/>| <text:s/>AuthLeft</text:p>
          </table:table-cell>
        </table:table-row>
        <table:table-row table:style-name="ro1">
          <table:table-cell/>
          <table:table-cell office:value-type="string">
            <text:p>75. EliminatedHatred <text:s/>| <text:s/>28</text:p>
          </table:table-cell>
          <table:table-cell office:value-type="string">
            <text:p>75. Youreternalvengance <text:s/>| <text:s/>78</text:p>
          </table:table-cell>
          <table:table-cell office:value-type="string">
            <text:p>75. surfingthesignal526 <text:s/>| <text:s/>73</text:p>
          </table:table-cell>
          <table:table-cell office:value-type="string">
            <text:p>75. Mr-Mojo-Ricin <text:s/>| <text:s/>61</text:p>
          </table:table-cell>
          <table:table-cell office:value-type="string">
            <text:p>75. Endless1120 <text:s/>| <text:s/>77</text:p>
          </table:table-cell>
          <table:table-cell office:value-type="string">
            <text:p>75. adenosine12 <text:s/>| <text:s/>71</text:p>
          </table:table-cell>
          <table:table-cell office:value-type="string">
            <text:p>75. jmyr90 <text:s/>| <text:s/>80</text:p>
          </table:table-cell>
          <table:table-cell office:value-type="string">
            <text:p>75. Ziz23 <text:s/>| <text:s/>93</text:p>
          </table:table-cell>
          <table:table-cell office:value-type="string">
            <text:p>75. geraldodelriviera <text:s/>| <text:s/>33</text:p>
          </table:table-cell>
          <table:table-cell office:value-type="string">
            <text:p>75. DusttoAshes <text:s/>| <text:s/>44</text:p>
          </table:table-cell>
          <table:table-cell office:value-type="string">
            <text:p>75. bigger__boot <text:s/>| <text:s/>56</text:p>
          </table:table-cell>
          <table:table-cell office:value-type="string">
            <text:p>75. ThoseAreSomeNiceTits <text:s/>| <text:s/>4</text:p>
          </table:table-cell>
          <table:table-cell/>
          <table:table-cell office:value-type="string">
            <text:p>75. Pun-isher42 <text:s/>| <text:s/>266 <text:s/>| <text:s/>Right</text:p>
          </table:table-cell>
        </table:table-row>
        <table:table-row table:style-name="ro1">
          <table:table-cell/>
          <table:table-cell office:value-type="string">
            <text:p>76. 69joseph-stalin420 <text:s/>| <text:s/>27</text:p>
          </table:table-cell>
          <table:table-cell office:value-type="string">
            <text:p>76. Grand_Lock <text:s/>| <text:s/>77</text:p>
          </table:table-cell>
          <table:table-cell office:value-type="string">
            <text:p>76. fuktigaste <text:s/>| <text:s/>73</text:p>
          </table:table-cell>
          <table:table-cell office:value-type="string">
            <text:p>76. redstrawberrypie <text:s/>| <text:s/>58</text:p>
          </table:table-cell>
          <table:table-cell office:value-type="string">
            <text:p>76. Alpha_pro2019 <text:s/>| <text:s/>76</text:p>
          </table:table-cell>
          <table:table-cell office:value-type="string">
            <text:p>76. omegasome <text:s/>| <text:s/>71</text:p>
          </table:table-cell>
          <table:table-cell office:value-type="string">
            <text:p>76. Gh0stMan0nThird <text:s/>| <text:s/>80</text:p>
          </table:table-cell>
          <table:table-cell office:value-type="string">
            <text:p>76. Cactus_Tree_PMS <text:s/>| <text:s/>93</text:p>
          </table:table-cell>
          <table:table-cell office:value-type="string">
            <text:p>76. catalyst44 <text:s/>| <text:s/>33</text:p>
          </table:table-cell>
          <table:table-cell office:value-type="string">
            <text:p>76. PhilEpstein <text:s/>| <text:s/>44</text:p>
          </table:table-cell>
          <table:table-cell office:value-type="string">
            <text:p>76. SkepticalAmerican <text:s/>| <text:s/>56</text:p>
          </table:table-cell>
          <table:table-cell office:value-type="string">
            <text:p>76. Normans1066 <text:s/>| <text:s/>4</text:p>
          </table:table-cell>
          <table:table-cell/>
          <table:table-cell office:value-type="string">
            <text:p>76. Michigan_Flaggot2 <text:s/>| <text:s/>266 <text:s/>| <text:s/>Left</text:p>
          </table:table-cell>
        </table:table-row>
        <table:table-row table:style-name="ro1">
          <table:table-cell/>
          <table:table-cell office:value-type="string">
            <text:p>77. Vert1cus <text:s/>| <text:s/>26</text:p>
          </table:table-cell>
          <table:table-cell office:value-type="string">
            <text:p>77. iCrafterChips <text:s/>| <text:s/>77</text:p>
          </table:table-cell>
          <table:table-cell office:value-type="string">
            <text:p>77. Skullpull102 <text:s/>| <text:s/>73</text:p>
          </table:table-cell>
          <table:table-cell office:value-type="string">
            <text:p>77. p0pcorn3r <text:s/>| <text:s/>58</text:p>
          </table:table-cell>
          <table:table-cell office:value-type="string">
            <text:p>77. lentil_farmer <text:s/>| <text:s/>74</text:p>
          </table:table-cell>
          <table:table-cell office:value-type="string">
            <text:p>77. ineedhelpforme <text:s/>| <text:s/>71</text:p>
          </table:table-cell>
          <table:table-cell office:value-type="string">
            <text:p>77. theycallmeshooting <text:s/>| <text:s/>79</text:p>
          </table:table-cell>
          <table:table-cell office:value-type="string">
            <text:p>77. Kaiser_und_allah <text:s/>| <text:s/>93</text:p>
          </table:table-cell>
          <table:table-cell office:value-type="string">
            <text:p>77. _Last_Man_Standing_ <text:s/>| <text:s/>33</text:p>
          </table:table-cell>
          <table:table-cell office:value-type="string">
            <text:p>77. Glorious_Hat_ <text:s/>| <text:s/>44</text:p>
          </table:table-cell>
          <table:table-cell office:value-type="string">
            <text:p>77. Bombonel69 <text:s/>| <text:s/>56</text:p>
          </table:table-cell>
          <table:table-cell office:value-type="string">
            <text:p>77. optimisticmisery <text:s/>| <text:s/>4</text:p>
          </table:table-cell>
          <table:table-cell/>
          <table:table-cell office:value-type="string">
            <text:p>77. Wildcat7878 <text:s/>| <text:s/>258 <text:s/>| <text:s/>LibRight</text:p>
          </table:table-cell>
        </table:table-row>
        <table:table-row table:style-name="ro1">
          <table:table-cell/>
          <table:table-cell office:value-type="string">
            <text:p>78. 68_Gnomes <text:s/>| <text:s/>26</text:p>
          </table:table-cell>
          <table:table-cell office:value-type="string">
            <text:p>78. Nfan4076 <text:s/>| <text:s/>77</text:p>
          </table:table-cell>
          <table:table-cell office:value-type="string">
            <text:p>78. Angelic_Prussian <text:s/>| <text:s/>72</text:p>
          </table:table-cell>
          <table:table-cell office:value-type="string">
            <text:p>78. mkannah <text:s/>| <text:s/>57</text:p>
          </table:table-cell>
          <table:table-cell office:value-type="string">
            <text:p>78. Onionononon <text:s/>| <text:s/>74</text:p>
          </table:table-cell>
          <table:table-cell office:value-type="string">
            <text:p>78. aa2051 <text:s/>| <text:s/>70</text:p>
          </table:table-cell>
          <table:table-cell office:value-type="string">
            <text:p>78. YankeeMinstrel <text:s/>| <text:s/>79</text:p>
          </table:table-cell>
          <table:table-cell office:value-type="string">
            <text:p>78. NotClothed <text:s/>| <text:s/>92</text:p>
          </table:table-cell>
          <table:table-cell office:value-type="string">
            <text:p>78. Mylifeis-hell <text:s/>| <text:s/>33</text:p>
          </table:table-cell>
          <table:table-cell office:value-type="string">
            <text:p>78. Zeka_ <text:s/>| <text:s/>43</text:p>
          </table:table-cell>
          <table:table-cell office:value-type="string">
            <text:p>78. chitinous_critter <text:s/>| <text:s/>56</text:p>
          </table:table-cell>
          <table:table-cell office:value-type="string">
            <text:p>78. geeky_trout <text:s/>| <text:s/>4</text:p>
          </table:table-cell>
          <table:table-cell/>
          <table:table-cell office:value-type="string">
            <text:p>78. Corred_ <text:s/>| <text:s/>258 <text:s/>| <text:s/>AuthLeft</text:p>
          </table:table-cell>
        </table:table-row>
        <table:table-row table:style-name="ro1">
          <table:table-cell/>
          <table:table-cell office:value-type="string">
            <text:p>79. AbsValue <text:s/>| <text:s/>26</text:p>
          </table:table-cell>
          <table:table-cell office:value-type="string">
            <text:p>79. streamforyou <text:s/>| <text:s/>77</text:p>
          </table:table-cell>
          <table:table-cell office:value-type="string">
            <text:p>79. eyeballs19 <text:s/>| <text:s/>72</text:p>
          </table:table-cell>
          <table:table-cell office:value-type="string">
            <text:p>79. otataralsynapse <text:s/>| <text:s/>57</text:p>
          </table:table-cell>
          <table:table-cell office:value-type="string">
            <text:p>79. ZiyadHD <text:s/>| <text:s/>74</text:p>
          </table:table-cell>
          <table:table-cell office:value-type="string">
            <text:p>79. SnooBooks9638 <text:s/>| <text:s/>70</text:p>
          </table:table-cell>
          <table:table-cell office:value-type="string">
            <text:p>79. LiteralAviationGod <text:s/>| <text:s/>78</text:p>
          </table:table-cell>
          <table:table-cell office:value-type="string">
            <text:p>79. dwx94 <text:s/>| <text:s/>92</text:p>
          </table:table-cell>
          <table:table-cell office:value-type="string">
            <text:p>79. Tog5 <text:s/>| <text:s/>32</text:p>
          </table:table-cell>
          <table:table-cell office:value-type="string">
            <text:p>79. DrVeigonX <text:s/>| <text:s/>43</text:p>
          </table:table-cell>
          <table:table-cell office:value-type="string">
            <text:p>79. KingJonStarkgeryan1 <text:s/>| <text:s/>55</text:p>
          </table:table-cell>
          <table:table-cell office:value-type="string">
            <text:p>79. imscarednowthanks <text:s/>| <text:s/>4</text:p>
          </table:table-cell>
          <table:table-cell/>
          <table:table-cell office:value-type="string">
            <text:p>79. ReturnToAbsolutism <text:s/>| <text:s/>258 <text:s/>| <text:s/>AuthCenter</text:p>
          </table:table-cell>
        </table:table-row>
        <table:table-row table:style-name="ro1">
          <table:table-cell/>
          <table:table-cell office:value-type="string">
            <text:p>80. Crash_says <text:s/>| <text:s/>26</text:p>
          </table:table-cell>
          <table:table-cell office:value-type="string">
            <text:p>80. KumquatBeluga <text:s/>| <text:s/>77</text:p>
          </table:table-cell>
          <table:table-cell office:value-type="string">
            <text:p>80. Mildly-disturbing <text:s/>| <text:s/>72</text:p>
          </table:table-cell>
          <table:table-cell office:value-type="string">
            <text:p>80. 1984hd <text:s/>| <text:s/>57</text:p>
          </table:table-cell>
          <table:table-cell office:value-type="string">
            <text:p>80. Firetesticles <text:s/>| <text:s/>73</text:p>
          </table:table-cell>
          <table:table-cell office:value-type="string">
            <text:p>80. Zrttr <text:s/>| <text:s/>69</text:p>
          </table:table-cell>
          <table:table-cell office:value-type="string">
            <text:p>80. Aquaree <text:s/>| <text:s/>78</text:p>
          </table:table-cell>
          <table:table-cell office:value-type="string">
            <text:p>80. riseofthenothing <text:s/>| <text:s/>92</text:p>
          </table:table-cell>
          <table:table-cell office:value-type="string">
            <text:p>80. GladiatorMainOP <text:s/>| <text:s/>32</text:p>
          </table:table-cell>
          <table:table-cell office:value-type="string">
            <text:p>80. Ubango_v2 <text:s/>| <text:s/>43</text:p>
          </table:table-cell>
          <table:table-cell office:value-type="string">
            <text:p>80. Starbraedon <text:s/>| <text:s/>55</text:p>
          </table:table-cell>
          <table:table-cell office:value-type="string">
            <text:p>80. ___alexa___ <text:s/>| <text:s/>3</text:p>
          </table:table-cell>
          <table:table-cell/>
          <table:table-cell office:value-type="string">
            <text:p>80. --redacted-- <text:s/>| <text:s/>255 <text:s/>| <text:s/>LibLeft</text:p>
          </table:table-cell>
        </table:table-row>
        <table:table-row table:style-name="ro1">
          <table:table-cell/>
          <table:table-cell office:value-type="string">
            <text:p>81. Larmagedon <text:s/>| <text:s/>26</text:p>
          </table:table-cell>
          <table:table-cell office:value-type="string">
            <text:p>81. Jekkelstein <text:s/>| <text:s/>77</text:p>
          </table:table-cell>
          <table:table-cell office:value-type="string">
            <text:p>81. UnknownYank <text:s/>| <text:s/>72</text:p>
          </table:table-cell>
          <table:table-cell office:value-type="string">
            <text:p>81. Netien <text:s/>| <text:s/>56</text:p>
          </table:table-cell>
          <table:table-cell office:value-type="string">
            <text:p>81. One_Shekel <text:s/>| <text:s/>72</text:p>
          </table:table-cell>
          <table:table-cell office:value-type="string">
            <text:p>81. Shorzey <text:s/>| <text:s/>68</text:p>
          </table:table-cell>
          <table:table-cell office:value-type="string">
            <text:p>81. capitalistslayer6969 <text:s/>| <text:s/>77</text:p>
          </table:table-cell>
          <table:table-cell office:value-type="string">
            <text:p>81. ExplodingBlast <text:s/>| <text:s/>91</text:p>
          </table:table-cell>
          <table:table-cell office:value-type="string">
            <text:p>81. E-tan123 <text:s/>| <text:s/>32</text:p>
          </table:table-cell>
          <table:table-cell office:value-type="string">
            <text:p>81. Brady123456789101112 <text:s/>| <text:s/>42</text:p>
          </table:table-cell>
          <table:table-cell office:value-type="string">
            <text:p>81. KOTPF <text:s/>| <text:s/>55</text:p>
          </table:table-cell>
          <table:table-cell office:value-type="string">
            <text:p>81. Ezra_Pound_ <text:s/>| <text:s/>3</text:p>
          </table:table-cell>
          <table:table-cell/>
          <table:table-cell office:value-type="string">
            <text:p>81. captainsalad2 <text:s/>| <text:s/>254 <text:s/>| <text:s/>LibCenter</text:p>
          </table:table-cell>
        </table:table-row>
        <table:table-row table:style-name="ro1">
          <table:table-cell/>
          <table:table-cell office:value-type="string">
            <text:p>82. rebelappliance <text:s/>| <text:s/>26</text:p>
          </table:table-cell>
          <table:table-cell office:value-type="string">
            <text:p>82. billymclaughlin <text:s/>| <text:s/>77</text:p>
          </table:table-cell>
          <table:table-cell office:value-type="string">
            <text:p>82. Garfielf279 <text:s/>| <text:s/>71</text:p>
          </table:table-cell>
          <table:table-cell office:value-type="string">
            <text:p>82. King-Pol-Pot <text:s/>| <text:s/>56</text:p>
          </table:table-cell>
          <table:table-cell office:value-type="string">
            <text:p>82. Kahrus <text:s/>| <text:s/>72</text:p>
          </table:table-cell>
          <table:table-cell office:value-type="string">
            <text:p>82. Agent7153 <text:s/>| <text:s/>68</text:p>
          </table:table-cell>
          <table:table-cell office:value-type="string">
            <text:p>82. Canuggets <text:s/>| <text:s/>77</text:p>
          </table:table-cell>
          <table:table-cell office:value-type="string">
            <text:p>82. Playos <text:s/>| <text:s/>90</text:p>
          </table:table-cell>
          <table:table-cell office:value-type="string">
            <text:p>82. HydraDragon <text:s/>| <text:s/>32</text:p>
          </table:table-cell>
          <table:table-cell office:value-type="string">
            <text:p>82. xDwtpucknerd <text:s/>| <text:s/>42</text:p>
          </table:table-cell>
          <table:table-cell office:value-type="string">
            <text:p>82. Markuur2 <text:s/>| <text:s/>55</text:p>
          </table:table-cell>
          <table:table-cell office:value-type="string">
            <text:p>82. RMcD94 <text:s/>| <text:s/>3</text:p>
          </table:table-cell>
          <table:table-cell/>
          <table:table-cell office:value-type="string">
            <text:p>82. postedsomethingawful <text:s/>| <text:s/>246 <text:s/>| <text:s/>LibCenter</text:p>
          </table:table-cell>
        </table:table-row>
        <table:table-row table:style-name="ro1">
          <table:table-cell/>
          <table:table-cell office:value-type="string">
            <text:p>83. National-Nomad <text:s/>| <text:s/>26</text:p>
          </table:table-cell>
          <table:table-cell office:value-type="string">
            <text:p>83. General_Skass_1288 <text:s/>| <text:s/>77</text:p>
          </table:table-cell>
          <table:table-cell office:value-type="string">
            <text:p>83. rxts1273 <text:s/>| <text:s/>71</text:p>
          </table:table-cell>
          <table:table-cell office:value-type="string">
            <text:p>83. Socio-Imperialist <text:s/>| <text:s/>56</text:p>
          </table:table-cell>
          <table:table-cell office:value-type="string">
            <text:p>83. GrislyMedic <text:s/>| <text:s/>72</text:p>
          </table:table-cell>
          <table:table-cell office:value-type="string">
            <text:p>83. OrdinaryFinger <text:s/>| <text:s/>67</text:p>
          </table:table-cell>
          <table:table-cell office:value-type="string">
            <text:p>83. Randomaspland <text:s/>| <text:s/>76</text:p>
          </table:table-cell>
          <table:table-cell office:value-type="string">
            <text:p>83. Calvin_coolidgeD <text:s/>| <text:s/>90</text:p>
          </table:table-cell>
          <table:table-cell office:value-type="string">
            <text:p>83. PeDestrianHD <text:s/>| <text:s/>32</text:p>
          </table:table-cell>
          <table:table-cell office:value-type="string">
            <text:p>83. xReflexx17 <text:s/>| <text:s/>41</text:p>
          </table:table-cell>
          <table:table-cell office:value-type="string">
            <text:p>83. RyanLeafgOaT8 <text:s/>| <text:s/>54</text:p>
          </table:table-cell>
          <table:table-cell office:value-type="string">
            <text:p>83. UndeleteParent <text:s/>| <text:s/>3</text:p>
          </table:table-cell>
          <table:table-cell/>
          <table:table-cell office:value-type="string">
            <text:p>83. JoeRBidenJr <text:s/>| <text:s/>244 <text:s/>| <text:s/>Grey Centrist</text:p>
          </table:table-cell>
        </table:table-row>
        <table:table-row table:style-name="ro1">
          <table:table-cell/>
          <table:table-cell office:value-type="string">
            <text:p>84. TrotskyIsBased <text:s/>| <text:s/>26</text:p>
          </table:table-cell>
          <table:table-cell office:value-type="string">
            <text:p>84. UrsaMinorNinth <text:s/>| <text:s/>76</text:p>
          </table:table-cell>
          <table:table-cell office:value-type="string">
            <text:p>84. BIG-HORSE-MAN-69 <text:s/>| <text:s/>70</text:p>
          </table:table-cell>
          <table:table-cell office:value-type="string">
            <text:p>84. Luuuuuka <text:s/>| <text:s/>55</text:p>
          </table:table-cell>
          <table:table-cell office:value-type="string">
            <text:p>84. ChickenNugger_ <text:s/>| <text:s/>71</text:p>
          </table:table-cell>
          <table:table-cell office:value-type="string">
            <text:p>84. wherewhyhowwhen <text:s/>| <text:s/>67</text:p>
          </table:table-cell>
          <table:table-cell office:value-type="string">
            <text:p>84. mildly-liberal <text:s/>| <text:s/>75</text:p>
          </table:table-cell>
          <table:table-cell office:value-type="string">
            <text:p>84. VindictivePrune <text:s/>| <text:s/>89</text:p>
          </table:table-cell>
          <table:table-cell office:value-type="string">
            <text:p>84. Throwawayrjdjxhdndn <text:s/>| <text:s/>32</text:p>
          </table:table-cell>
          <table:table-cell office:value-type="string">
            <text:p>84. TheHeroOfTheWild005 <text:s/>| <text:s/>41</text:p>
          </table:table-cell>
          <table:table-cell office:value-type="string">
            <text:p>84. Ardvilard <text:s/>| <text:s/>53</text:p>
          </table:table-cell>
          <table:table-cell office:value-type="string">
            <text:p>84. thats-a-fAirball <text:s/>| <text:s/>3</text:p>
          </table:table-cell>
          <table:table-cell/>
          <table:table-cell office:value-type="string">
            <text:p>84. Phynnoderee <text:s/>| <text:s/>242 <text:s/>| <text:s/>AuthCenter</text:p>
          </table:table-cell>
        </table:table-row>
        <table:table-row table:style-name="ro1">
          <table:table-cell/>
          <table:table-cell office:value-type="string">
            <text:p>85. peaceful-adolecent <text:s/>| <text:s/>26</text:p>
          </table:table-cell>
          <table:table-cell office:value-type="string">
            <text:p>85. TooManyUsername5 <text:s/>| <text:s/>75</text:p>
          </table:table-cell>
          <table:table-cell office:value-type="string">
            <text:p>85. TallAnimeGirlLover <text:s/>| <text:s/>70</text:p>
          </table:table-cell>
          <table:table-cell office:value-type="string">
            <text:p>85. GreatEmuWarVet1932 <text:s/>| <text:s/>55</text:p>
          </table:table-cell>
          <table:table-cell office:value-type="string">
            <text:p>85. LibertarianBro101 <text:s/>| <text:s/>71</text:p>
          </table:table-cell>
          <table:table-cell office:value-type="string">
            <text:p>85. ACupOfJoe917 <text:s/>| <text:s/>67</text:p>
          </table:table-cell>
          <table:table-cell office:value-type="string">
            <text:p>85. futurarmy <text:s/>| <text:s/>75</text:p>
          </table:table-cell>
          <table:table-cell office:value-type="string">
            <text:p>85. Chickens_Instrument <text:s/>| <text:s/>89</text:p>
          </table:table-cell>
          <table:table-cell office:value-type="string">
            <text:p>85. Theothe3rd <text:s/>| <text:s/>32</text:p>
          </table:table-cell>
          <table:table-cell office:value-type="string">
            <text:p>85. Username42069420 <text:s/>| <text:s/>41</text:p>
          </table:table-cell>
          <table:table-cell office:value-type="string">
            <text:p>85. Willy_Fred <text:s/>| <text:s/>53</text:p>
          </table:table-cell>
          <table:table-cell office:value-type="string">
            <text:p>85. Immediate-Fan <text:s/>| <text:s/>3</text:p>
          </table:table-cell>
          <table:table-cell/>
          <table:table-cell office:value-type="string">
            <text:p>85. HenryFurHire <text:s/>| <text:s/>242 <text:s/>| <text:s/>LibLeft</text:p>
          </table:table-cell>
        </table:table-row>
        <table:table-row table:style-name="ro1">
          <table:table-cell/>
          <table:table-cell office:value-type="string">
            <text:p>86. FellafromPrague <text:s/>| <text:s/>25</text:p>
          </table:table-cell>
          <table:table-cell office:value-type="string">
            <text:p>86. Blackpanther786110 <text:s/>| <text:s/>74</text:p>
          </table:table-cell>
          <table:table-cell office:value-type="string">
            <text:p>86. SpaghettoM35mod46 <text:s/>| <text:s/>70</text:p>
          </table:table-cell>
          <table:table-cell office:value-type="string">
            <text:p>86. AEVOND <text:s/>| <text:s/>55</text:p>
          </table:table-cell>
          <table:table-cell office:value-type="string">
            <text:p>86. raccoons_are_hot_af <text:s/>| <text:s/>70</text:p>
          </table:table-cell>
          <table:table-cell office:value-type="string">
            <text:p>86. papazim <text:s/>| <text:s/>65</text:p>
          </table:table-cell>
          <table:table-cell office:value-type="string">
            <text:p>86. yetanotherlogin9000 <text:s/>| <text:s/>74</text:p>
          </table:table-cell>
          <table:table-cell office:value-type="string">
            <text:p>86. FightMeYouBitch <text:s/>| <text:s/>88</text:p>
          </table:table-cell>
          <table:table-cell office:value-type="string">
            <text:p>86. manningthe30cal <text:s/>| <text:s/>31</text:p>
          </table:table-cell>
          <table:table-cell office:value-type="string">
            <text:p>86. Nicsanerd <text:s/>| <text:s/>41</text:p>
          </table:table-cell>
          <table:table-cell office:value-type="string">
            <text:p>86. Koyopo <text:s/>| <text:s/>52</text:p>
          </table:table-cell>
          <table:table-cell office:value-type="string">
            <text:p>86. Nahian2610 <text:s/>| <text:s/>3</text:p>
          </table:table-cell>
          <table:table-cell/>
          <table:table-cell office:value-type="string">
            <text:p>86. concretebeats <text:s/>| <text:s/>237 <text:s/>| <text:s/>LibRight</text:p>
          </table:table-cell>
        </table:table-row>
        <table:table-row table:style-name="ro1">
          <table:table-cell/>
          <table:table-cell office:value-type="string">
            <text:p>87. Trp2727272 <text:s/>| <text:s/>25</text:p>
          </table:table-cell>
          <table:table-cell office:value-type="string">
            <text:p>87. LockMiddle1851 <text:s/>| <text:s/>74</text:p>
          </table:table-cell>
          <table:table-cell office:value-type="string">
            <text:p>87. Naxxremel <text:s/>| <text:s/>69</text:p>
          </table:table-cell>
          <table:table-cell office:value-type="string">
            <text:p>87. iamnotmyselfiamyou <text:s/>| <text:s/>55</text:p>
          </table:table-cell>
          <table:table-cell office:value-type="string">
            <text:p>87. Liberal_NPC_0025 <text:s/>| <text:s/>70</text:p>
          </table:table-cell>
          <table:table-cell office:value-type="string">
            <text:p>87. j33tAy <text:s/>| <text:s/>64</text:p>
          </table:table-cell>
          <table:table-cell office:value-type="string">
            <text:p>87. EdgyPoliticalDude <text:s/>| <text:s/>74</text:p>
          </table:table-cell>
          <table:table-cell office:value-type="string">
            <text:p>87. LinguadodoMato <text:s/>| <text:s/>87</text:p>
          </table:table-cell>
          <table:table-cell office:value-type="string">
            <text:p>87. Piximon <text:s/>| <text:s/>31</text:p>
          </table:table-cell>
          <table:table-cell office:value-type="string">
            <text:p>87. JohnSnow4893 <text:s/>| <text:s/>40</text:p>
          </table:table-cell>
          <table:table-cell office:value-type="string">
            <text:p>87. ConorH07 <text:s/>| <text:s/>52</text:p>
          </table:table-cell>
          <table:table-cell office:value-type="string">
            <text:p>87. battleship_hussar <text:s/>| <text:s/>3</text:p>
          </table:table-cell>
          <table:table-cell/>
          <table:table-cell office:value-type="string">
            <text:p>87. LazyBear143 <text:s/>| <text:s/>236 <text:s/>| <text:s/>AuthRight</text:p>
          </table:table-cell>
        </table:table-row>
        <table:table-row table:style-name="ro1">
          <table:table-cell/>
          <table:table-cell office:value-type="string">
            <text:p>88. shitpost2021 <text:s/>| <text:s/>25</text:p>
          </table:table-cell>
          <table:table-cell office:value-type="string">
            <text:p>88. Passance <text:s/>| <text:s/>74</text:p>
          </table:table-cell>
          <table:table-cell office:value-type="string">
            <text:p>88. BasedMoustacheMan <text:s/>| <text:s/>68</text:p>
          </table:table-cell>
          <table:table-cell office:value-type="string">
            <text:p>88. EarthDickC-137 <text:s/>| <text:s/>54</text:p>
          </table:table-cell>
          <table:table-cell office:value-type="string">
            <text:p>88. ProfessionalShitter <text:s/>| <text:s/>69</text:p>
          </table:table-cell>
          <table:table-cell office:value-type="string">
            <text:p>88. Libertarian4All <text:s/>| <text:s/>64</text:p>
          </table:table-cell>
          <table:table-cell office:value-type="string">
            <text:p>88. BigJim0455 <text:s/>| <text:s/>73</text:p>
          </table:table-cell>
          <table:table-cell office:value-type="string">
            <text:p>88. velvetbettle <text:s/>| <text:s/>87</text:p>
          </table:table-cell>
          <table:table-cell office:value-type="string">
            <text:p>88. LSAS42069 <text:s/>| <text:s/>31</text:p>
          </table:table-cell>
          <table:table-cell office:value-type="string">
            <text:p>88. Mundit00 <text:s/>| <text:s/>40</text:p>
          </table:table-cell>
          <table:table-cell office:value-type="string">
            <text:p>88. cvardy1998 <text:s/>| <text:s/>52</text:p>
          </table:table-cell>
          <table:table-cell office:value-type="string">
            <text:p>88. BasteAndRedpiIIed <text:s/>| <text:s/>3</text:p>
          </table:table-cell>
          <table:table-cell/>
          <table:table-cell office:value-type="string">
            <text:p>88. kaijinx92 <text:s/>| <text:s/>235 <text:s/>| <text:s/>AuthCenter</text:p>
          </table:table-cell>
        </table:table-row>
        <table:table-row table:style-name="ro1">
          <table:table-cell/>
          <table:table-cell office:value-type="string">
            <text:p>89. TheGameMaster115 <text:s/>| <text:s/>24</text:p>
          </table:table-cell>
          <table:table-cell office:value-type="string">
            <text:p>89. RedditUserNo345 <text:s/>| <text:s/>73</text:p>
          </table:table-cell>
          <table:table-cell office:value-type="string">
            <text:p>89. Bl_rp <text:s/>| <text:s/>68</text:p>
          </table:table-cell>
          <table:table-cell office:value-type="string">
            <text:p>89. GONKworshipper <text:s/>| <text:s/>53</text:p>
          </table:table-cell>
          <table:table-cell office:value-type="string">
            <text:p>89. NotAHungarian12 <text:s/>| <text:s/>69</text:p>
          </table:table-cell>
          <table:table-cell office:value-type="string">
            <text:p>89. FrenchiToasti <text:s/>| <text:s/>63</text:p>
          </table:table-cell>
          <table:table-cell office:value-type="string">
            <text:p>89. fantastich_freidrich <text:s/>| <text:s/>73</text:p>
          </table:table-cell>
          <table:table-cell office:value-type="string">
            <text:p>89. Peeebss <text:s/>| <text:s/>85</text:p>
          </table:table-cell>
          <table:table-cell office:value-type="string">
            <text:p>89. 4RDESIC53 <text:s/>| <text:s/>31</text:p>
          </table:table-cell>
          <table:table-cell office:value-type="string">
            <text:p>89. milkmemoolato <text:s/>| <text:s/>40</text:p>
          </table:table-cell>
          <table:table-cell office:value-type="string">
            <text:p>89. Borkerman <text:s/>| <text:s/>52</text:p>
          </table:table-cell>
          <table:table-cell office:value-type="string">
            <text:p>89. Agile-Challenge <text:s/>| <text:s/>3</text:p>
          </table:table-cell>
          <table:table-cell/>
          <table:table-cell office:value-type="string">
            <text:p>89. DesertFusion <text:s/>| <text:s/>234 <text:s/>| <text:s/>Right</text:p>
          </table:table-cell>
        </table:table-row>
        <table:table-row table:style-name="ro1">
          <table:table-cell/>
          <table:table-cell office:value-type="string">
            <text:p>90. Bartin-Septim <text:s/>| <text:s/>24</text:p>
          </table:table-cell>
          <table:table-cell office:value-type="string">
            <text:p>90. IHateConspiracists <text:s/>| <text:s/>73</text:p>
          </table:table-cell>
          <table:table-cell office:value-type="string">
            <text:p>90. Rasputin_the_Saint <text:s/>| <text:s/>68</text:p>
          </table:table-cell>
          <table:table-cell office:value-type="string">
            <text:p>90. Projectorate <text:s/>| <text:s/>52</text:p>
          </table:table-cell>
          <table:table-cell office:value-type="string">
            <text:p>90. tanky_Brit <text:s/>| <text:s/>69</text:p>
          </table:table-cell>
          <table:table-cell office:value-type="string">
            <text:p>90. Jedwa3658 <text:s/>| <text:s/>63</text:p>
          </table:table-cell>
          <table:table-cell office:value-type="string">
            <text:p>90. k_meme <text:s/>| <text:s/>73</text:p>
          </table:table-cell>
          <table:table-cell office:value-type="string">
            <text:p>90. Docponystine <text:s/>| <text:s/>85</text:p>
          </table:table-cell>
          <table:table-cell office:value-type="string">
            <text:p>90. Jarl_Rollon <text:s/>| <text:s/>30</text:p>
          </table:table-cell>
          <table:table-cell office:value-type="string">
            <text:p>90. Marconius6 <text:s/>| <text:s/>40</text:p>
          </table:table-cell>
          <table:table-cell office:value-type="string">
            <text:p>90. Kim_Jong_damn <text:s/>| <text:s/>51</text:p>
          </table:table-cell>
          <table:table-cell office:value-type="string">
            <text:p>90. MistyPurpleHaze <text:s/>| <text:s/>3</text:p>
          </table:table-cell>
          <table:table-cell/>
          <table:table-cell office:value-type="string">
            <text:p>90. Ocean-Man56 <text:s/>| <text:s/>232 <text:s/>| <text:s/>Centrist</text:p>
          </table:table-cell>
        </table:table-row>
        <table:table-row table:style-name="ro1">
          <table:table-cell/>
          <table:table-cell office:value-type="string">
            <text:p>91. Doomer_Femboy <text:s/>| <text:s/>24</text:p>
          </table:table-cell>
          <table:table-cell office:value-type="string">
            <text:p>91. ashu54 <text:s/>| <text:s/>73</text:p>
          </table:table-cell>
          <table:table-cell office:value-type="string">
            <text:p>91. trans_strasserism_2 <text:s/>| <text:s/>68</text:p>
          </table:table-cell>
          <table:table-cell office:value-type="string">
            <text:p>91. Vxrju <text:s/>| <text:s/>52</text:p>
          </table:table-cell>
          <table:table-cell office:value-type="string">
            <text:p>91. Iosephus_Rex <text:s/>| <text:s/>68</text:p>
          </table:table-cell>
          <table:table-cell office:value-type="string">
            <text:p>91. 17RicaAmerusa76 <text:s/>| <text:s/>63</text:p>
          </table:table-cell>
          <table:table-cell office:value-type="string">
            <text:p>91. makhno621 <text:s/>| <text:s/>72</text:p>
          </table:table-cell>
          <table:table-cell office:value-type="string">
            <text:p>91. jpritchard <text:s/>| <text:s/>84</text:p>
          </table:table-cell>
          <table:table-cell office:value-type="string">
            <text:p>91. Ric_Flair_Drip <text:s/>| <text:s/>30</text:p>
          </table:table-cell>
          <table:table-cell office:value-type="string">
            <text:p>91. Uselessusername300 <text:s/>| <text:s/>40</text:p>
          </table:table-cell>
          <table:table-cell office:value-type="string">
            <text:p>91. Axubion <text:s/>| <text:s/>51</text:p>
          </table:table-cell>
          <table:table-cell office:value-type="string">
            <text:p>91. chuckinatoer <text:s/>| <text:s/>3</text:p>
          </table:table-cell>
          <table:table-cell/>
          <table:table-cell office:value-type="string">
            <text:p>91. benvballer <text:s/>| <text:s/>230 <text:s/>| <text:s/>Centrist</text:p>
          </table:table-cell>
        </table:table-row>
        <table:table-row table:style-name="ro1">
          <table:table-cell/>
          <table:table-cell office:value-type="string">
            <text:p>92. I_Conquer <text:s/>| <text:s/>24</text:p>
          </table:table-cell>
          <table:table-cell office:value-type="string">
            <text:p>92. lyamc <text:s/>| <text:s/>72</text:p>
          </table:table-cell>
          <table:table-cell office:value-type="string">
            <text:p>92. chairman7483 <text:s/>| <text:s/>67</text:p>
          </table:table-cell>
          <table:table-cell office:value-type="string">
            <text:p>92. General_Cutsleves <text:s/>| <text:s/>52</text:p>
          </table:table-cell>
          <table:table-cell office:value-type="string">
            <text:p>92. Bowlffalo_Soulja <text:s/>| <text:s/>67</text:p>
          </table:table-cell>
          <table:table-cell office:value-type="string">
            <text:p>92. EmojifierBot <text:s/>| <text:s/>62</text:p>
          </table:table-cell>
          <table:table-cell office:value-type="string">
            <text:p>92. MR_DryBones <text:s/>| <text:s/>71</text:p>
          </table:table-cell>
          <table:table-cell office:value-type="string">
            <text:p>92. IpickThingsUp11B <text:s/>| <text:s/>84</text:p>
          </table:table-cell>
          <table:table-cell office:value-type="string">
            <text:p>92. Kofilin <text:s/>| <text:s/>30</text:p>
          </table:table-cell>
          <table:table-cell office:value-type="string">
            <text:p>92. fooliusmc <text:s/>| <text:s/>40</text:p>
          </table:table-cell>
          <table:table-cell office:value-type="string">
            <text:p>92. Hanbarc12 <text:s/>| <text:s/>50</text:p>
          </table:table-cell>
          <table:table-cell office:value-type="string">
            <text:p>92. Kingstonjamessoviet <text:s/>| <text:s/>3</text:p>
          </table:table-cell>
          <table:table-cell/>
          <table:table-cell office:value-type="string">
            <text:p>92. nosmokingbandit <text:s/>| <text:s/>225 <text:s/>| <text:s/>LibRight</text:p>
          </table:table-cell>
        </table:table-row>
        <table:table-row table:style-name="ro1">
          <table:table-cell/>
          <table:table-cell office:value-type="string">
            <text:p>93. TheActualDice <text:s/>| <text:s/>24</text:p>
          </table:table-cell>
          <table:table-cell office:value-type="string">
            <text:p>93. NeverBeenBannedEver <text:s/>| <text:s/>71</text:p>
          </table:table-cell>
          <table:table-cell office:value-type="string">
            <text:p>93. brain_limiter <text:s/>| <text:s/>66</text:p>
          </table:table-cell>
          <table:table-cell office:value-type="string">
            <text:p>93. Bjornen82 <text:s/>| <text:s/>51</text:p>
          </table:table-cell>
          <table:table-cell office:value-type="string">
            <text:p>93. FiendFriedFish <text:s/>| <text:s/>67</text:p>
          </table:table-cell>
          <table:table-cell office:value-type="string">
            <text:p>93. iack4 <text:s/>| <text:s/>61</text:p>
          </table:table-cell>
          <table:table-cell office:value-type="string">
            <text:p>93. Unlikely_Detective_8 <text:s/>| <text:s/>71</text:p>
          </table:table-cell>
          <table:table-cell office:value-type="string">
            <text:p>93. Maxx-c <text:s/>| <text:s/>84</text:p>
          </table:table-cell>
          <table:table-cell office:value-type="string">
            <text:p>93. EggCraftsman <text:s/>| <text:s/>30</text:p>
          </table:table-cell>
          <table:table-cell office:value-type="string">
            <text:p>93. RagePoop <text:s/>| <text:s/>39</text:p>
          </table:table-cell>
          <table:table-cell office:value-type="string">
            <text:p>93. mandrake1973 <text:s/>| <text:s/>50</text:p>
          </table:table-cell>
          <table:table-cell office:value-type="string">
            <text:p>93. MotherShip_Alpha <text:s/>| <text:s/>3</text:p>
          </table:table-cell>
          <table:table-cell/>
          <table:table-cell office:value-type="string">
            <text:p>93. hekatonkhairez <text:s/>| <text:s/>220 <text:s/>| <text:s/>Left</text:p>
          </table:table-cell>
        </table:table-row>
        <table:table-row table:style-name="ro1">
          <table:table-cell/>
          <table:table-cell office:value-type="string">
            <text:p>94. fapae <text:s/>| <text:s/>23</text:p>
          </table:table-cell>
          <table:table-cell office:value-type="string">
            <text:p>94. Abstandshalter <text:s/>| <text:s/>70</text:p>
          </table:table-cell>
          <table:table-cell office:value-type="string">
            <text:p>94. b453r <text:s/>| <text:s/>66</text:p>
          </table:table-cell>
          <table:table-cell office:value-type="string">
            <text:p>94. pterodactylbro9 <text:s/>| <text:s/>51</text:p>
          </table:table-cell>
          <table:table-cell office:value-type="string">
            <text:p>94. vrangel17 <text:s/>| <text:s/>67</text:p>
          </table:table-cell>
          <table:table-cell office:value-type="string">
            <text:p>94. KelloPudgerro <text:s/>| <text:s/>60</text:p>
          </table:table-cell>
          <table:table-cell office:value-type="string">
            <text:p>94. therealStevenMoffat <text:s/>| <text:s/>70</text:p>
          </table:table-cell>
          <table:table-cell office:value-type="string">
            <text:p>94. Dankhu3hu3 <text:s/>| <text:s/>84</text:p>
          </table:table-cell>
          <table:table-cell office:value-type="string">
            <text:p>94. ptaerolcan <text:s/>| <text:s/>30</text:p>
          </table:table-cell>
          <table:table-cell office:value-type="string">
            <text:p>94. DatDude999 <text:s/>| <text:s/>39</text:p>
          </table:table-cell>
          <table:table-cell office:value-type="string">
            <text:p>94. AncapOnyfansSub <text:s/>| <text:s/>50</text:p>
          </table:table-cell>
          <table:table-cell office:value-type="string">
            <text:p>94. insoucianc <text:s/>| <text:s/>3</text:p>
          </table:table-cell>
          <table:table-cell/>
          <table:table-cell office:value-type="string">
            <text:p>94. JewMcAfee2020 <text:s/>| <text:s/>220 <text:s/>| <text:s/>LibRight</text:p>
          </table:table-cell>
        </table:table-row>
        <table:table-row table:style-name="ro1">
          <table:table-cell/>
          <table:table-cell office:value-type="string">
            <text:p>95. cointelpro_shill <text:s/>| <text:s/>23</text:p>
          </table:table-cell>
          <table:table-cell office:value-type="string">
            <text:p>95. probably_juicy <text:s/>| <text:s/>69</text:p>
          </table:table-cell>
          <table:table-cell office:value-type="string">
            <text:p>95. BasileiaRhomaionII <text:s/>| <text:s/>66</text:p>
          </table:table-cell>
          <table:table-cell office:value-type="string">
            <text:p>95. CumSlap420 <text:s/>| <text:s/>51</text:p>
          </table:table-cell>
          <table:table-cell office:value-type="string">
            <text:p>95. RegumRegis <text:s/>| <text:s/>66</text:p>
          </table:table-cell>
          <table:table-cell office:value-type="string">
            <text:p>95. dbino-6969 <text:s/>| <text:s/>60</text:p>
          </table:table-cell>
          <table:table-cell office:value-type="string">
            <text:p>95. Dr___Bright <text:s/>| <text:s/>69</text:p>
          </table:table-cell>
          <table:table-cell office:value-type="string">
            <text:p>95. Der_Argentinien <text:s/>| <text:s/>83</text:p>
          </table:table-cell>
          <table:table-cell office:value-type="string">
            <text:p>95. Lord_Of_Smegma <text:s/>| <text:s/>29</text:p>
          </table:table-cell>
          <table:table-cell office:value-type="string">
            <text:p>95. King_Bubel <text:s/>| <text:s/>38</text:p>
          </table:table-cell>
          <table:table-cell office:value-type="string">
            <text:p>95. dirtysnapaccount236 <text:s/>| <text:s/>49</text:p>
          </table:table-cell>
          <table:table-cell office:value-type="string">
            <text:p>95. thats_a_bruh_moment <text:s/>| <text:s/>3</text:p>
          </table:table-cell>
          <table:table-cell/>
          <table:table-cell office:value-type="string">
            <text:p>95. Mysticaltables <text:s/>| <text:s/>219 <text:s/>| <text:s/>LibCenter</text:p>
          </table:table-cell>
        </table:table-row>
        <table:table-row table:style-name="ro1">
          <table:table-cell/>
          <table:table-cell office:value-type="string">
            <text:p>96. seaweedWorkers <text:s/>| <text:s/>23</text:p>
          </table:table-cell>
          <table:table-cell office:value-type="string">
            <text:p>96. B0tRank <text:s/>| <text:s/>69</text:p>
          </table:table-cell>
          <table:table-cell office:value-type="string">
            <text:p>96. Bygone_Kraken_482 <text:s/>| <text:s/>66</text:p>
          </table:table-cell>
          <table:table-cell office:value-type="string">
            <text:p>96. Ingsoc_Rep <text:s/>| <text:s/>51</text:p>
          </table:table-cell>
          <table:table-cell office:value-type="string">
            <text:p>96. azrealfreeman <text:s/>| <text:s/>66</text:p>
          </table:table-cell>
          <table:table-cell office:value-type="string">
            <text:p>96. GoobisGooberger <text:s/>| <text:s/>59</text:p>
          </table:table-cell>
          <table:table-cell office:value-type="string">
            <text:p>96. IndustriousPotato <text:s/>| <text:s/>69</text:p>
          </table:table-cell>
          <table:table-cell office:value-type="string">
            <text:p>96. RustyShackledord <text:s/>| <text:s/>82</text:p>
          </table:table-cell>
          <table:table-cell office:value-type="string">
            <text:p>96. KOMRADE_ANDREY <text:s/>| <text:s/>29</text:p>
          </table:table-cell>
          <table:table-cell office:value-type="string">
            <text:p>96. zombieggs <text:s/>| <text:s/>38</text:p>
          </table:table-cell>
          <table:table-cell office:value-type="string">
            <text:p>96. TheFckingNSA <text:s/>| <text:s/>49</text:p>
          </table:table-cell>
          <table:table-cell office:value-type="string">
            <text:p>96. LouisFepher1954 <text:s/>| <text:s/>3</text:p>
          </table:table-cell>
          <table:table-cell/>
          <table:table-cell office:value-type="string">
            <text:p>96. Trapdaddyy666 <text:s/>| <text:s/>218 <text:s/>| <text:s/>LibLeft</text:p>
          </table:table-cell>
        </table:table-row>
        <table:table-row table:style-name="ro1">
          <table:table-cell/>
          <table:table-cell office:value-type="string">
            <text:p>97. LilDawg22 <text:s/>| <text:s/>22</text:p>
          </table:table-cell>
          <table:table-cell office:value-type="string">
            <text:p>97. randthr0 <text:s/>| <text:s/>69</text:p>
          </table:table-cell>
          <table:table-cell office:value-type="string">
            <text:p>97. HentaiFascism <text:s/>| <text:s/>65</text:p>
          </table:table-cell>
          <table:table-cell office:value-type="string">
            <text:p>97. Literally1984_bot <text:s/>| <text:s/>51</text:p>
          </table:table-cell>
          <table:table-cell office:value-type="string">
            <text:p>97. alabdaly <text:s/>| <text:s/>66</text:p>
          </table:table-cell>
          <table:table-cell office:value-type="string">
            <text:p>97. Khersteinberg <text:s/>| <text:s/>59</text:p>
          </table:table-cell>
          <table:table-cell office:value-type="string">
            <text:p>97. Batterman001 <text:s/>| <text:s/>69</text:p>
          </table:table-cell>
          <table:table-cell office:value-type="string">
            <text:p>97. FredZeck88 <text:s/>| <text:s/>82</text:p>
          </table:table-cell>
          <table:table-cell office:value-type="string">
            <text:p>97. Byrtek <text:s/>| <text:s/>29</text:p>
          </table:table-cell>
          <table:table-cell office:value-type="string">
            <text:p>97. Duffzilla12 <text:s/>| <text:s/>37</text:p>
          </table:table-cell>
          <table:table-cell office:value-type="string">
            <text:p>97. Pecuthegreat <text:s/>| <text:s/>49</text:p>
          </table:table-cell>
          <table:table-cell office:value-type="string">
            <text:p>97. FortRoseFalling <text:s/>| <text:s/>3</text:p>
          </table:table-cell>
          <table:table-cell/>
          <table:table-cell office:value-type="string">
            <text:p>97. ContraCelsius <text:s/>| <text:s/>216 <text:s/>| <text:s/>Grey Centrist</text:p>
          </table:table-cell>
        </table:table-row>
        <table:table-row table:style-name="ro1">
          <table:table-cell/>
          <table:table-cell office:value-type="string">
            <text:p>98. ecosystems <text:s/>| <text:s/>22</text:p>
          </table:table-cell>
          <table:table-cell office:value-type="string">
            <text:p>98. EnlightenedCentrist9 <text:s/>| <text:s/>69</text:p>
          </table:table-cell>
          <table:table-cell office:value-type="string">
            <text:p>98. o78k <text:s/>| <text:s/>65</text:p>
          </table:table-cell>
          <table:table-cell office:value-type="string">
            <text:p>98. Illusive_Man <text:s/>| <text:s/>50</text:p>
          </table:table-cell>
          <table:table-cell office:value-type="string">
            <text:p>98. DonGaspar <text:s/>| <text:s/>65</text:p>
          </table:table-cell>
          <table:table-cell office:value-type="string">
            <text:p>98. The1776er <text:s/>| <text:s/>59</text:p>
          </table:table-cell>
          <table:table-cell office:value-type="string">
            <text:p>98. Loldcwhatmynameis <text:s/>| <text:s/>69</text:p>
          </table:table-cell>
          <table:table-cell office:value-type="string">
            <text:p>98. Tobiah497 <text:s/>| <text:s/>80</text:p>
          </table:table-cell>
          <table:table-cell office:value-type="string">
            <text:p>98. runinthruda6witmywoe <text:s/>| <text:s/>29</text:p>
          </table:table-cell>
          <table:table-cell office:value-type="string">
            <text:p>98. hijo1998 <text:s/>| <text:s/>37</text:p>
          </table:table-cell>
          <table:table-cell office:value-type="string">
            <text:p>98. FedericoMontre <text:s/>| <text:s/>49</text:p>
          </table:table-cell>
          <table:table-cell office:value-type="string">
            <text:p>98. hotboy_griot <text:s/>| <text:s/>3</text:p>
          </table:table-cell>
          <table:table-cell/>
          <table:table-cell office:value-type="string">
            <text:p>98. 7_stark <text:s/>| <text:s/>216 <text:s/>| <text:s/>LibCenter</text:p>
          </table:table-cell>
        </table:table-row>
        <table:table-row table:style-name="ro1">
          <table:table-cell/>
          <table:table-cell office:value-type="string">
            <text:p>99. PurpleKunai <text:s/>| <text:s/>22</text:p>
          </table:table-cell>
          <table:table-cell office:value-type="string">
            <text:p>99. BrabGlablin <text:s/>| <text:s/>68</text:p>
          </table:table-cell>
          <table:table-cell office:value-type="string">
            <text:p>99. LordPoopyfist <text:s/>| <text:s/>65</text:p>
          </table:table-cell>
          <table:table-cell office:value-type="string">
            <text:p>99. salhjas <text:s/>| <text:s/>50</text:p>
          </table:table-cell>
          <table:table-cell office:value-type="string">
            <text:p>99. TheHandofBased6 <text:s/>| <text:s/>64</text:p>
          </table:table-cell>
          <table:table-cell office:value-type="string">
            <text:p>99. Matthew_A <text:s/>| <text:s/>58</text:p>
          </table:table-cell>
          <table:table-cell office:value-type="string">
            <text:p>99. thewildwilli <text:s/>| <text:s/>68</text:p>
          </table:table-cell>
          <table:table-cell office:value-type="string">
            <text:p>99. stinking_garbage <text:s/>| <text:s/>80</text:p>
          </table:table-cell>
          <table:table-cell office:value-type="string">
            <text:p>99. JelloJeremiah <text:s/>| <text:s/>29</text:p>
          </table:table-cell>
          <table:table-cell office:value-type="string">
            <text:p>99. redditsgarbageman <text:s/>| <text:s/>37</text:p>
          </table:table-cell>
          <table:table-cell office:value-type="string">
            <text:p>99. Tactilekitty855 <text:s/>| <text:s/>49</text:p>
          </table:table-cell>
          <table:table-cell office:value-type="string">
            <text:p>99. babyican4give4 <text:s/>| <text:s/>3</text:p>
          </table:table-cell>
          <table:table-cell/>
          <table:table-cell office:value-type="string">
            <text:p>99. ElonMusksSonName <text:s/>| <text:s/>214 <text:s/>| <text:s/>LibLeft</text:p>
          </table:table-cell>
        </table:table-row>
        <table:table-row table:style-name="ro1">
          <table:table-cell/>
          <table:table-cell office:value-type="string">
            <text:p>100. MarengaFarechild <text:s/>| <text:s/>22</text:p>
          </table:table-cell>
          <table:table-cell office:value-type="string">
            <text:p>100. duhassmich <text:s/>| <text:s/>68</text:p>
          </table:table-cell>
          <table:table-cell office:value-type="string">
            <text:p>100. IconoclasticScholar <text:s/>| <text:s/>65</text:p>
          </table:table-cell>
          <table:table-cell office:value-type="string">
            <text:p>100. SwetloT <text:s/>| <text:s/>49</text:p>
          </table:table-cell>
          <table:table-cell office:value-type="string">
            <text:p>100. JagPeror <text:s/>| <text:s/>64</text:p>
          </table:table-cell>
          <table:table-cell office:value-type="string">
            <text:p>100. breckdogg14 <text:s/>| <text:s/>58</text:p>
          </table:table-cell>
          <table:table-cell office:value-type="string">
            <text:p>100. fr1endk1ller <text:s/>| <text:s/>68</text:p>
          </table:table-cell>
          <table:table-cell office:value-type="string">
            <text:p>100. TheZeppelin1995 <text:s/>| <text:s/>78</text:p>
          </table:table-cell>
          <table:table-cell office:value-type="string">
            <text:p>100. justgot86d <text:s/>| <text:s/>27</text:p>
          </table:table-cell>
          <table:table-cell office:value-type="string">
            <text:p>100. VowelsOnly <text:s/>| <text:s/>37</text:p>
          </table:table-cell>
          <table:table-cell office:value-type="string">
            <text:p>100. AKsAreForLovers <text:s/>| <text:s/>49</text:p>
          </table:table-cell>
          <table:table-cell office:value-type="string">
            <text:p>100. BigLebowskiBot <text:s/>| <text:s/>3</text:p>
          </table:table-cell>
          <table:table-cell/>
          <table:table-cell office:value-type="string">
            <text:p>100. FoolhardyNikito <text:s/>| <text:s/>214 <text:s/>| <text:s/>Centri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07/24/2021</text:date>, <text:time>01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5M25S</meta:editing-duration>
    <meta:editing-cycles>37</meta:editing-cycles>
    <meta:generator>OpenOffice/4.1.6$Win32 OpenOffice.org_project/416m1$Build-9790</meta:generator>
    <dc:date>2021-07-24T01:54:50.66</dc:date>
    <meta:document-statistic meta:table-count="3" meta:cell-count="216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86cm" svg:height="15.336cm" xlink:href=".." xlink:type="simple" chart:class="chart:bar" chart:column-mapping="0 1" chart:style-name="ch1">
        <chart:legend chart:legend-position="end" svg:x="21.038cm" svg:y="6.832cm" style:legend-expansion="high" chart:style-name="ch2"/>
        <chart:plot-area chart:style-name="ch3" table:cell-range-address="Sheet1.B7:Sheet1.B21 Sheet1.E6:Sheet1.G21" chart:data-source-has-labels="both" svg:x="0.955cm" svg:y="1.359cm" svg:width="19.073cm" svg:height="13.251cm">
          <chartooo:coordinate-region svg:x="0.956cm" svg:y="1.359cm" svg:width="18.621cm" svg:height="12.154cm"/>
          <chart:axis chart:dimension="x" chart:name="primary-x" chart:style-name="ch4" chartooo:axis-type="auto">
            <chartooo:date-scale/>
            <chart:categories table:cell-range-address="Sheet1.B7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21" chart:label-cell-address="Sheet1.E6:Sheet1.E6" chart:class="chart:bar">
            <chart:data-point chart:repeated="15"/>
          </chart:series>
          <chart:series chart:style-name="ch8" chart:values-cell-range-address="Sheet1.F7:Sheet1.F21" chart:label-cell-address="Sheet1.F6:Sheet1.F6" chart:class="chart:bar">
            <chart:data-point chart:repeated="15"/>
          </chart:series>
          <chart:series chart:style-name="ch9" chart:values-cell-range-address="Sheet1.G7:Sheet1.G21" chart:label-cell-address="Sheet1.G6:Sheet1.G6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er User</text:p>
                <draw:g>
                  <svg:desc>Sheet1.E6:Sheet1.E6</svg:desc>
                </draw:g>
              </table:table-cell>
              <table:table-cell office:value-type="string">
                <text:p>Percent of Total Users</text:p>
                <draw:g>
                  <svg:desc>Sheet1.F6:Sheet1.F6</svg:desc>
                </draw:g>
              </table:table-cell>
              <table:table-cell office:value-type="string">
                <text:p>Percent of Total Based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ist</text:p>
                <draw:g>
                  <svg:desc>Sheet1.B7:Sheet1.B21</svg:desc>
                </draw:g>
              </table:table-cell>
              <table:table-cell office:value-type="float" office:value="7.38169578917216">
                <text:p>7.38169578917216</text:p>
                <draw:g>
                  <svg:desc>Sheet1.E7:Sheet1.E21</svg:desc>
                </draw:g>
              </table:table-cell>
              <table:table-cell office:value-type="float" office:value="11.1619132881443">
                <text:p>11.1619132881443</text:p>
                <draw:g>
                  <svg:desc>Sheet1.F7:Sheet1.F21</svg:desc>
                </draw:g>
              </table:table-cell>
              <table:table-cell office:value-type="float" office:value="11.2638779613603">
                <text:p>11.2638779613603</text:p>
                <draw:g>
                  <svg:desc>Sheet1.G7:Sheet1.G21</svg:desc>
                </draw:g>
              </table:table-cell>
            </table:table-row>
            <table:table-row>
              <table:table-cell office:value-type="string">
                <text:p>GreyCentrist</text:p>
              </table:table-cell>
              <table:table-cell office:value-type="float" office:value="9.20886551465064">
                <text:p>9.20886551465064</text:p>
              </table:table-cell>
              <table:table-cell office:value-type="float" office:value="2.12782964573475">
                <text:p>2.12782964573475</text:p>
              </table:table-cell>
              <table:table-cell office:value-type="float" office:value="2.67877436838885">
                <text:p>2.67877436838885</text:p>
              </table:table-cell>
            </table:table-row>
            <table:table-row>
              <table:table-cell office:value-type="string">
                <text:p>Total Centrist</text:p>
              </table:table-cell>
              <table:table-cell office:value-type="float" office:value="7.67424515818597">
                <text:p>7.67424515818597</text:p>
              </table:table-cell>
              <table:table-cell office:value-type="float" office:value="13.289742933879">
                <text:p>13.289742933879</text:p>
              </table:table-cell>
              <table:table-cell office:value-type="float" office:value="13.9426523297491">
                <text:p>13.9426523297491</text:p>
              </table:table-cell>
            </table:table-row>
            <table:table-row>
              <table:table-cell office:value-type="string">
                <text:p>AuthCenter</text:p>
              </table:table-cell>
              <table:table-cell office:value-type="float" office:value="9.28781110402042">
                <text:p>9.28781110402042</text:p>
              </table:table-cell>
              <table:table-cell office:value-type="float" office:value="7.51534723110372">
                <text:p>7.51534723110372</text:p>
              </table:table-cell>
              <table:table-cell office:value-type="float" office:value="9.54235510097037">
                <text:p>9.54235510097037</text:p>
              </table:table-cell>
            </table:table-row>
            <table:table-row>
              <table:table-cell office:value-type="string">
                <text:p>AuthLeft</text:p>
              </table:table-cell>
              <table:table-cell office:value-type="float" office:value="9.02225755166932">
                <text:p>9.02225755166932</text:p>
              </table:table-cell>
              <table:table-cell office:value-type="float" office:value="5.0278168563755">
                <text:p>5.0278168563755</text:p>
              </table:table-cell>
              <table:table-cell office:value-type="float" office:value="6.20137249759594">
                <text:p>6.20137249759594</text:p>
              </table:table-cell>
            </table:table-row>
            <table:table-row>
              <table:table-cell office:value-type="string">
                <text:p>AuthRight</text:p>
              </table:table-cell>
              <table:table-cell office:value-type="float" office:value="8.85544407283538">
                <text:p>8.85544407283538</text:p>
              </table:table-cell>
              <table:table-cell office:value-type="float" office:value="8.60404143752398">
                <text:p>8.60404143752398</text:p>
              </table:table-cell>
              <table:table-cell office:value-type="float" office:value="10.4161202902352">
                <text:p>10.4161202902352</text:p>
              </table:table-cell>
            </table:table-row>
            <table:table-row>
              <table:table-cell office:value-type="string">
                <text:p>LibCenter</text:p>
              </table:table-cell>
              <table:table-cell office:value-type="float" office:value="6.65032307107564">
                <text:p>6.65032307107564</text:p>
              </table:table-cell>
              <table:table-cell office:value-type="float" office:value="12.6183015730912">
                <text:p>12.6183015730912</text:p>
              </table:table-cell>
              <table:table-cell office:value-type="float" office:value="11.4719381064778">
                <text:p>11.4719381064778</text:p>
              </table:table-cell>
            </table:table-row>
            <table:table-row>
              <table:table-cell office:value-type="string">
                <text:p>LibLeft</text:p>
              </table:table-cell>
              <table:table-cell office:value-type="float" office:value="6.58760416666667">
                <text:p>6.58760416666667</text:p>
              </table:table-cell>
              <table:table-cell office:value-type="float" office:value="15.3472311037217">
                <text:p>15.3472311037217</text:p>
              </table:table-cell>
              <table:table-cell office:value-type="float" office:value="13.8213567619547">
                <text:p>13.8213567619547</text:p>
              </table:table-cell>
            </table:table-row>
            <table:table-row>
              <table:table-cell office:value-type="string">
                <text:p>LibRight</text:p>
              </table:table-cell>
              <table:table-cell office:value-type="float" office:value="7.63993470054076">
                <text:p>7.63993470054076</text:p>
              </table:table-cell>
              <table:table-cell office:value-type="float" office:value="15.6685637549559">
                <text:p>15.6685637549559</text:p>
              </table:table-cell>
              <table:table-cell office:value-type="float" office:value="16.3648483259026">
                <text:p>16.3648483259026</text:p>
              </table:table-cell>
            </table:table-row>
            <table:table-row>
              <table:table-cell office:value-type="string">
                <text:p>PurpleLibRight</text:p>
              </table:table-cell>
              <table:table-cell office:value-type="float" office:value="8.84358974358974">
                <text:p>8.84358974358974</text:p>
              </table:table-cell>
              <table:table-cell office:value-type="float" office:value="2.49392505435478">
                <text:p>2.49392505435478</text:p>
              </table:table-cell>
              <table:table-cell office:value-type="float" office:value="3.01512369962409">
                <text:p>3.01512369962409</text:p>
              </table:table-cell>
            </table:table-row>
            <table:table-row>
              <table:table-cell office:value-type="string">
                <text:p>Total LibRight</text:p>
              </table:table-cell>
              <table:table-cell office:value-type="float" office:value="7.80521080890767">
                <text:p>7.80521080890767</text:p>
              </table:table-cell>
              <table:table-cell office:value-type="float" office:value="18.1624888093107">
                <text:p>18.1624888093107</text:p>
              </table:table-cell>
              <table:table-cell office:value-type="float" office:value="19.3799720255267">
                <text:p>19.3799720255267</text:p>
              </table:table-cell>
            </table:table-row>
            <table:table-row>
              <table:table-cell office:value-type="string">
                <text:p>Left</text:p>
              </table:table-cell>
              <table:table-cell office:value-type="float" office:value="5.61844161643224">
                <text:p>5.61844161643224</text:p>
              </table:table-cell>
              <table:table-cell office:value-type="float" office:value="7.16044251183016">
                <text:p>7.16044251183016</text:p>
              </table:table-cell>
              <table:table-cell office:value-type="float" office:value="5.49982515954192">
                <text:p>5.49982515954192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7.38352162056876">
                <text:p>7.38352162056876</text:p>
              </table:table-cell>
              <table:table-cell office:value-type="float" office:value="8.20757130067784">
                <text:p>8.20757130067784</text:p>
              </table:table-cell>
              <table:table-cell office:value-type="float" office:value="8.28459655564298">
                <text:p>8.28459655564298</text:p>
              </table:table-cell>
            </table:table-row>
            <table:table-row>
              <table:table-cell office:value-type="string">
                <text:p>Unflaired</text:p>
              </table:table-cell>
              <table:table-cell office:value-type="float" office:value="2.1096163428002">
                <text:p>2.1096163428002</text:p>
              </table:table-cell>
              <table:table-cell office:value-type="float" office:value="3.20853050262182">
                <text:p>3.20853050262182</text:p>
              </table:table-cell>
              <table:table-cell office:value-type="float" office:value="0.925343124398986">
                <text:p>0.925343124398986</text:p>
              </table:table-cell>
            </table:table-row>
            <table:table-row>
              <table:table-cell office:value-type="string">
                <text:p>Not Recorded</text:p>
              </table:table-cell>
              <table:table-cell office:value-type="float" office:value="4.38361266294227">
                <text:p>4.38361266294227</text:p>
              </table:table-cell>
              <table:table-cell office:value-type="float" office:value="0.858485739864433">
                <text:p>0.858485739864433</text:p>
              </table:table-cell>
              <table:table-cell office:value-type="float" office:value="0.514468047906286">
                <text:p>0.514468047906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5.622cm" xlink:href=".." xlink:type="simple" chart:class="chart:bar" chart:column-mapping="0 1" chart:style-name="ch1">
        <chart:legend chart:legend-position="end" svg:x="11.752cm" svg:y="6.975cm" style:legend-expansion="high" chart:style-name="ch2"/>
        <chart:plot-area chart:style-name="ch3" table:cell-range-address="Sheet1.B25:Sheet1.B29 Sheet1.E6:Sheet1.G6 Sheet1.E25:Sheet1.G29" chart:data-source-has-labels="both" svg:x="0.77cm" svg:y="1.383cm" svg:width="10.342cm" svg:height="13.507cm">
          <chartooo:coordinate-region svg:x="0.77cm" svg:y="1.383cm" svg:width="10.245cm" svg:height="12.834cm"/>
          <chart:axis chart:dimension="x" chart:name="primary-x" chart:style-name="ch4" chartooo:axis-type="auto">
            <chartooo:date-scale/>
            <chart:categories table:cell-range-address="Sheet1.B25:Sheet1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5:Sheet1.E29" chart:label-cell-address="Sheet1.E6:Sheet1.E6" chart:class="chart:bar">
            <chart:data-point chart:repeated="5"/>
          </chart:series>
          <chart:series chart:style-name="ch8" chart:values-cell-range-address="Sheet1.F25:Sheet1.F29" chart:label-cell-address="Sheet1.F6:Sheet1.F6" chart:class="chart:bar">
            <chart:data-point chart:repeated="5"/>
          </chart:series>
          <chart:series chart:style-name="ch9" chart:values-cell-range-address="Sheet1.G25:Sheet1.G29" chart:label-cell-address="Sheet1.G6:Sheet1.G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er User</text:p>
                <draw:g>
                  <svg:desc>Sheet1.E6:Sheet1.E6</svg:desc>
                </draw:g>
              </table:table-cell>
              <table:table-cell office:value-type="string">
                <text:p>Percent of Total Users</text:p>
                <draw:g>
                  <svg:desc>Sheet1.F6:Sheet1.F6</svg:desc>
                </draw:g>
              </table:table-cell>
              <table:table-cell office:value-type="string">
                <text:p>Percent of Total Based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Auth</text:p>
                <draw:g>
                  <svg:desc>Sheet1.B25:Sheet1.B29</svg:desc>
                </draw:g>
              </table:table-cell>
              <table:table-cell office:value-type="float" office:value="9.04876020562443">
                <text:p>9.04876020562443</text:p>
                <draw:g>
                  <svg:desc>Sheet1.E25:Sheet1.E29</svg:desc>
                </draw:g>
              </table:table-cell>
              <table:table-cell office:value-type="float" office:value="21.1472055250032">
                <text:p>21.1472055250032</text:p>
                <draw:g>
                  <svg:desc>Sheet1.F25:Sheet1.F29</svg:desc>
                </draw:g>
              </table:table-cell>
              <table:table-cell office:value-type="float" office:value="26.1598478888015">
                <text:p>26.1598478888015</text:p>
                <draw:g>
                  <svg:desc>Sheet1.G25:Sheet1.G29</svg:desc>
                </draw:g>
              </table:table-cell>
            </table:table-row>
            <table:table-row>
              <table:table-cell office:value-type="string">
                <text:p>Total Lib</text:p>
              </table:table-cell>
              <table:table-cell office:value-type="float" office:value="7.08418243571082">
                <text:p>7.08418243571082</text:p>
              </table:table-cell>
              <table:table-cell office:value-type="float" office:value="46.1280214861236">
                <text:p>46.1280214861236</text:p>
              </table:table-cell>
              <table:table-cell office:value-type="float" office:value="44.6732668939593">
                <text:p>44.6732668939593</text:p>
              </table:table-cell>
            </table:table-row>
            <table:table-row>
              <table:table-cell office:value-type="string">
                <text:p>Total Left</text:p>
              </table:table-cell>
              <table:table-cell office:value-type="float" office:value="6.78013237343242">
                <text:p>6.78013237343242</text:p>
              </table:table-cell>
              <table:table-cell office:value-type="float" office:value="27.5354904719274">
                <text:p>27.5354904719274</text:p>
              </table:table-cell>
              <table:table-cell office:value-type="float" office:value="25.5225544190926">
                <text:p>25.5225544190926</text:p>
              </table:table-cell>
            </table:table-row>
            <table:table-row>
              <table:table-cell office:value-type="string">
                <text:p>Total Right</text:p>
              </table:table-cell>
              <table:table-cell office:value-type="float" office:value="7.96462037756548">
                <text:p>7.96462037756548</text:p>
              </table:table-cell>
              <table:table-cell office:value-type="float" office:value="34.9741015475125">
                <text:p>34.9741015475125</text:p>
              </table:table-cell>
              <table:table-cell office:value-type="float" office:value="38.0806888714048">
                <text:p>38.0806888714048</text:p>
              </table:table-cell>
            </table:table-row>
            <table:table-row>
              <table:table-cell office:value-type="string">
                <text:p>Total Centrist</text:p>
              </table:table-cell>
              <table:table-cell office:value-type="float" office:value="7.67424515818597">
                <text:p>7.67424515818597</text:p>
              </table:table-cell>
              <table:table-cell office:value-type="float" office:value="13.289742933879">
                <text:p>13.289742933879</text:p>
              </table:table-cell>
              <table:table-cell office:value-type="float" office:value="13.9426523297491">
                <text:p>13.9426523297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